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2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7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0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5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left" style:tab-stop-distance="1in" fo:margin-left="0.38889in" fo:margin-right="0in" fo:text-indent="-0.2899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3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9">
      <style:text-properties fo:font-variant="normal" fo:text-transform="none" fo:color="#687822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2">
      <style:paragraph-properties fo:line-height="100%" fo:text-align="left" style:tab-stop-distance="1in" fo:margin-left="0.38889in" fo:margin-right="0in" fo:text-indent="-0.2899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.38889in" fo:margin-right="0in" fo:text-indent="-0.2899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00%" fo:text-align="left" style:tab-stop-distance="1in" fo:margin-left="0.38889in" fo:margin-right="0in" fo:text-indent="-0.2899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945in" fo:padding-bottom="0.05945in" fo:padding-left="0.10866in" fo:padding-right="0.10866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083in" svg:stroke-color="#000000" svg:stroke-opacity="100%" draw:stroke-linejoin="miter" svg:stroke-linecap="round" draw:auto-grow-width="true" draw:auto-grow-height="true"/>
      <style:paragraph-properties style:font-independent-line-spacing="true" style:writing-mode="lr-tb"/>
    </style:style>
    <style:style style:family="graphic" style:name="a1114">
      <style:graphic-properties draw:fill="none" draw:stroke="solid" svg:stroke-width="0.02778in" svg:stroke-color="#4472c4" draw:marker-end="a1113" svg:stroke-opacity="100%" draw:stroke-linejoin="miter" svg:stroke-linecap="but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687822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no-wrap" fo:padding-top="0.05in" fo:padding-bottom="0.05in" fo:padding-left="0.1in" fo:padding-right="0.1in" draw:textarea-vertical-align="top" draw:textarea-horizontal-align="left" draw:fill="solid" draw:fill-color="#fdf5e6" draw:opacity="100%" draw:stroke="none" draw:auto-grow-width="true" draw:auto-grow-heigh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none" draw:auto-grow-width="false" draw:auto-grow-height="true"/>
      <style:paragraph-properties style:font-independent-line-spacing="fals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27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1">
      <style:graphic-properties draw:fill="solid" draw:fill-color="#729fcf" draw:opacity="100%" draw:stroke="solid" svg:stroke-width="0.02778in" svg:stroke-color="#3465a4" svg:stroke-opacity="100%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9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27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graphic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draw:fill="solid" draw:fill-color="#729fcf" draw:opacity="100%" draw:stroke="solid" svg:stroke-width="0.02778in" svg:stroke-color="#3465a4" svg:stroke-opacity="100%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6">
      <style:graphic-properties draw:fill="solid" draw:fill-color="#729fcf" draw:opacity="100%" draw:stroke="solid" svg:stroke-width="0.02778in" svg:stroke-color="#3465a4" svg:stroke-opacity="100%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0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draw:fill="solid" draw:fill-color="#729fcf" draw:opacity="100%" draw:stroke="solid" svg:stroke-width="0.02778in" svg:stroke-color="#3465a4" svg:stroke-opacity="100%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4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6944in" fo:margin-right="0in" fo:text-indent="-0.375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.56944in" fo:margin-right="0in" fo:text-indent="-0.375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591in" fo:padding-bottom="0.05591in" fo:padding-left="0.10512in" fo:padding-right="0.10512in" draw:textarea-vertical-align="middle" draw:textarea-horizontal-align="left" draw:fill="solid" draw:fill-color="#ffffff" draw:opacity="100%" draw:stroke="solid" svg:stroke-width="0.013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456">
      <style:text-properties fo:font-variant="normal" fo:text-transform="none" fo:color="#9c65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left" style:tab-stop-distance="1in" fo:margin-left="0.56944in" fo:margin-right="0in" fo:text-indent="-0.375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3d7b7b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6944in" fo:margin-right="0in" fo:text-indent="-0.375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61">
      <style:text-properties fo:font-variant="normal" fo:text-transform="none" fo:color="#9c65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.19444in" fo:margin-right="0in" fo:text-indent="0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draw:fill="solid" draw:fill-color="#729fcf" draw:opacity="100%" draw:stroke="solid" svg:stroke-width="0.02778in" svg:stroke-color="#3465a4" svg:stroke-opacity="100%"/>
    </style:style>
    <style:style style:family="text" style:name="a146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2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9c65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draw:fill="solid" draw:fill-color="#729fcf" draw:opacity="100%" draw:stroke="solid" svg:stroke-width="0.02778in" svg:stroke-color="#3465a4" svg:stroke-opacity="100%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71">
      <style:text-properties fo:font-variant="normal" fo:text-transform="none" fo:color="#3e81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3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3e81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4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3">
      <style:text-properties fo:font-variant="normal" fo:text-transform="none" fo:color="#3e81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9c65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9c65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3e81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6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3e81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3e81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zxx" fo:country="ZZ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solid" draw:fill-color="#fdf5e6" draw:opacity="100%" draw:stroke="none" draw:auto-grow-width="false" draw:auto-grow-height="true"/>
      <style:paragraph-properties style:font-independent-line-spacing="tru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19444in" fo:margin-right="0in" fo:text-indent="0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draw:fill="solid" draw:fill-color="#729fcf" draw:opacity="100%" draw:stroke="solid" svg:stroke-width="0.02778in" svg:stroke-color="#3465a4" svg:stroke-opacity="100%"/>
    </style:style>
    <style:style style:family="paragraph" style:name="a644">
      <style:paragraph-properties fo:line-height="100%" fo:text-align="left" style:tab-stop-distance="1in" fo:margin-left="0.19444in" fo:margin-right="0in" fo:text-indent="0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9c65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b0004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8">
      <style:graphic-properties fo:wrap-option="wrap" fo:padding-top="0.16929in" fo:padding-bottom="0.04921in" fo:padding-left="0.09843in" fo:padding-right="0.09843in" draw:textarea-vertical-align="middle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solid" draw:fill-color="#fdf5e6" draw:opacity="100%" draw:stroke="none" draw:auto-grow-width="fals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5">
      <style:graphic-properties draw:fill="none" draw:stroke="solid" svg:stroke-width="0.02778in" svg:stroke-color="#000000" svg:stroke-opacity="100%" draw:stroke-linejoin="miter" svg:stroke-linecap="butt"/>
    </style:style>
    <style:style style:family="graphic" style:name="a1186">
      <style:graphic-properties draw:fill="none" draw:stroke="solid" svg:stroke-width="0.02778in" svg:stroke-color="#000000" svg:stroke-opacity="100%" draw:stroke-linejoin="miter" svg:stroke-linecap="butt"/>
    </style:style>
    <style:style style:family="graphic" style:name="a1187">
      <style:graphic-properties draw:fill="none" draw:stroke="solid" svg:stroke-width="0.02778in" svg:stroke-color="#000000" svg:stroke-opacity="100%" draw:stroke-linejoin="miter" svg:stroke-linecap="butt"/>
    </style:style>
    <style:style style:family="graphic" style:name="a9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8">
      <style:graphic-properties draw:fill="none" draw:stroke="solid" svg:stroke-width="0.02778in" svg:stroke-color="#000000" svg:stroke-opacity="100%" draw:stroke-linejoin="miter" svg:stroke-linecap="but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.11811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4">
      <style:graphic-properties draw:fill="solid" draw:fill-color="#729fcf" draw:opacity="100%" draw:stroke="solid" svg:stroke-width="0.02778in" svg:stroke-color="#3465a4" svg:stroke-opacity="100%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.375in" fo:margin-right="0in" fo:text-indent="-0.375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2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375in" fo:margin-right="0in" fo:text-indent="-0.375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3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375in" fo:margin-right="0in" fo:text-indent="-0.375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9">
      <style:paragraph-properties fo:line-height="100%" fo:text-align="left" style:tab-stop-distance="1in" fo:margin-left="0.375in" fo:margin-right="0in" fo:text-indent="-0.375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.1944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2a6099" draw:opacity="100%" draw:stroke="none" draw:auto-grow-width="fals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solid" draw:fill-color="#fdf5e6" draw:opacity="100%" draw:stroke="none" draw:auto-grow-width="fals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4">
      <style:paragraph-properties fo:line-height="100%" fo:text-align="left" style:tab-stop-distance="1in" fo:margin-left="0.375in" fo:margin-right="0in" fo:text-indent="-0.375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.38889in" fo:margin-right="0in" fo:text-indent="-0.3888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.38889in" fo:margin-right="0in" fo:text-indent="-0.3888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6496in" fo:padding-bottom="0.06496in" fo:padding-left="0.11417in" fo:padding-right="0.11417in" draw:textarea-vertical-align="top" draw:textarea-horizontal-align="left" draw:fill="none" draw:stroke="solid" svg:stroke-width="0.03189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8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602">
      <style:graphic-properties draw:fill="none" draw:stroke="solid" svg:stroke-width="0.03189in" svg:stroke-color="#3465a4" draw:marker-end="a1601" svg:stroke-opacity="100%" draw:stroke-linejoin="miter" svg:stroke-linecap="butt"/>
    </style:style>
    <style:style style:family="graphic" style:name="a1604">
      <style:graphic-properties draw:fill="none" draw:stroke="solid" svg:stroke-width="0.03189in" svg:stroke-color="#3465a4" draw:marker-end="a1603" svg:stroke-opacity="100%" draw:stroke-linejoin="miter" svg:stroke-linecap="butt"/>
    </style:style>
    <style:style style:family="graphic" style:name="a1606">
      <style:graphic-properties draw:fill="none" draw:stroke="solid" svg:stroke-width="0.03189in" svg:stroke-color="#3465a4" draw:marker-end="a1605" svg:stroke-opacity="100%" draw:stroke-linejoin="miter" svg:stroke-linecap="butt"/>
    </style:style>
    <style:style style:family="graphic" style:name="a1608">
      <style:graphic-properties draw:fill="none" draw:stroke="solid" svg:stroke-width="0.03189in" svg:stroke-color="#3465a4" draw:marker-end="a1607" svg:stroke-opacity="100%" draw:stroke-linejoin="miter" svg:stroke-linecap="butt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2">
      <style:graphic-properties fo:wrap-option="wrap" fo:padding-top="0.06496in" fo:padding-bottom="0.06496in" fo:padding-left="0.11417in" fo:padding-right="0.11417in" draw:textarea-vertical-align="top" draw:textarea-horizontal-align="left" draw:fill="solid" draw:fill-color="#fdf5e6" draw:opacity="100%" draw:stroke="solid" svg:stroke-width="0.03189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5">
      <style:graphic-properties fo:wrap-option="wrap" fo:padding-top="0.06496in" fo:padding-bottom="0.06496in" fo:padding-left="0.11417in" fo:padding-right="0.11417in" draw:textarea-vertical-align="top" draw:textarea-horizontal-align="left" draw:fill="solid" draw:fill-color="#fdf5e6" draw:opacity="100%" draw:stroke="solid" svg:stroke-width="0.03189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6496in" fo:padding-bottom="0.06496in" fo:padding-left="0.11417in" fo:padding-right="0.11417in" draw:textarea-vertical-align="top" draw:textarea-horizontal-align="left" draw:fill="solid" draw:fill-color="#fdf5e6" draw:opacity="100%" draw:stroke="solid" svg:stroke-width="0.03189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draw:fill="solid" draw:fill-color="#729fcf" draw:opacity="100%" draw:stroke="solid" svg:stroke-width="0.02778in" svg:stroke-color="#3465a4" svg:stroke-opacity="100%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1">
      <style:graphic-properties fo:wrap-option="wrap" fo:padding-top="0.06496in" fo:padding-bottom="0.06496in" fo:padding-left="0.11417in" fo:padding-right="0.11417in" draw:textarea-vertical-align="top" draw:textarea-horizontal-align="left" draw:fill="solid" draw:fill-color="#fdf5e6" draw:opacity="100%" draw:stroke="solid" svg:stroke-width="0.03189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3">
      <style:graphic-properties draw:fill="none" draw:stroke="solid" svg:stroke-width="0.03189in" svg:stroke-color="#3465a4" draw:marker-end="a1932" svg:stroke-opacity="100%" draw:stroke-linejoin="miter" svg:stroke-linecap="butt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5">
      <style:graphic-properties draw:fill="none" draw:stroke="solid" svg:stroke-width="0.03189in" svg:stroke-color="#3465a4" draw:marker-end="a1934" svg:stroke-opacity="100%" draw:stroke-linejoin="miter" svg:stroke-linecap="butt"/>
    </style:style>
    <style:style style:family="graphic" style:name="a1937">
      <style:graphic-properties draw:fill="none" draw:stroke="solid" svg:stroke-width="0.03189in" svg:stroke-color="#3465a4" draw:marker-end="a1936" svg:stroke-opacity="100%" draw:stroke-linejoin="miter" svg:stroke-linecap="butt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22">
      <style:text-properties fo:font-variant="normal" fo:text-transform="none" fo:color="#7676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7676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7">
      <style:text-properties fo:font-variant="normal" fo:text-transform="none" fo:color="#687822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ee6e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wrap" fo:padding-top="0.05945in" fo:padding-bottom="0.05945in" fo:padding-left="0.10866in" fo:padding-right="0.10866in" draw:textarea-vertical-align="top" draw:textarea-horizontal-align="left" draw:fill="none" draw:stroke="solid" svg:stroke-width="0.02087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solid" draw:fill-color="#fdf5e6" draw:opacity="100%" draw:stroke="none" draw:auto-grow-width="tru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63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5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8">
      <style:text-properties fo:font-variant="normal" fo:text-transform="none" fo:color="#687822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20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322">
      <style:graphic-properties draw:fill="none" draw:stroke="solid" svg:stroke-width="0.03189in" svg:stroke-color="#3465a4" draw:marker-end="a1321" svg:stroke-opacity="100%" draw:stroke-linejoin="miter" svg:stroke-linecap="butt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fo:wrap-option="wrap" fo:padding-top="0.06496in" fo:padding-bottom="0.06496in" fo:padding-left="0.11417in" fo:padding-right="0.11417in" draw:textarea-vertical-align="middle" draw:textarea-horizontal-align="center" draw:fill="solid" draw:fill-color="#ffffff" draw:opacity="100%" draw:stroke="solid" svg:stroke-width="0.03189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083in" svg:stroke-color="#000000" svg:stroke-opacity="100%" draw:stroke-linejoin="miter" svg:stroke-linecap="round" draw:auto-grow-width="tru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18">
      <style:graphic-properties draw:fill="none" draw:stroke="solid" svg:stroke-width="0.02778in" svg:stroke-color="#4472c4" draw:marker-end="a1017" svg:stroke-opacity="100%" draw:stroke-linejoin="miter" svg:stroke-linecap="butt"/>
    </style:style>
    <style:style style:family="text" style:name="a1643">
      <style:text-properties fo:font-variant="normal" fo:text-transform="none" fo:color="#687822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draw:fill="none" draw:stroke="solid" svg:stroke-width="0.03189in" svg:stroke-color="#3465a4" draw:marker-end="a1329" svg:stroke-opacity="100%" draw:stroke-linejoin="miter" svg:stroke-linecap="butt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6496in" fo:padding-bottom="0.06496in" fo:padding-left="0.11417in" fo:padding-right="0.11417in" draw:textarea-vertical-align="middle" draw:textarea-horizontal-align="center" draw:fill="solid" draw:fill-color="#ffffff" draw:opacity="100%" draw:stroke="solid" svg:stroke-width="0.03189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none" draw:auto-grow-width="false" draw:auto-grow-height="true"/>
      <style:paragraph-properties style:font-independent-line-spacing="fals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>
      <style:graphic-properties draw:fill="none" draw:stroke="solid" svg:stroke-width="0.03189in" svg:stroke-color="#3465a4" draw:marker-end="a1337" svg:stroke-opacity="100%" draw:stroke-linejoin="miter" svg:stroke-linecap="butt"/>
    </style:style>
    <style:style style:family="paragraph" style:name="a1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083in" svg:stroke-color="#000000" svg:stroke-opacity="100%" draw:stroke-linejoin="miter" svg:stroke-linecap="round" draw:auto-grow-width="tru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29">
      <style:graphic-properties draw:fill="none" draw:stroke="solid" svg:stroke-width="0.02778in" svg:stroke-color="#4472c4" draw:marker-end="a1028" svg:stroke-opacity="100%" draw:stroke-linejoin="miter" svg:stroke-linecap="butt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687822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draw:fill="none" draw:stroke="solid" svg:stroke-width="0.03189in" svg:stroke-color="#3465a4" draw:marker-end="a1339" svg:stroke-opacity="100%" draw:stroke-linejoin="miter" svg:stroke-linecap="butt"/>
    </style:style>
    <style:style style:family="graphic" style:name="a1342">
      <style:graphic-properties draw:fill="none" draw:stroke="solid" svg:stroke-width="0.03189in" svg:stroke-color="#3465a4" draw:marker-end="a1341" svg:stroke-opacity="100%" draw:stroke-linejoin="miter" svg:stroke-linecap="butt"/>
    </style:style>
    <style:style style:family="graphic" style:name="a1344">
      <style:graphic-properties draw:fill="none" draw:stroke="solid" svg:stroke-width="0.03189in" svg:stroke-color="#3465a4" draw:marker-end="a1343" svg:stroke-opacity="100%" draw:stroke-linejoin="miter" svg:stroke-linecap="butt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draw:fill="none" draw:stroke="solid" svg:stroke-width="0.03189in" svg:stroke-color="#3465a4" draw:marker-end="a1345" svg:stroke-opacity="100%" draw:stroke-linejoin="miter" svg:stroke-linecap="butt"/>
    </style:style>
    <style:style style:family="graphic" style:name="a19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974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6496in" fo:padding-bottom="0.06496in" fo:padding-left="0.11417in" fo:padding-right="0.11417in" draw:textarea-vertical-align="middle" draw:textarea-horizontal-align="center" draw:fill="solid" draw:fill-color="#ffffff" draw:opacity="100%" draw:stroke="solid" svg:stroke-width="0.03189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54">
      <style:graphic-properties draw:fill="none" draw:stroke="solid" svg:stroke-width="0.03189in" svg:stroke-color="#3465a4" draw:marker-end="a1353" svg:stroke-opacity="100%" draw:stroke-linejoin="miter" svg:stroke-linecap="butt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5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.57185in" fo:margin-right="0in" fo:text-indent="-0.375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Noto Sans Devanagari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100%" fo:text-align="left" style:tab-stop-distance="1in" fo:margin-left="1.96007in" fo:margin-right="0in" fo:text-indent="-1.7638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9">
      <style:paragraph-properties fo:line-height="100%" fo:text-align="left" style:tab-stop-distance="1in" fo:margin-left="0.88368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Noto Sans Devanagari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solid" draw:fill-color="#fdf5e6" draw:opacity="100%" draw:stroke="none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88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19177c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.88368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3">
      <style:paragraph-properties fo:line-height="100%" fo:text-align="left" style:tab-stop-distance="1in" fo:margin-left="0.57185in" fo:margin-right="0in" fo:text-indent="-0.375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86">
      <style:paragraph-properties fo:line-height="100%" fo:text-align="left" style:tab-stop-distance="1in" fo:margin-left="1.96007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>
      <style:graphic-properties fo:wrap-option="wrap" fo:padding-top="0.05945in" fo:padding-bottom="0.05945in" fo:padding-left="0.10866in" fo:padding-right="0.10866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solid" draw:fill-color="#fdf5e6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draw:fill="solid" draw:fill-color="#729fcf" draw:opacity="100%" draw:stroke="solid" svg:stroke-width="0.02778in" svg:stroke-color="#3465a4" svg:stroke-opacity="100%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56944in" fo:margin-right="0in" fo:text-indent="-0.375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56944in" fo:margin-right="0in" fo:text-indent="-0.375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6944in" fo:margin-right="0in" fo:text-indent="-0.375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56944in" fo:margin-right="0in" fo:text-indent="-0.375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56944in" fo:margin-right="0in" fo:text-indent="-0.375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56944in" fo:margin-right="0in" fo:text-indent="-0.375in" fo:margin-top="0in" fo:margin-bottom="0.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solid" draw:fill-color="#729fcf" draw:opacity="100%" draw:stroke="solid" svg:stroke-width="0.02778in" svg:stroke-color="#3465a4" svg:stroke-opacity="100%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9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3">
      <style:text-properties fo:font-variant="normal" fo:text-transform="none" fo:color="#b0004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20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591in" fo:padding-bottom="0.05591in" fo:padding-left="0.10512in" fo:padding-right="0.10512in" draw:textarea-vertical-align="top" draw:textarea-horizontal-align="left" draw:fill="solid" draw:fill-color="#fdf5e6" draw:opacity="100%" draw:stroke="solid" svg:stroke-width="0.013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514">
      <style:text-properties fo:font-variant="normal" fo:text-transform="none" fo:color="#b0004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172c5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205">
      <style:graphic-properties draw:fill="none" draw:stroke="solid" svg:stroke-width="0.02431in" svg:stroke-color="#4472c4" draw:marker-end="a1204" svg:stroke-opacity="100%" draw:stroke-linejoin="miter" svg:stroke-linecap="butt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draw:fill="solid" draw:fill-color="#729fcf" draw:opacity="100%" draw:stroke="solid" svg:stroke-width="0.02778in" svg:stroke-color="#3465a4" svg:stroke-opacity="100%"/>
    </style:style>
    <style:style style:family="text" style:name="a18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b0004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3">
      <style:graphic-properties fo:wrap-option="wrap" fo:padding-top="0.05591in" fo:padding-bottom="0.05591in" fo:padding-left="0.10512in" fo:padding-right="0.10512in" draw:textarea-vertical-align="top" draw:textarea-horizontal-align="left" draw:fill="solid" draw:fill-color="#ffffff" draw:opacity="100%" draw:stroke="solid" svg:stroke-width="0.013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21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solid" svg:stroke-width="0.027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84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solid" svg:stroke-width="0.027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wrap" fo:padding-top="0.05591in" fo:padding-bottom="0.05591in" fo:padding-left="0.10512in" fo:padding-right="0.10512in" draw:textarea-vertical-align="top" draw:textarea-horizontal-align="left" draw:fill="solid" draw:fill-color="#fdf5e6" draw:opacity="100%" draw:stroke="solid" svg:stroke-width="0.013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9c65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9c65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9c65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b0004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solid" svg:stroke-width="0.027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solid" svg:stroke-width="0.027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8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solid" svg:stroke-width="0.027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8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3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b0004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4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solid" svg:stroke-width="0.027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draw:fill="none" draw:stroke="solid" svg:stroke-width="0.03189in" svg:stroke-color="#3465a4" draw:marker-end="a1862" svg:stroke-opacity="100%" draw:stroke-linejoin="miter" svg:stroke-linecap="butt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65">
      <style:graphic-properties draw:fill="none" draw:stroke="solid" svg:stroke-width="0.03189in" svg:stroke-color="#3465a4" draw:marker-end="a1864" svg:stroke-opacity="100%" draw:stroke-linejoin="miter" svg:stroke-linecap="butt"/>
    </style:style>
    <style:style style:family="graphic" style:name="a1867">
      <style:graphic-properties draw:fill="none" draw:stroke="solid" svg:stroke-width="0.03189in" svg:stroke-color="#3465a4" draw:marker-end="a1866" svg:stroke-opacity="100%" draw:stroke-linejoin="miter" svg:stroke-linecap="butt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591in" fo:padding-bottom="0.05591in" fo:padding-left="0.10512in" fo:padding-right="0.10512in" draw:textarea-vertical-align="top" draw:textarea-horizontal-align="left" draw:fill="solid" draw:fill-color="#fdf5e6" draw:opacity="100%" draw:stroke="solid" svg:stroke-width="0.013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7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0">
      <style:paragraph-properties fo:line-height="100%" fo:text-align="left" style:tab-stop-distance="1in" fo:margin-left="0.375in" fo:margin-right="0in" fo:text-indent="-0.375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21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1in" fo:margin-left="0.375in" fo:margin-right="0in" fo:text-indent="-0.375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draw:fill="none" draw:stroke="solid" svg:stroke-width="0.03189in" svg:stroke-color="#3465a4" draw:marker-end="a1562" svg:stroke-opacity="100%" draw:stroke-linejoin="miter" svg:stroke-linecap="butt"/>
    </style:style>
    <style:style style:family="text" style:name="a7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fo:wrap-option="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72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8">
      <style:graphic-properties draw:fill="none" draw:stroke="solid" svg:stroke-width="0.03189in" svg:stroke-color="#3465a4" draw:marker-end="a1567" svg:stroke-opacity="100%" draw:stroke-linejoin="miter" svg:stroke-linecap="butt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.38889in" fo:margin-right="0in" fo:text-indent="-0.3888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draw:fill="solid" draw:fill-color="#729fcf" draw:opacity="100%" draw:stroke="solid" svg:stroke-width="0.02778in" svg:stroke-color="#3465a4" svg:stroke-opacity="100%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1">
      <style:graphic-properties fo:wrap-option="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drawing-page" style:name="a2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4">
      <style:graphic-properties fo:wrap-option="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73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b0004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ee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27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text-align="left" style:tab-stop-distance="1in" fo:margin-left="0.38889in" fo:margin-right="0in" fo:text-indent="-0.3888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draw:fill="solid" draw:fill-color="#729fcf" draw:opacity="100%" draw:stroke="solid" svg:stroke-width="0.02778in" svg:stroke-color="#3465a4" svg:stroke-opacity="100%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.38889in" fo:margin-right="0in" fo:text-indent="-0.3888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.38889in" fo:margin-right="0in" fo:text-indent="-0.3888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1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b0004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df5e6" draw:opacity="100%" draw:stroke="none" draw:auto-grow-width="false" draw:auto-grow-height="true"/>
      <style:paragraph-properties style:font-independent-line-spacing="false" style:writing-mode="lr-tb"/>
    </style:style>
    <style:style style:family="text" style:name="a1588">
      <style:text-properties fo:font-variant="normal" fo:text-transform="none" fo:color="#bbbbbb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Mono 8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fo:wrap-option="wrap" fo:padding-top="0.05591in" fo:padding-bottom="0.05591in" fo:padding-left="0.10512in" fo:padding-right="0.10512in" draw:textarea-vertical-align="top" draw:textarea-horizontal-align="left" draw:fill="solid" draw:fill-color="#fdf5e6" draw:opacity="100%" draw:stroke="solid" svg:stroke-width="0.013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asian="Noto Sans CJK SC" style:font-family-complex="Noto Sans Devanagari" style:font-family-generic="modern" style:font-pitch="fixed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5">
      <style:graphic-properties draw:fill="none" draw:stroke="solid" svg:stroke-width="0.03189in" svg:stroke-color="#3465a4" draw:marker-end="a1594" svg:stroke-opacity="100%" draw:stroke-linejoin="miter" svg:stroke-linecap="butt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graphic" style:name="a1597">
      <style:graphic-properties draw:fill="none" draw:stroke="solid" svg:stroke-width="0.03189in" svg:stroke-color="#3465a4" draw:marker-end="a1596" svg:stroke-opacity="100%" draw:stroke-linejoin="miter" svg:stroke-linecap="butt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left" style:tab-stop-distance="1in" fo:margin-left="0.27559in" fo:margin-right="0in" fo:text-indent="0in" fo:margin-top="0.3937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16929in" fo:padding-bottom="0.04921in" fo:padding-left="0.09843in" fo:padding-right="0.09843in" draw:textarea-vertical-align="top" draw:textarea-horizontal-align="left" draw:fill="solid" draw:fill-color="#b4c7d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Noto Sans Devanagari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19">
      <text:list-level-style-number text:level="1" style:num-format="1" style:num-suffix="." style:num-list-format-name="" text:start-value="3">
        <style:list-level-properties text:space-before="0.09896in" text:min-label-width="0.28993in"/>
        <style:text-properties fo:font-family="Calibri Light" fo:font-size="100%"/>
      </text:list-level-style-number>
      <text:list-level-style-number text:level="2" style:num-format="1" style:num-suffix="." style:num-list-format-name="" text:start-value="3">
        <style:list-level-properties text:space-before="0.59896in" text:min-label-width="0.28993in"/>
        <style:text-properties fo:font-family="Calibri Light" fo:font-size="100%"/>
      </text:list-level-style-number>
      <text:list-level-style-number text:level="3" style:num-format="1" style:num-suffix="." style:num-list-format-name="" text:start-value="3">
        <style:list-level-properties text:space-before="1.09896in" text:min-label-width="0.28993in"/>
        <style:text-properties fo:font-family="Calibri Light" fo:font-size="100%"/>
      </text:list-level-style-number>
      <text:list-level-style-number text:level="4" style:num-format="1" style:num-suffix="." style:num-list-format-name="" text:start-value="3">
        <style:list-level-properties text:space-before="1.59896in" text:min-label-width="0.28993in"/>
        <style:text-properties fo:font-family="Calibri Light" fo:font-size="100%"/>
      </text:list-level-style-number>
      <text:list-level-style-number text:level="5" style:num-format="1" style:num-suffix="." style:num-list-format-name="" text:start-value="3">
        <style:list-level-properties text:space-before="2.09896in" text:min-label-width="0.28993in"/>
        <style:text-properties fo:font-family="Calibri Light" fo:font-size="100%"/>
      </text:list-level-style-number>
      <text:list-level-style-number text:level="6" style:num-format="1" style:num-suffix="." style:num-list-format-name="" text:start-value="3">
        <style:list-level-properties text:space-before="2.59896in" text:min-label-width="0.28993in"/>
        <style:text-properties fo:font-family="Calibri Light" fo:font-size="100%"/>
      </text:list-level-style-number>
      <text:list-level-style-number text:level="7" style:num-format="1" style:num-suffix="." style:num-list-format-name="" text:start-value="3">
        <style:list-level-properties text:space-before="3.09896in" text:min-label-width="0.28993in"/>
        <style:text-properties fo:font-family="Calibri Light" fo:font-size="100%"/>
      </text:list-level-style-number>
      <text:list-level-style-number text:level="8" style:num-format="1" style:num-suffix="." style:num-list-format-name="" text:start-value="3">
        <style:list-level-properties text:space-before="3.59896in" text:min-label-width="0.28993in"/>
        <style:text-properties fo:font-family="Calibri Light" fo:font-size="100%"/>
      </text:list-level-style-number>
      <text:list-level-style-number text:level="9" style:num-format="1" style:num-suffix="." style:num-list-format-name="" text:start-value="3">
        <style:list-level-properties text:space-before="4.09896in" text:min-label-width="0.28993in"/>
        <style:text-properties fo:font-family="Calibri Light" fo:font-size="100%"/>
      </text:list-level-style-number>
    </text:list-style>
    <text:list-style style:name="a1890">
      <text:list-level-style-bullet text:level="1" text:bullet-char="Ø">
        <style:list-level-properties text:space-before="0in" text:min-label-width="0.38889in"/>
        <style:text-properties fo:font-family="Wingdings" style:font-pitch="variable" fo:font-size="99%"/>
      </text:list-level-style-bullet>
      <text:list-level-style-bullet text:level="2" text:bullet-char="Ø">
        <style:list-level-properties text:space-before="0.5in" text:min-label-width="0.38889in"/>
        <style:text-properties fo:font-family="Wingdings" style:font-pitch="variable" fo:font-size="99%"/>
      </text:list-level-style-bullet>
      <text:list-level-style-bullet text:level="3" text:bullet-char="Ø">
        <style:list-level-properties text:space-before="1in" text:min-label-width="0.38889in"/>
        <style:text-properties fo:font-family="Wingdings" style:font-pitch="variable" fo:font-size="99%"/>
      </text:list-level-style-bullet>
      <text:list-level-style-bullet text:level="4" text:bullet-char="Ø">
        <style:list-level-properties text:space-before="1.5in" text:min-label-width="0.38889in"/>
        <style:text-properties fo:font-family="Wingdings" style:font-pitch="variable" fo:font-size="99%"/>
      </text:list-level-style-bullet>
      <text:list-level-style-bullet text:level="5" text:bullet-char="Ø">
        <style:list-level-properties text:space-before="2in" text:min-label-width="0.38889in"/>
        <style:text-properties fo:font-family="Wingdings" style:font-pitch="variable" fo:font-size="99%"/>
      </text:list-level-style-bullet>
      <text:list-level-style-bullet text:level="6" text:bullet-char="Ø">
        <style:list-level-properties text:space-before="2.5in" text:min-label-width="0.38889in"/>
        <style:text-properties fo:font-family="Wingdings" style:font-pitch="variable" fo:font-size="99%"/>
      </text:list-level-style-bullet>
      <text:list-level-style-bullet text:level="7" text:bullet-char="Ø">
        <style:list-level-properties text:space-before="3in" text:min-label-width="0.38889in"/>
        <style:text-properties fo:font-family="Wingdings" style:font-pitch="variable" fo:font-size="99%"/>
      </text:list-level-style-bullet>
      <text:list-level-style-bullet text:level="8" text:bullet-char="Ø">
        <style:list-level-properties text:space-before="3.5in" text:min-label-width="0.38889in"/>
        <style:text-properties fo:font-family="Wingdings" style:font-pitch="variable" fo:font-size="99%"/>
      </text:list-level-style-bullet>
      <text:list-level-style-bullet text:level="9" text:bullet-char="Ø">
        <style:list-level-properties text:space-before="4in" text:min-label-width="0.38889in"/>
        <style:text-properties fo:font-family="Wingdings" style:font-pitch="variable" fo:font-size="99%"/>
      </text:list-level-style-bullet>
    </text:list-style>
    <text:list-style style:name="a1905">
      <text:list-level-style-bullet text:level="1" text:bullet-char="Ø">
        <style:list-level-properties text:space-before="0in" text:min-label-width="0.38889in"/>
        <style:text-properties fo:font-family="Wingdings" style:font-pitch="variable" fo:font-size="99%"/>
      </text:list-level-style-bullet>
      <text:list-level-style-bullet text:level="2" text:bullet-char="Ø">
        <style:list-level-properties text:space-before="0.5in" text:min-label-width="0.38889in"/>
        <style:text-properties fo:font-family="Wingdings" style:font-pitch="variable" fo:font-size="99%"/>
      </text:list-level-style-bullet>
      <text:list-level-style-bullet text:level="3" text:bullet-char="Ø">
        <style:list-level-properties text:space-before="1in" text:min-label-width="0.38889in"/>
        <style:text-properties fo:font-family="Wingdings" style:font-pitch="variable" fo:font-size="99%"/>
      </text:list-level-style-bullet>
      <text:list-level-style-bullet text:level="4" text:bullet-char="Ø">
        <style:list-level-properties text:space-before="1.5in" text:min-label-width="0.38889in"/>
        <style:text-properties fo:font-family="Wingdings" style:font-pitch="variable" fo:font-size="99%"/>
      </text:list-level-style-bullet>
      <text:list-level-style-bullet text:level="5" text:bullet-char="Ø">
        <style:list-level-properties text:space-before="2in" text:min-label-width="0.38889in"/>
        <style:text-properties fo:font-family="Wingdings" style:font-pitch="variable" fo:font-size="99%"/>
      </text:list-level-style-bullet>
      <text:list-level-style-bullet text:level="6" text:bullet-char="Ø">
        <style:list-level-properties text:space-before="2.5in" text:min-label-width="0.38889in"/>
        <style:text-properties fo:font-family="Wingdings" style:font-pitch="variable" fo:font-size="99%"/>
      </text:list-level-style-bullet>
      <text:list-level-style-bullet text:level="7" text:bullet-char="Ø">
        <style:list-level-properties text:space-before="3in" text:min-label-width="0.38889in"/>
        <style:text-properties fo:font-family="Wingdings" style:font-pitch="variable" fo:font-size="99%"/>
      </text:list-level-style-bullet>
      <text:list-level-style-bullet text:level="8" text:bullet-char="Ø">
        <style:list-level-properties text:space-before="3.5in" text:min-label-width="0.38889in"/>
        <style:text-properties fo:font-family="Wingdings" style:font-pitch="variable" fo:font-size="99%"/>
      </text:list-level-style-bullet>
      <text:list-level-style-bullet text:level="9" text:bullet-char="Ø">
        <style:list-level-properties text:space-before="4in" text:min-label-width="0.38889in"/>
        <style:text-properties fo:font-family="Wingdings" style:font-pitch="variable" fo:font-size="99%"/>
      </text:list-level-style-bullet>
    </text:list-style>
    <text:list-style style:name="a1893">
      <text:list-level-style-bullet text:level="1" text:bullet-char="Ø">
        <style:list-level-properties text:space-before="0in" text:min-label-width="0.38889in"/>
        <style:text-properties fo:font-family="Wingdings" style:font-pitch="variable" fo:font-size="99%"/>
      </text:list-level-style-bullet>
      <text:list-level-style-bullet text:level="2" text:bullet-char="Ø">
        <style:list-level-properties text:space-before="0.5in" text:min-label-width="0.38889in"/>
        <style:text-properties fo:font-family="Wingdings" style:font-pitch="variable" fo:font-size="99%"/>
      </text:list-level-style-bullet>
      <text:list-level-style-bullet text:level="3" text:bullet-char="Ø">
        <style:list-level-properties text:space-before="1in" text:min-label-width="0.38889in"/>
        <style:text-properties fo:font-family="Wingdings" style:font-pitch="variable" fo:font-size="99%"/>
      </text:list-level-style-bullet>
      <text:list-level-style-bullet text:level="4" text:bullet-char="Ø">
        <style:list-level-properties text:space-before="1.5in" text:min-label-width="0.38889in"/>
        <style:text-properties fo:font-family="Wingdings" style:font-pitch="variable" fo:font-size="99%"/>
      </text:list-level-style-bullet>
      <text:list-level-style-bullet text:level="5" text:bullet-char="Ø">
        <style:list-level-properties text:space-before="2in" text:min-label-width="0.38889in"/>
        <style:text-properties fo:font-family="Wingdings" style:font-pitch="variable" fo:font-size="99%"/>
      </text:list-level-style-bullet>
      <text:list-level-style-bullet text:level="6" text:bullet-char="Ø">
        <style:list-level-properties text:space-before="2.5in" text:min-label-width="0.38889in"/>
        <style:text-properties fo:font-family="Wingdings" style:font-pitch="variable" fo:font-size="99%"/>
      </text:list-level-style-bullet>
      <text:list-level-style-bullet text:level="7" text:bullet-char="Ø">
        <style:list-level-properties text:space-before="3in" text:min-label-width="0.38889in"/>
        <style:text-properties fo:font-family="Wingdings" style:font-pitch="variable" fo:font-size="99%"/>
      </text:list-level-style-bullet>
      <text:list-level-style-bullet text:level="8" text:bullet-char="Ø">
        <style:list-level-properties text:space-before="3.5in" text:min-label-width="0.38889in"/>
        <style:text-properties fo:font-family="Wingdings" style:font-pitch="variable" fo:font-size="99%"/>
      </text:list-level-style-bullet>
      <text:list-level-style-bullet text:level="9" text:bullet-char="Ø">
        <style:list-level-properties text:space-before="4in" text:min-label-width="0.38889in"/>
        <style:text-properties fo:font-family="Wingdings" style:font-pitch="variable" fo:font-size="99%"/>
      </text:list-level-style-bullet>
    </text:list-style>
    <text:list-style style:name="a620">
      <text:list-level-style-bullet text:level="1" text:bullet-char="Ø">
        <style:list-level-properties text:space-before="0.19444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9444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9444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9444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9444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9444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9444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9444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9444in" text:min-label-width="0.375in"/>
        <style:text-properties fo:font-family="Wingding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.1968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68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968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968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968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968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968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968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9685in" text:min-label-width="0.375in"/>
        <style:text-properties fo:font-family="Arial" style:font-family-generic="swiss" style:font-pitch="variable" fo:font-size="100%"/>
      </text:list-level-style-bullet>
    </text:list-style>
    <text:list-style style:name="a1896">
      <text:list-level-style-bullet text:level="1" text:bullet-char="Ø">
        <style:list-level-properties text:space-before="0in" text:min-label-width="0.38889in"/>
        <style:text-properties fo:font-family="Wingdings" style:font-pitch="variable" fo:font-size="99%"/>
      </text:list-level-style-bullet>
      <text:list-level-style-bullet text:level="2" text:bullet-char="Ø">
        <style:list-level-properties text:space-before="0.5in" text:min-label-width="0.38889in"/>
        <style:text-properties fo:font-family="Wingdings" style:font-pitch="variable" fo:font-size="99%"/>
      </text:list-level-style-bullet>
      <text:list-level-style-bullet text:level="3" text:bullet-char="Ø">
        <style:list-level-properties text:space-before="1in" text:min-label-width="0.38889in"/>
        <style:text-properties fo:font-family="Wingdings" style:font-pitch="variable" fo:font-size="99%"/>
      </text:list-level-style-bullet>
      <text:list-level-style-bullet text:level="4" text:bullet-char="Ø">
        <style:list-level-properties text:space-before="1.5in" text:min-label-width="0.38889in"/>
        <style:text-properties fo:font-family="Wingdings" style:font-pitch="variable" fo:font-size="99%"/>
      </text:list-level-style-bullet>
      <text:list-level-style-bullet text:level="5" text:bullet-char="Ø">
        <style:list-level-properties text:space-before="2in" text:min-label-width="0.38889in"/>
        <style:text-properties fo:font-family="Wingdings" style:font-pitch="variable" fo:font-size="99%"/>
      </text:list-level-style-bullet>
      <text:list-level-style-bullet text:level="6" text:bullet-char="Ø">
        <style:list-level-properties text:space-before="2.5in" text:min-label-width="0.38889in"/>
        <style:text-properties fo:font-family="Wingdings" style:font-pitch="variable" fo:font-size="99%"/>
      </text:list-level-style-bullet>
      <text:list-level-style-bullet text:level="7" text:bullet-char="Ø">
        <style:list-level-properties text:space-before="3in" text:min-label-width="0.38889in"/>
        <style:text-properties fo:font-family="Wingdings" style:font-pitch="variable" fo:font-size="99%"/>
      </text:list-level-style-bullet>
      <text:list-level-style-bullet text:level="8" text:bullet-char="Ø">
        <style:list-level-properties text:space-before="3.5in" text:min-label-width="0.38889in"/>
        <style:text-properties fo:font-family="Wingdings" style:font-pitch="variable" fo:font-size="99%"/>
      </text:list-level-style-bullet>
      <text:list-level-style-bullet text:level="9" text:bullet-char="Ø">
        <style:list-level-properties text:space-before="4in" text:min-label-width="0.38889in"/>
        <style:text-properties fo:font-family="Wingdings" style:font-pitch="variable" fo:font-size="99%"/>
      </text:list-level-style-bullet>
    </text:list-style>
    <text:list-style style:name="a1145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899">
      <text:list-level-style-bullet text:level="1" text:bullet-char="Ø">
        <style:list-level-properties text:space-before="0in" text:min-label-width="0.38889in"/>
        <style:text-properties fo:font-family="Wingdings" style:font-pitch="variable" fo:font-size="99%"/>
      </text:list-level-style-bullet>
      <text:list-level-style-bullet text:level="2" text:bullet-char="Ø">
        <style:list-level-properties text:space-before="0.5in" text:min-label-width="0.38889in"/>
        <style:text-properties fo:font-family="Wingdings" style:font-pitch="variable" fo:font-size="99%"/>
      </text:list-level-style-bullet>
      <text:list-level-style-bullet text:level="3" text:bullet-char="Ø">
        <style:list-level-properties text:space-before="1in" text:min-label-width="0.38889in"/>
        <style:text-properties fo:font-family="Wingdings" style:font-pitch="variable" fo:font-size="99%"/>
      </text:list-level-style-bullet>
      <text:list-level-style-bullet text:level="4" text:bullet-char="Ø">
        <style:list-level-properties text:space-before="1.5in" text:min-label-width="0.38889in"/>
        <style:text-properties fo:font-family="Wingdings" style:font-pitch="variable" fo:font-size="99%"/>
      </text:list-level-style-bullet>
      <text:list-level-style-bullet text:level="5" text:bullet-char="Ø">
        <style:list-level-properties text:space-before="2in" text:min-label-width="0.38889in"/>
        <style:text-properties fo:font-family="Wingdings" style:font-pitch="variable" fo:font-size="99%"/>
      </text:list-level-style-bullet>
      <text:list-level-style-bullet text:level="6" text:bullet-char="Ø">
        <style:list-level-properties text:space-before="2.5in" text:min-label-width="0.38889in"/>
        <style:text-properties fo:font-family="Wingdings" style:font-pitch="variable" fo:font-size="99%"/>
      </text:list-level-style-bullet>
      <text:list-level-style-bullet text:level="7" text:bullet-char="Ø">
        <style:list-level-properties text:space-before="3in" text:min-label-width="0.38889in"/>
        <style:text-properties fo:font-family="Wingdings" style:font-pitch="variable" fo:font-size="99%"/>
      </text:list-level-style-bullet>
      <text:list-level-style-bullet text:level="8" text:bullet-char="Ø">
        <style:list-level-properties text:space-before="3.5in" text:min-label-width="0.38889in"/>
        <style:text-properties fo:font-family="Wingdings" style:font-pitch="variable" fo:font-size="99%"/>
      </text:list-level-style-bullet>
      <text:list-level-style-bullet text:level="9" text:bullet-char="Ø">
        <style:list-level-properties text:space-before="4in" text:min-label-width="0.38889in"/>
        <style:text-properties fo:font-family="Wingdings" style:font-pitch="variable" fo:font-size="99%"/>
      </text:list-level-style-bullet>
    </text:list-style>
    <text:list-style style:name="a6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2">
      <text:list-level-style-bullet text:level="1" text:bullet-char="Ø">
        <style:list-level-properties text:space-before="0.19444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9444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9444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9444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9444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9444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9444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9444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9444in" text:min-label-width="0.375in"/>
        <style:text-properties fo:font-family="Wingdings" style:font-pitch="variable" fo:font-size="100%"/>
      </text:list-level-style-bullet>
    </text:list-style>
    <text:list-style style:name="a1406">
      <text:list-level-style-number text:level="1" style:num-format="1" style:num-suffix="." style:num-list-format-name="">
        <style:list-level-properties text:space-before="0.09896in" text:min-label-width="0.28993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9896in" text:min-label-width="0.28993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.09896in" text:min-label-width="0.28993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9896in" text:min-label-width="0.28993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.09896in" text:min-label-width="0.28993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9896in" text:min-label-width="0.28993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.09896in" text:min-label-width="0.28993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9896in" text:min-label-width="0.28993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.09896in" text:min-label-width="0.28993in"/>
        <style:text-properties fo:font-family="Calibri Light" fo:font-size="100%"/>
      </text:list-level-style-number>
    </text:list-style>
    <text:list-style style:name="a585">
      <text:list-level-style-bullet text:level="1" text:bullet-char="Ø">
        <style:list-level-properties text:space-before="0.19444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9444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9444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9444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9444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9444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9444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9444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9444in" text:min-label-width="0.375in"/>
        <style:text-properties fo:font-family="Wingdings" style:font-pitch="variable" fo:font-size="100%"/>
      </text:list-level-style-bullet>
    </text:list-style>
    <text:list-style style:name="a588">
      <text:list-level-style-bullet text:level="1" text:bullet-char="Ø">
        <style:list-level-properties text:space-before="0.19444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9444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9444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9444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9444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9444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9444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9444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9444in" text:min-label-width="0.375in"/>
        <style:text-properties fo:font-family="Wingding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Ø">
        <style:list-level-properties text:space-before="0.19444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9444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9444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9444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9444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9444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9444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9444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9444in" text:min-label-width="0.375in"/>
        <style:text-properties fo:font-family="Wingding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14">
      <text:list-level-style-bullet text:level="1" text:bullet-char="Ø">
        <style:list-level-properties text:space-before="0.19444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9444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9444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9444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9444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9444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9444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9444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9444in" text:min-label-width="0.375in"/>
        <style:text-properties fo:font-family="Wingdings" style:font-pitch="variable" fo:font-size="100%"/>
      </text:list-level-style-bullet>
    </text:list-style>
    <text:list-style style:name="a985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42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26">
      <text:list-level-style-number text:level="1" style:num-format="1" style:num-suffix="." style:num-list-format-name="" text:start-value="4">
        <style:list-level-properties text:space-before="0.09896in" text:min-label-width="0.28993in"/>
        <style:text-properties fo:font-family="Calibri Light" fo:font-size="100%"/>
      </text:list-level-style-number>
      <text:list-level-style-number text:level="2" style:num-format="1" style:num-suffix="." style:num-list-format-name="" text:start-value="4">
        <style:list-level-properties text:space-before="0.59896in" text:min-label-width="0.28993in"/>
        <style:text-properties fo:font-family="Calibri Light" fo:font-size="100%"/>
      </text:list-level-style-number>
      <text:list-level-style-number text:level="3" style:num-format="1" style:num-suffix="." style:num-list-format-name="" text:start-value="4">
        <style:list-level-properties text:space-before="1.09896in" text:min-label-width="0.28993in"/>
        <style:text-properties fo:font-family="Calibri Light" fo:font-size="100%"/>
      </text:list-level-style-number>
      <text:list-level-style-number text:level="4" style:num-format="1" style:num-suffix="." style:num-list-format-name="" text:start-value="4">
        <style:list-level-properties text:space-before="1.59896in" text:min-label-width="0.28993in"/>
        <style:text-properties fo:font-family="Calibri Light" fo:font-size="100%"/>
      </text:list-level-style-number>
      <text:list-level-style-number text:level="5" style:num-format="1" style:num-suffix="." style:num-list-format-name="" text:start-value="4">
        <style:list-level-properties text:space-before="2.09896in" text:min-label-width="0.28993in"/>
        <style:text-properties fo:font-family="Calibri Light" fo:font-size="100%"/>
      </text:list-level-style-number>
      <text:list-level-style-number text:level="6" style:num-format="1" style:num-suffix="." style:num-list-format-name="" text:start-value="4">
        <style:list-level-properties text:space-before="2.59896in" text:min-label-width="0.28993in"/>
        <style:text-properties fo:font-family="Calibri Light" fo:font-size="100%"/>
      </text:list-level-style-number>
      <text:list-level-style-number text:level="7" style:num-format="1" style:num-suffix="." style:num-list-format-name="" text:start-value="4">
        <style:list-level-properties text:space-before="3.09896in" text:min-label-width="0.28993in"/>
        <style:text-properties fo:font-family="Calibri Light" fo:font-size="100%"/>
      </text:list-level-style-number>
      <text:list-level-style-number text:level="8" style:num-format="1" style:num-suffix="." style:num-list-format-name="" text:start-value="4">
        <style:list-level-properties text:space-before="3.59896in" text:min-label-width="0.28993in"/>
        <style:text-properties fo:font-family="Calibri Light" fo:font-size="100%"/>
      </text:list-level-style-number>
      <text:list-level-style-number text:level="9" style:num-format="1" style:num-suffix="." style:num-list-format-name="" text:start-value="4">
        <style:list-level-properties text:space-before="4.09896in" text:min-label-width="0.28993in"/>
        <style:text-properties fo:font-family="Calibri Light" fo:font-size="100%"/>
      </text:list-level-style-number>
    </text:list-style>
    <text:list-style style:name="a617">
      <text:list-level-style-bullet text:level="1" text:bullet-char="Ø">
        <style:list-level-properties text:space-before="0.19444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9444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9444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9444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9444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9444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9444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9444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9444in" text:min-label-width="0.375in"/>
        <style:text-properties fo:font-family="Wingdings" style:font-pitch="variable" fo:font-size="100%"/>
      </text:list-level-style-bullet>
    </text:list-style>
    <text:list-style style:name="a2135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88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45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090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.1968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68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968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968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968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968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968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968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9685in" text:min-label-width="0.375in"/>
        <style:text-properties fo:font-family="Arial" style:font-family-generic="swiss" style:font-pitch="variable" fo:font-size="100%"/>
      </text:list-level-style-bullet>
    </text:list-style>
    <text:list-style style:name="a2095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79">
      <text:list-level-style-bullet text:level="1" text:bullet-char="Ø">
        <style:list-level-properties text:space-before="0.19444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9444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9444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9444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9444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9444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9444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9444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9444in" text:min-label-width="0.375in"/>
        <style:text-properties fo:font-family="Wingdings" style:font-pitch="variable" fo:font-size="100%"/>
      </text:list-level-style-bullet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.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1.5in"/>
      </text:list-level-style-number>
      <text:list-level-style-number text:level="7" style:num-format="" style:num-list-format-name="">
        <style:list-level-properties text:space-before="2in"/>
      </text:list-level-style-number>
      <text:list-level-style-number text:level="8" style:num-format="" style:num-list-format-name="">
        <style:list-level-properties text:space-before="2.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6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</text:list-style>
    <text:list-style style:name="a1413">
      <text:list-level-style-number text:level="1" style:num-format="1" style:num-suffix="." style:num-list-format-name="" text:start-value="2">
        <style:list-level-properties text:space-before="0.09896in" text:min-label-width="0.28993in"/>
        <style:text-properties fo:font-family="Calibri Light" fo:font-size="100%"/>
      </text:list-level-style-number>
      <text:list-level-style-number text:level="2" style:num-format="1" style:num-suffix="." style:num-list-format-name="" text:start-value="2">
        <style:list-level-properties text:space-before="0.59896in" text:min-label-width="0.28993in"/>
        <style:text-properties fo:font-family="Calibri Light" fo:font-size="100%"/>
      </text:list-level-style-number>
      <text:list-level-style-number text:level="3" style:num-format="1" style:num-suffix="." style:num-list-format-name="" text:start-value="2">
        <style:list-level-properties text:space-before="1.09896in" text:min-label-width="0.28993in"/>
        <style:text-properties fo:font-family="Calibri Light" fo:font-size="100%"/>
      </text:list-level-style-number>
      <text:list-level-style-number text:level="4" style:num-format="1" style:num-suffix="." style:num-list-format-name="" text:start-value="2">
        <style:list-level-properties text:space-before="1.59896in" text:min-label-width="0.28993in"/>
        <style:text-properties fo:font-family="Calibri Light" fo:font-size="100%"/>
      </text:list-level-style-number>
      <text:list-level-style-number text:level="5" style:num-format="1" style:num-suffix="." style:num-list-format-name="" text:start-value="2">
        <style:list-level-properties text:space-before="2.09896in" text:min-label-width="0.28993in"/>
        <style:text-properties fo:font-family="Calibri Light" fo:font-size="100%"/>
      </text:list-level-style-number>
      <text:list-level-style-number text:level="6" style:num-format="1" style:num-suffix="." style:num-list-format-name="" text:start-value="2">
        <style:list-level-properties text:space-before="2.59896in" text:min-label-width="0.28993in"/>
        <style:text-properties fo:font-family="Calibri Light" fo:font-size="100%"/>
      </text:list-level-style-number>
      <text:list-level-style-number text:level="7" style:num-format="1" style:num-suffix="." style:num-list-format-name="" text:start-value="2">
        <style:list-level-properties text:space-before="3.09896in" text:min-label-width="0.28993in"/>
        <style:text-properties fo:font-family="Calibri Light" fo:font-size="100%"/>
      </text:list-level-style-number>
      <text:list-level-style-number text:level="8" style:num-format="1" style:num-suffix="." style:num-list-format-name="" text:start-value="2">
        <style:list-level-properties text:space-before="3.59896in" text:min-label-width="0.28993in"/>
        <style:text-properties fo:font-family="Calibri Light" fo:font-size="100%"/>
      </text:list-level-style-number>
      <text:list-level-style-number text:level="9" style:num-format="1" style:num-suffix="." style:num-list-format-name="" text:start-value="2">
        <style:list-level-properties text:space-before="4.09896in" text:min-label-width="0.28993in"/>
        <style:text-properties fo:font-family="Calibri Light" fo:font-size="100%"/>
      </text:list-level-style-number>
    </text:list-style>
    <text:list-style style:name="a591">
      <text:list-level-style-bullet text:level="1" text:bullet-char="Ø">
        <style:list-level-properties text:space-before="0.19444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9444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9444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9444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9444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9444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9444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9444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9444in" text:min-label-width="0.375in"/>
        <style:text-properties fo:font-family="Wingding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Ø">
        <style:list-level-properties text:space-before="0.19444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9444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9444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9444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9444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9444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9444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9444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9444in" text:min-label-width="0.375in"/>
        <style:text-properties fo:font-family="Wingdings" style:font-pitch="variable" fo:font-size="100%"/>
      </text:list-level-style-bullet>
    </text:list-style>
    <text:list-style style:name="a1902">
      <text:list-level-style-bullet text:level="1" text:bullet-char="Ø">
        <style:list-level-properties text:space-before="0in" text:min-label-width="0.38889in"/>
        <style:text-properties fo:font-family="Wingdings" style:font-pitch="variable" fo:font-size="99%"/>
      </text:list-level-style-bullet>
      <text:list-level-style-bullet text:level="2" text:bullet-char="Ø">
        <style:list-level-properties text:space-before="0.5in" text:min-label-width="0.38889in"/>
        <style:text-properties fo:font-family="Wingdings" style:font-pitch="variable" fo:font-size="99%"/>
      </text:list-level-style-bullet>
      <text:list-level-style-bullet text:level="3" text:bullet-char="Ø">
        <style:list-level-properties text:space-before="1in" text:min-label-width="0.38889in"/>
        <style:text-properties fo:font-family="Wingdings" style:font-pitch="variable" fo:font-size="99%"/>
      </text:list-level-style-bullet>
      <text:list-level-style-bullet text:level="4" text:bullet-char="Ø">
        <style:list-level-properties text:space-before="1.5in" text:min-label-width="0.38889in"/>
        <style:text-properties fo:font-family="Wingdings" style:font-pitch="variable" fo:font-size="99%"/>
      </text:list-level-style-bullet>
      <text:list-level-style-bullet text:level="5" text:bullet-char="Ø">
        <style:list-level-properties text:space-before="2in" text:min-label-width="0.38889in"/>
        <style:text-properties fo:font-family="Wingdings" style:font-pitch="variable" fo:font-size="99%"/>
      </text:list-level-style-bullet>
      <text:list-level-style-bullet text:level="6" text:bullet-char="Ø">
        <style:list-level-properties text:space-before="2.5in" text:min-label-width="0.38889in"/>
        <style:text-properties fo:font-family="Wingdings" style:font-pitch="variable" fo:font-size="99%"/>
      </text:list-level-style-bullet>
      <text:list-level-style-bullet text:level="7" text:bullet-char="Ø">
        <style:list-level-properties text:space-before="3in" text:min-label-width="0.38889in"/>
        <style:text-properties fo:font-family="Wingdings" style:font-pitch="variable" fo:font-size="99%"/>
      </text:list-level-style-bullet>
      <text:list-level-style-bullet text:level="8" text:bullet-char="Ø">
        <style:list-level-properties text:space-before="3.5in" text:min-label-width="0.38889in"/>
        <style:text-properties fo:font-family="Wingdings" style:font-pitch="variable" fo:font-size="99%"/>
      </text:list-level-style-bullet>
      <text:list-level-style-bullet text:level="9" text:bullet-char="Ø">
        <style:list-level-properties text:space-before="4in" text:min-label-width="0.38889in"/>
        <style:text-properties fo:font-family="Wingdings" style:font-pitch="variable" fo:font-size="99%"/>
      </text:list-level-style-bullet>
    </text:list-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presentation:style-name="a541" draw:name="Sous-titre 1" svg:x="0.7874in" svg:y="0.19685in" svg:width="9.64567in" svg:height="1.9685in" presentation:class="subtitle" presentation:placeholder="false">
          <draw:text-box>
            <text:p text:style-name="a536" text:class-names="" text:cond-style-name=""><text:span text:style-name="a535" text:class-names="">MACS1 – Sup Galilée</text:span></text:p>
            <text:p text:style-name="a538" text:class-names="" text:cond-style-name=""><text:span text:style-name="a537" text:class-names=""/></text:p>
            <text:p text:style-name="a540" text:class-names="" text:cond-style-name=""><text:span text:style-name="a539" text:class-names="">Langage C avancé : Séance 1</text:span></text:p>
          </draw:text-box>
          <svg:title/>
          <svg:desc/>
        </draw:frame>
        <draw:custom-shape svg:x="0.7874in" svg:y="2.16535in" svg:width="9.05512in" svg:height="0in" draw:id="id74" draw:style-name="a544" draw:name="Connecteur droit 2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5" draw:style-name="a553" draw:name="ZoneTexte 3" svg:x="0.7874in" svg:y="2.49504in" svg:width="4.38268in" svg:height="1.33214in">
          <draw:text-box>
            <text:p text:style-name="a546" text:class-names="" text:cond-style-name=""><text:span text:style-name="a545" text:class-names="">Marc TAJCHMAN</text:span></text:p>
            <text:p text:style-name="a548" text:class-names="" text:cond-style-name=""><text:span text:style-name="a547" text:class-names="">@-mail : marc.tajchman@cea.fr</text:span></text:p>
            <text:p text:style-name="a550" text:class-names="" text:cond-style-name=""><text:span text:style-name="a549" text:class-names=""/></text:p>
            <text:p text:style-name="a552" text:class-names="" text:cond-style-name=""><text:span text:style-name="a551" text:class-names="">CEA - DES/ISAS/DM2S/STMF/LMES</text:span></text:p>
          </draw:text-box>
          <svg:title/>
          <svg:desc/>
        </draw:frame>
        <draw:frame draw:id="id76" draw:style-name="a563" draw:name="ZoneTexte 4" svg:x="0.78386in" svg:y="4.24182in" svg:width="9.56938in" svg:height="1.55071in">
          <draw:text-box>
            <text:p text:style-name="a555" text:class-names="" text:cond-style-name=""><text:span text:style-name="a554" text:class-names="">Les supports de ce cours sont disponibles sur Github</text:span></text:p>
            <text:p text:style-name="a557" text:class-names="" text:cond-style-name=""><text:span text:style-name="a556" text:class-names=""/></text:p>
            <text:p text:style-name="a560" text:class-names="" text:cond-style-name=""><text:span text:style-name="a558" text:class-names="">Ouvrir la page web :<text:s text:c="1"/></text:span><text:span text:style-name="a559" text:class-names=""><text:a xlink:href="https://github.com/tajchman/MACS1_LC" text:style-name="" text:visited-style-name="">https://github.com/tajchman/MACS1_LC</text:a></text:span></text:p>
            <text:p text:style-name="a562" text:class-names="" text:cond-style-name=""><text:span text:style-name="a561" text:class-names=""/></text:p>
          </draw:text-box>
          <svg:title/>
          <svg:desc/>
        </draw:frame>
        <presentation:notes draw:style-name="a569">
          <draw:frame draw:id="id77" draw:style-name="a566" draw:name="Espace réservé du numéro de diapositive 6" svg:x="4.67953in" svg:y="11.10827in" svg:width="3.5878in" svg:height="0.58425in">
            <draw:text-box>
              <text:p text:style-name="a565" text:class-names="" text:cond-style-name=""><text:span text:style-name="a56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567" draw:name="Espace réservé de l'image des diapositives 1">
            <svg:title/>
            <svg:desc/>
          </draw:page-thumbnail>
          <draw:frame draw:id="id79" presentation:style-name="a56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0" draw:master-page-name="Master1-Layout7-blank-Vide" presentation:presentation-page-layout-name="Master1-PPL7" draw:id="Slide-257">
        <draw:frame draw:id="id80" draw:style-name="a573" draw:name="ZoneTexte 1" svg:x="0.59055in" svg:y="0.3937in" svg:width="0.19764in" svg:height="0.40758in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81" draw:style-name="a576" draw:name="ZoneTexte 2" svg:x="0in" svg:y="0in" svg:width="11.02362in" svg:height="0.61417in">
          <draw:text-box>
            <text:p text:style-name="a575" text:class-names="" text:cond-style-name=""><text:span text:style-name="a574" text:class-names="">Objectifs du cours</text:span></text:p>
          </draw:text-box>
          <svg:title/>
          <svg:desc/>
        </draw:frame>
        <draw:frame draw:id="id82" draw:style-name="a595" draw:name="ZoneTexte 3" svg:x="0.57563in" svg:y="0.92455in" svg:width="9.05512in" svg:height="4.23753in">
          <draw:text-box>
            <text:list text:style-name="a579">
              <text:list-item>
                <text:p text:style-name="a578" text:class-names="" text:cond-style-name=""><text:span text:style-name="a577" text:class-names="">Rappels de notions de base de programmation en langage C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Quelques notions avancées : pointeurs, structures, mémoire dynamique, etc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Maîtrise des outils de développement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Gestion du code source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est du code, corrections des erreurs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Conseil pour du code maintenable, robuste, évolutif</text:span></text:p>
              </text:list-item>
            </text:list>
          </draw:text-box>
          <svg:title/>
          <svg:desc/>
        </draw:frame>
        <presentation:notes draw:style-name="a601">
          <draw:frame draw:id="id83" draw:style-name="a598" draw:name="Espace réservé du numéro de diapositive 6" svg:x="4.67953in" svg:y="11.10827in" svg:width="3.5878in" svg:height="0.58425in">
            <draw:text-box>
              <text:p text:style-name="a597" text:class-names="" text:cond-style-name=""><text:span text:style-name="a59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4" presentation:style-name="a599" draw:name="Espace réservé de l'image des diapositives 1">
            <svg:title/>
            <svg:desc/>
          </draw:page-thumbnail>
          <draw:frame draw:id="id85" presentation:style-name="a60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5" draw:style-name="a602" draw:master-page-name="Master1-Layout7-blank-Vide" presentation:presentation-page-layout-name="Master1-PPL7" draw:id="Slide-290">
        <draw:frame draw:id="id86" draw:style-name="a605" draw:name="ZoneTexte 1" svg:x="0.59055in" svg:y="0.3937in" svg:width="0.19764in" svg:height="0.40758in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7" draw:style-name="a608" draw:name="ZoneTexte 2" svg:x="0in" svg:y="0in" svg:width="11.02362in" svg:height="0.61417in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88" draw:style-name="a623" draw:name="ZoneTexte 3" svg:x="0.59055in" svg:y="0.80128in" svg:width="9.05512in" svg:height="5.21764in">
          <draw:text-box>
            <text:list text:style-name="a611">
              <text:list-item>
                <text:p text:style-name="a610" text:class-names="" text:cond-style-name=""><text:span text:style-name="a609" text:class-names="">On suppose que vous savez ce qu’est un répertoire, un fichier;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Que vous pouvez ouvrir un terminal, dans lequel vous pouvez taper des commandes;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Que vous pouvez créer, détruire un répertoire, et positionner un terminal dans un répertoire;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Que vous savez utiliser un éditeur de texte, pour créer et écrire un fichier ou modifier un fichier existant.</text:span></text:p>
              </text:list-item>
            </text:list>
            <text:p text:style-name="a622" text:class-names="" text:cond-style-name=""><text:span text:style-name="a621" text:class-names="">N’hésitez pas à poser des questions si vous n’avez pas l’habitude d’effectuer les opérations ci-dessus !!</text:span></text:p>
          </draw:text-box>
          <svg:title/>
          <svg:desc/>
        </draw:frame>
        <presentation:notes draw:style-name="a629">
          <draw:frame draw:id="id89" draw:style-name="a626" draw:name="Espace réservé du numéro de diapositive 6" svg:x="4.67953in" svg:y="11.10827in" svg:width="3.5878in" svg:height="0.58425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0" presentation:style-name="a627" draw:name="Espace réservé de l'image des diapositives 1">
            <svg:title/>
            <svg:desc/>
          </draw:page-thumbnail>
          <draw:frame draw:id="id91" presentation:style-name="a62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6" draw:style-name="a630" draw:master-page-name="Master1-Layout7-blank-Vide" presentation:presentation-page-layout-name="Master1-PPL7" draw:id="Slide-291">
        <draw:frame draw:id="id92" draw:style-name="a633" draw:name="ZoneTexte 1" svg:x="0.59055in" svg:y="0.3937in" svg:width="0.19764in" svg:height="0.40758in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3" draw:style-name="a636" draw:name="ZoneTexte 2" svg:x="0in" svg:y="0in" svg:width="11.02362in" svg:height="0.61417in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94" draw:style-name="a645" draw:name="ZoneTexte 3" svg:x="0.59055in" svg:y="0.80128in" svg:width="10.04317in" svg:height="2.40607in">
          <draw:text-box>
            <text:p text:style-name="a640" text:class-names="" text:cond-style-name=""><text:span text:style-name="a637" text:class-names="">Ce support de cours et plusieurs exemples vus dans cette séance sont disponibles dans la page internet:<text:s text:c="1"/></text:span><text:span text:style-name="a638" text:class-names=""><text:a xlink:href="https://github.com/tajchman/MACS1_LC/Seance_1" text:style-name="" text:visited-style-name="">https://github.com/tajchman/MACS1_LC/Seance_1</text:a></text:span><text:span text:style-name="a639" text:class-names=""/></text:p>
            <text:p text:style-name="a644" text:class-names="" text:cond-style-name=""><text:span text:style-name="a641" text:class-names="">Avant chaque séance du cours, les supports seront ajoutés dans<text:s text:c="1"/></text:span><text:span text:style-name="a642" text:class-names=""><text:a xlink:href="https://github.com/tajchman/MACS1_LC" text:style-name="" text:visited-style-name="">https://github.com/tajchman/MACS1_LC</text:a></text:span><text:span text:style-name="a643" text:class-names=""/></text:p>
          </draw:text-box>
          <svg:title/>
          <svg:desc/>
        </draw:frame>
        <presentation:notes draw:style-name="a651">
          <draw:frame draw:id="id95" draw:style-name="a648" draw:name="Espace réservé du numéro de diapositive 6" svg:x="4.67953in" svg:y="11.10827in" svg:width="3.5878in" svg:height="0.58425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6" presentation:style-name="a649" draw:name="Espace réservé de l'image des diapositives 1">
            <svg:title/>
            <svg:desc/>
          </draw:page-thumbnail>
          <draw:frame draw:id="id97" presentation:style-name="a65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52" draw:master-page-name="Master1-Layout7-blank-Vide" presentation:presentation-page-layout-name="Master1-PPL7" draw:id="Slide-258">
        <draw:frame draw:id="id98" draw:style-name="a655" draw:name="ZoneTexte 1" svg:x="0.59055in" svg:y="0.3937in" svg:width="0.19764in" svg:height="0.70394in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99" draw:style-name="a658" draw:name="ZoneTexte 2" svg:x="0in" svg:y="0in" svg:width="11.02362in" svg:height="0.61417in">
          <draw:text-box>
            <text:p text:style-name="a657" text:class-names="" text:cond-style-name=""><text:span text:style-name="a656" text:class-names="">Langage de programmation C</text:span></text:p>
          </draw:text-box>
          <svg:title/>
          <svg:desc/>
        </draw:frame>
        <draw:frame draw:id="id100" draw:style-name="a675" draw:name="ZoneTexte 3" svg:x="0.19685in" svg:y="0.61417in" svg:width="10.55472in" svg:height="2.94314in">
          <draw:text-box>
            <text:p text:style-name="a660" text:class-names="" text:cond-style-name=""><text:span text:style-name="a659" text:class-names="">Un langage de programmation :</text:span></text:p>
            <text:list text:style-name="a668">
              <text:list-item>
                <text:p text:style-name="a667" text:class-names="" text:cond-style-name=""><text:span text:style-name="a661" text:class-names="">Aide le programmeur à structurer les<text:s text:c="1"/></text:span><text:span text:style-name="a662" text:class-names="">données</text:span><text:span text:style-name="a663" text:class-names=""><text:s text:c="1"/>et décrire la suite des<text:s text:c="1"/></text:span><text:span text:style-name="a664" text:class-names="">opérations</text:span><text:span text:style-name="a665" text:class-names=""><text:s text:c="1"/>qui manipulent ces données et génèrent des<text:s text:c="1"/></text:span><text:span text:style-name="a666" text:class-names="">résultat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raduit la vision (haut niveau) du programmeur vers la vision (bas niveau) que la machine peut comprendre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Il existe beaucoup de langages de programmation (~ 1000 actuellement)</text:span></text:p>
              </text:list-item>
            </text:list>
          </draw:text-box>
          <svg:title/>
          <svg:desc/>
        </draw:frame>
        <draw:frame draw:id="id101" draw:style-name="a678" draw:name="ZoneTexte 4" svg:x="6.04449in" svg:y="4.5276in" svg:width="4.78228in" svg:height="0.93791in">
          <draw:text-box>
            <text:p text:style-name="a677" text:class-names="" text:cond-style-name=""><text:span text:style-name="a676" text:class-names="">C est un langage impératif, <text:s text:c="1"/>typé, compilé</text:span></text:p>
          </draw:text-box>
          <svg:title/>
          <svg:desc/>
        </draw:frame>
        <draw:frame draw:id="id102" draw:style-name="a694" draw:name="ZoneTexte 7" svg:x="0.19685in" svg:y="3.66169in" svg:width="5.83741in" svg:height="2.52441in">
          <draw:text-box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Caractéristiques principales: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p text:style-name="a683" text:class-names="" text:cond-style-name=""><text:span text:style-name="a682" text:class-names="">typés ou non (les données peuvent changer ou non de type),<text:s text:c="1"/></text:span></text:p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compilés ou interprétés,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impératifs, fonctionnels, …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(orienté-)objets, …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00">
          <draw:frame draw:id="id103" draw:style-name="a697" draw:name="Espace réservé du numéro de diapositive 6" svg:x="4.67953in" svg:y="11.10827in" svg:width="3.5878in" svg:height="0.58425in">
            <draw:text-box>
              <text:p text:style-name="a696" text:class-names="" text:cond-style-name=""><text:span text:style-name="a695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4" presentation:style-name="a698" draw:name="Espace réservé de l'image des diapositives 1">
            <svg:title/>
            <svg:desc/>
          </draw:page-thumbnail>
          <draw:frame draw:id="id105" presentation:style-name="a6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01" draw:master-page-name="Master1-Layout7-blank-Vide" presentation:presentation-page-layout-name="Master1-PPL7" draw:id="Slide-259">
        <draw:frame draw:id="id106" draw:style-name="a704" draw:name="ZoneTexte 1" svg:x="0in" svg:y="0in" svg:width="11.02362in" svg:height="0.61417in">
          <draw:text-box>
            <text:p text:style-name="a703" text:class-names="" text:cond-style-name=""><text:span text:style-name="a702" text:class-names="">Code source C</text:span></text:p>
          </draw:text-box>
          <svg:title/>
          <svg:desc/>
        </draw:frame>
        <draw:frame draw:id="id107" draw:style-name="a707" draw:name="ZoneTexte 2" svg:x="0.19685in" svg:y="0.62844in" svg:width="10.03937in" svg:height="0.92108in">
          <draw:text-box>
            <text:p text:style-name="a706" text:class-names="" text:cond-style-name=""><text:span text:style-name="a705" text:class-names="">Le code source est un texte écrit dans un langage de programmation (par exemple C), lisible par un humain</text:span></text:p>
          </draw:text-box>
          <svg:title/>
          <svg:desc/>
        </draw:frame>
        <draw:frame draw:id="id108" draw:style-name="a746" draw:name="ZoneTexte 3" svg:x="1.37795in" svg:y="2.02323in" svg:width="7.08661in" svg:height="2.39857in">
          <draw:text-box>
            <text:p text:style-name="a712" text:class-names="" text:cond-style-name=""><text:span text:style-name="a708" text:class-names="">#include</text:span><text:span text:style-name="a709" text:class-names=""><text:s text:c="1"/></text:span><text:span text:style-name="a710" text:class-names="">&lt;stdio.h&gt;</text:span><text:span text:style-name="a711" text:class-names=""/></text:p>
            <text:p text:style-name="a727" text:class-names="" text:cond-style-name=""><text:span text:style-name="a713" text:class-names=""><text:line-break/></text:span><text:span text:style-name="a714" text:class-names="">int</text:span><text:span text:style-name="a715" text:class-names=""><text:s text:c="1"/></text:span><text:span text:style-name="a716" text:class-names="">main</text:span><text:span text:style-name="a717" text:class-names="">(</text:span><text:span text:style-name="a718" text:class-names="">int</text:span><text:span text:style-name="a719" text:class-names=""><text:s text:c="1"/></text:span><text:span text:style-name="a720" text:class-names="">argc</text:span><text:span text:style-name="a721" text:class-names="">,<text:s text:c="1"/></text:span><text:span text:style-name="a722" text:class-names="">char</text:span><text:span text:style-name="a723" text:class-names=""><text:s text:c="1"/></text:span><text:span text:style-name="a724" text:class-names="">**</text:span><text:span text:style-name="a725" text:class-names="">argv</text:span><text:span text:style-name="a726" text:class-names="">)</text:span></text:p>
            <text:p text:style-name="a729" text:class-names="" text:cond-style-name=""><text:span text:style-name="a728" text:class-names="">{</text:span></text:p>
            <text:p text:style-name="a737" text:class-names="" text:cond-style-name=""><text:span text:style-name="a730" text:class-names="">   <text:s text:c="1"/></text:span><text:span text:style-name="a731" text:class-names="">printf</text:span><text:span text:style-name="a732" text:class-names="">(</text:span><text:span text:style-name="a733" text:class-names="">"bonjour</text:span><text:span text:style-name="a734" text:class-names="">\n</text:span><text:span text:style-name="a735" text:class-names="">"</text:span><text:span text:style-name="a736" text:class-names="">);</text:span></text:p>
            <text:p text:style-name="a743" text:class-names="" text:cond-style-name=""><text:span text:style-name="a738" text:class-names="">   <text:s text:c="1"/></text:span><text:span text:style-name="a739" text:class-names="">return</text:span><text:span text:style-name="a740" text:class-names=""><text:s text:c="1"/></text:span><text:span text:style-name="a741" text:class-names="">0</text:span><text:span text:style-name="a742" text:class-names="">;  </text:span></text:p>
            <text:p text:style-name="a745" text:class-names="" text:cond-style-name=""><text:span text:style-name="a744" text:class-names="">}</text:span></text:p>
          </draw:text-box>
          <svg:title/>
          <svg:desc/>
        </draw:frame>
        <draw:frame draw:id="id109" draw:style-name="a755" draw:name="ZoneTexte 4" svg:x="7.67717in" svg:y="1.5748in" svg:width="3.1089in" svg:height="0.80447in">
          <draw:text-box>
            <text:p text:style-name="a752" text:class-names="" text:cond-style-name=""><text:span text:style-name="a747" text:class-names="">Fichier</text:span><text:span text:style-name="a748" text:class-names=""><text:s text:c="1"/></text:span><text:span text:style-name="a749" text:class-names="">ex1.c</text:span><text:span text:style-name="a750" text:class-names=""><text:s text:c="1"/></text:span><text:span text:style-name="a751" text:class-names="">dans</text:span></text:p>
            <text:p text:style-name="a754" text:class-names="" text:cond-style-name=""><text:span text:style-name="a753" text:class-names="">exemples/exemple1</text:span></text:p>
          </draw:text-box>
          <svg:title/>
          <svg:desc/>
        </draw:frame>
        <draw:frame draw:id="id110" draw:style-name="a758" draw:name="ZoneTexte 7" svg:x="0.19685in" svg:y="5.01493in" svg:width="10.16418in" svg:height="0.90879in">
          <draw:text-box>
            <text:p text:style-name="a757" text:class-names="" text:cond-style-name=""><text:span text:style-name="a756" text:class-names="">Dans le code source, on décrit l’organisation des données et des résultats et les opérations à effectuer.</text:span></text:p>
          </draw:text-box>
          <svg:title/>
          <svg:desc/>
        </draw:frame>
        <presentation:notes draw:style-name="a764">
          <draw:frame draw:id="id111" draw:style-name="a761" draw:name="Espace réservé du numéro de diapositive 6" svg:x="4.67953in" svg:y="11.10827in" svg:width="3.5878in" svg:height="0.58425in">
            <draw:text-box>
              <text:p text:style-name="a760" text:class-names="" text:cond-style-name=""><text:span text:style-name="a759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12" presentation:style-name="a762" draw:name="Espace réservé de l'image des diapositives 1">
            <svg:title/>
            <svg:desc/>
          </draw:page-thumbnail>
          <draw:frame draw:id="id113" presentation:style-name="a76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65" draw:master-page-name="Master1-Layout7-blank-Vide" presentation:presentation-page-layout-name="Master1-PPL7" draw:id="Slide-260">
        <draw:frame draw:id="id114" presentation:style-name="a769" draw:name="Espace réservé du texte 1" svg:x="2.75591in" svg:y="2.75591in" svg:width="5.74803in" svg:height="0.51772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C est un langage impératif</text:span></text:p>
              </text:list-item>
            </text:list>
          </draw:text-box>
          <svg:title/>
          <svg:desc/>
        </draw:frame>
        <presentation:notes draw:style-name="a775">
          <draw:frame draw:id="id115" draw:style-name="a772" draw:name="Espace réservé du numéro de diapositive 6" svg:x="4.67953in" svg:y="11.10827in" svg:width="3.5878in" svg:height="0.58425in">
            <draw:text-box>
              <text:p text:style-name="a771" text:class-names="" text:cond-style-name=""><text:span text:style-name="a77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6" presentation:style-name="a773" draw:name="Espace réservé de l'image des diapositives 1">
            <svg:title/>
            <svg:desc/>
          </draw:page-thumbnail>
          <draw:frame draw:id="id117" presentation:style-name="a77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0" draw:style-name="a776" draw:master-page-name="Master1-Layout7-blank-Vide" presentation:presentation-page-layout-name="Master1-PPL7" draw:id="Slide-285">
        <draw:frame draw:id="id118" draw:style-name="a779" draw:name="ZoneTexte 1" svg:x="0in" svg:y="0in" svg:width="11.02362in" svg:height="0.61417in">
          <draw:text-box>
            <text:p text:style-name="a778" text:class-names="" text:cond-style-name=""><text:span text:style-name="a777" text:class-names="">C langage impératif</text:span></text:p>
          </draw:text-box>
          <svg:title/>
          <svg:desc/>
        </draw:frame>
        <draw:frame draw:id="id119" draw:style-name="a784" draw:name="ZoneTexte 2" svg:x="0.3937in" svg:y="0.62843in" svg:width="9.98316in" svg:height="1.84337in">
          <draw:text-box>
            <text:p text:style-name="a781" text:class-names="" text:cond-style-name=""><text:span text:style-name="a780" text:class-names="">Les instructions sont exécutées dans un ordre décidé par le programmeur et modifient des zones mémoires réservées par le programmeur (accessibles par des variables).</text:span></text:p>
            <text:p text:style-name="a783" text:class-names="" text:cond-style-name=""><text:span text:style-name="a782" text:class-names="">Elles sont regroupées dans un ensemble de fonctions, exemple :</text:span></text:p>
          </draw:text-box>
          <svg:title/>
          <svg:desc/>
        </draw:frame>
        <draw:frame draw:id="id120" draw:style-name="a860" draw:name="ZoneTexte 3" svg:x="0.68251in" svg:y="2.33831in" svg:width="4.35672in" svg:height="3.4332in">
          <draw:text-box>
            <text:p text:style-name="a793" text:class-names="" text:cond-style-name=""><text:span text:style-name="a785" text:class-names="">int</text:span><text:span text:style-name="a786" text:class-names=""><text:s text:c="1"/></text:span><text:span text:style-name="a787" text:class-names="">F1</text:span><text:span text:style-name="a788" text:class-names="">(</text:span><text:span text:style-name="a789" text:class-names="">double</text:span><text:span text:style-name="a790" text:class-names=""><text:s text:c="1"/></text:span><text:span text:style-name="a791" text:class-names="">y</text:span><text:span text:style-name="a792" text:class-names="">)</text:span></text:p>
            <text:p text:style-name="a795" text:class-names="" text:cond-style-name=""><text:span text:style-name="a794" text:class-names="">{</text:span></text:p>
            <text:p text:style-name="a805" text:class-names="" text:cond-style-name=""><text:span text:style-name="a796" text:class-names="">   <text:s text:c="1"/></text:span><text:span text:style-name="a797" text:class-names="">return</text:span><text:span text:style-name="a798" text:class-names=""><text:s text:c="1"/>(</text:span><text:span text:style-name="a799" text:class-names="">int</text:span><text:span text:style-name="a800" text:class-names="">)<text:s text:c="1"/></text:span><text:span text:style-name="a801" text:class-names="">y</text:span><text:span text:style-name="a802" text:class-names="">*</text:span><text:span text:style-name="a803" text:class-names="">1.5</text:span><text:span text:style-name="a804" text:class-names="">;</text:span></text:p>
            <text:p text:style-name="a807" text:class-names="" text:cond-style-name=""><text:span text:style-name="a806" text:class-names="">}</text:span></text:p>
            <text:p text:style-name="a817" text:class-names="" text:cond-style-name=""><text:span text:style-name="a808" text:class-names=""><text:line-break/></text:span><text:span text:style-name="a809" text:class-names="">int</text:span><text:span text:style-name="a810" text:class-names=""><text:s text:c="1"/></text:span><text:span text:style-name="a811" text:class-names="">F2</text:span><text:span text:style-name="a812" text:class-names="">(</text:span><text:span text:style-name="a813" text:class-names="">double</text:span><text:span text:style-name="a814" text:class-names=""><text:s text:c="1"/></text:span><text:span text:style-name="a815" text:class-names="">x</text:span><text:span text:style-name="a816" text:class-names="">)</text:span></text:p>
            <text:p text:style-name="a819" text:class-names="" text:cond-style-name=""><text:span text:style-name="a818" text:class-names="">{</text:span></text:p>
            <text:p text:style-name="a831" text:class-names="" text:cond-style-name=""><text:span text:style-name="a820" text:class-names="">   <text:s text:c="1"/></text:span><text:span text:style-name="a821" text:class-names="">double</text:span><text:span text:style-name="a822" text:class-names=""><text:s text:c="1"/></text:span><text:span text:style-name="a823" text:class-names="">a</text:span><text:span text:style-name="a824" text:class-names=""><text:s text:c="1"/></text:span><text:span text:style-name="a825" text:class-names="">=</text:span><text:span text:style-name="a826" text:class-names=""><text:s text:c="1"/></text:span><text:span text:style-name="a827" text:class-names="">x</text:span><text:span text:style-name="a828" text:class-names="">*</text:span><text:span text:style-name="a829" text:class-names="">3.4</text:span><text:span text:style-name="a830" text:class-names="">;</text:span></text:p>
            <text:p text:style-name="a851" text:class-names="" text:cond-style-name=""><text:span text:style-name="a832" text:class-names="">   <text:s text:c="1"/></text:span><text:span text:style-name="a833" text:class-names="">int</text:span><text:span text:style-name="a834" text:class-names=""><text:s text:c="1"/></text:span><text:span text:style-name="a835" text:class-names="">b</text:span><text:span text:style-name="a836" text:class-names=""><text:s text:c="1"/></text:span><text:span text:style-name="a837" text:class-names="">=</text:span><text:span text:style-name="a838" text:class-names=""><text:s text:c="1"/></text:span><text:span text:style-name="a839" text:class-names="">F1</text:span><text:span text:style-name="a840" text:class-names="">(</text:span><text:span text:style-name="a841" text:class-names="">a</text:span><text:span text:style-name="a842" text:class-names="">)<text:s text:c="1"/></text:span><text:span text:style-name="a843" text:class-names="">+</text:span><text:span text:style-name="a844" text:class-names=""><text:s text:c="1"/></text:span><text:span text:style-name="a845" text:class-names="">F1</text:span><text:span text:style-name="a846" text:class-names="">(</text:span><text:span text:style-name="a847" text:class-names="">a</text:span><text:span text:style-name="a848" text:class-names="">*</text:span><text:span text:style-name="a849" text:class-names="">2.5</text:span><text:span text:style-name="a850" text:class-names="">);</text:span></text:p>
            <text:p text:style-name="a857" text:class-names="" text:cond-style-name=""><text:span text:style-name="a852" text:class-names="">   <text:s text:c="1"/></text:span><text:span text:style-name="a853" text:class-names="">return</text:span><text:span text:style-name="a854" text:class-names=""><text:s text:c="1"/></text:span><text:span text:style-name="a855" text:class-names="">b</text:span><text:span text:style-name="a856" text:class-names="">;</text:span></text:p>
            <text:p text:style-name="a859" text:class-names="" text:cond-style-name=""><text:span text:style-name="a858" text:class-names="">}</text:span></text:p>
          </draw:text-box>
          <svg:title/>
          <svg:desc/>
        </draw:frame>
        <draw:frame draw:id="id121" draw:style-name="a900" draw:name="ZoneTexte 4" svg:x="5.03923in" svg:y="2.33831in" svg:width="2.8333in" svg:height="2.22148in">
          <draw:text-box>
            <text:p text:style-name="a865" text:class-names="" text:cond-style-name=""><text:span text:style-name="a861" text:class-names="">int</text:span><text:span text:style-name="a862" text:class-names=""><text:s text:c="1"/></text:span><text:span text:style-name="a863" text:class-names="">main</text:span><text:span text:style-name="a864" text:class-names="">()</text:span></text:p>
            <text:p text:style-name="a867" text:class-names="" text:cond-style-name=""><text:span text:style-name="a866" text:class-names="">{</text:span></text:p>
            <text:p text:style-name="a877" text:class-names="" text:cond-style-name=""><text:span text:style-name="a868" text:class-names="">   <text:s text:c="1"/></text:span><text:span text:style-name="a869" text:class-names="">double</text:span><text:span text:style-name="a870" text:class-names=""><text:s text:c="1"/></text:span><text:span text:style-name="a871" text:class-names="">u</text:span><text:span text:style-name="a872" text:class-names=""><text:s text:c="1"/></text:span><text:span text:style-name="a873" text:class-names="">=</text:span><text:span text:style-name="a874" text:class-names=""><text:s text:c="1"/></text:span><text:span text:style-name="a875" text:class-names="">2.4</text:span><text:span text:style-name="a876" text:class-names="">;</text:span></text:p>
            <text:p text:style-name="a889" text:class-names="" text:cond-style-name=""><text:span text:style-name="a878" text:class-names="">   <text:s text:c="1"/></text:span><text:span text:style-name="a879" text:class-names="">int</text:span><text:span text:style-name="a880" text:class-names=""><text:s text:c="1"/></text:span><text:span text:style-name="a881" text:class-names="">v</text:span><text:span text:style-name="a882" text:class-names=""><text:s text:c="1"/></text:span><text:span text:style-name="a883" text:class-names="">=</text:span><text:span text:style-name="a884" text:class-names=""><text:s text:c="1"/></text:span><text:span text:style-name="a885" text:class-names="">F2</text:span><text:span text:style-name="a886" text:class-names="">(</text:span><text:span text:style-name="a887" text:class-names="">u</text:span><text:span text:style-name="a888" text:class-names="">);</text:span></text:p>
            <text:p text:style-name="a895" text:class-names="" text:cond-style-name=""><text:span text:style-name="a890" text:class-names="">   <text:s text:c="1"/></text:span><text:span text:style-name="a891" text:class-names="">return</text:span><text:span text:style-name="a892" text:class-names=""><text:s text:c="1"/></text:span><text:span text:style-name="a893" text:class-names="">0</text:span><text:span text:style-name="a894" text:class-names="">;</text:span></text:p>
            <text:p text:style-name="a897" text:class-names="" text:cond-style-name=""><text:span text:style-name="a896" text:class-names="">}</text:span></text:p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22" draw:style-name="a907" draw:name="ZoneTexte 5" svg:x="5.78795in" svg:y="4.30701in" svg:width="5.01026in" svg:height="1.7166in">
          <draw:text-box>
            <text:p text:style-name="a906" text:class-names="" text:cond-style-name=""><text:span text:style-name="a901" text:class-names="">Une (et une seule) de ces fonctions<text:s text:c="1"/></text:span><text:span text:style-name="a902" text:class-names="">doit avoir le nom « main »,<text:s text:c="1"/></text:span><text:span text:style-name="a903" text:class-names="">l’exécution commencera par la 1</text:span><text:span text:style-name="a904" text:class-names="">ère</text:span><text:span text:style-name="a905" text:class-names=""><text:s text:c="1"/>instruction dans « main »</text:span></text:p>
          </draw:text-box>
          <svg:title/>
          <svg:desc/>
        </draw:frame>
        <presentation:notes draw:style-name="a913">
          <draw:frame draw:id="id123" draw:style-name="a910" draw:name="Espace réservé du numéro de diapositive 6" svg:x="4.67953in" svg:y="11.10827in" svg:width="3.5878in" svg:height="0.58425in">
            <draw:text-box>
              <text:p text:style-name="a909" text:class-names="" text:cond-style-name=""><text:span text:style-name="a908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24" presentation:style-name="a911" draw:name="Espace réservé de l'image des diapositives 1">
            <svg:title/>
            <svg:desc/>
          </draw:page-thumbnail>
          <draw:frame draw:id="id125" presentation:style-name="a9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914" draw:master-page-name="Master1-Layout7-blank-Vide" presentation:presentation-page-layout-name="Master1-PPL7" draw:id="Slide-284">
        <draw:frame draw:id="id126" presentation:style-name="a918" draw:name="Espace réservé du texte 1" svg:x="2.75591in" svg:y="2.75591in" svg:width="5.74803in" svg:height="0.51772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C est un langage typé</text:span></text:p>
              </text:list-item>
            </text:list>
          </draw:text-box>
          <svg:title/>
          <svg:desc/>
        </draw:frame>
        <presentation:notes draw:style-name="a924">
          <draw:frame draw:id="id127" draw:style-name="a921" draw:name="Espace réservé du numéro de diapositive 6" svg:x="4.67953in" svg:y="11.10827in" svg:width="3.5878in" svg:height="0.58425in">
            <draw:text-box>
              <text:p text:style-name="a920" text:class-names="" text:cond-style-name=""><text:span text:style-name="a919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8" presentation:style-name="a922" draw:name="Espace réservé de l'image des diapositives 1">
            <svg:title/>
            <svg:desc/>
          </draw:page-thumbnail>
          <draw:frame draw:id="id129" presentation:style-name="a92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925" draw:master-page-name="Master1-Layout7-blank-Vide" presentation:presentation-page-layout-name="Master1-PPL7" draw:id="Slide-261">
        <draw:frame draw:id="id130" draw:style-name="a928" draw:name="ZoneTexte 1" svg:x="0in" svg:y="0in" svg:width="11.02362in" svg:height="0.61417in">
          <draw:text-box>
            <text:p text:style-name="a927" text:class-names="" text:cond-style-name=""><text:span text:style-name="a926" text:class-names="">Types en C</text:span></text:p>
          </draw:text-box>
          <svg:title/>
          <svg:desc/>
        </draw:frame>
        <draw:frame draw:id="id131" draw:style-name="a970" draw:name="ZoneTexte 2" svg:x="0.19685in" svg:y="0.7874in" svg:width="10.03937in" svg:height="4.27074in">
          <draw:text-box>
            <text:p text:style-name="a930" text:class-names="" text:cond-style-name=""><text:span text:style-name="a929" text:class-names="">C a 4 types de base permettant de définir des valeurs et variables simples :<text:s text:c="1"/></text:span></text:p>
            <text:p text:style-name="a932" text:class-names="" text:cond-style-name=""><text:span text:style-name="a931" text:class-names=""><text:tab/>char (caractère), int, float, double</text:span></text:p>
            <text:p text:style-name="a934" text:class-names="" text:cond-style-name=""><text:span text:style-name="a933" text:class-names=""/></text:p>
            <text:p text:style-name="a940" text:class-names="" text:cond-style-name=""><text:span text:style-name="a935" text:class-names="">par exemple :<text:s text:c="1"/></text:span><text:span text:style-name="a936" text:class-names=""><text:tab/></text:span><text:span text:style-name="a937" text:class-names="">double</text:span><text:span text:style-name="a938" text:class-names=""><text:s text:c="1"/></text:span><text:span text:style-name="a939" text:class-names="">u;</text:span></text:p>
            <text:p text:style-name="a948" text:class-names="" text:cond-style-name=""><text:span text:style-name="a941" text:class-names=""><text:tab/><text:tab/></text:span><text:span text:style-name="a942" text:class-names="">u</text:span><text:span text:style-name="a943" text:class-names=""><text:s text:c="1"/></text:span><text:span text:style-name="a944" text:class-names="">=</text:span><text:span text:style-name="a945" text:class-names=""><text:s text:c="1"/></text:span><text:span text:style-name="a946" text:class-names="">2.4</text:span><text:span text:style-name="a947" text:class-names="">;</text:span></text:p>
            <text:p text:style-name="a954" text:class-names="" text:cond-style-name=""><text:span text:style-name="a949" text:class-names=""><text:tab/>u est une<text:s text:c="1"/></text:span><text:span text:style-name="a950" text:class-names="">variable</text:span><text:span text:style-name="a951" text:class-names=""><text:s text:c="1"/>de type<text:s text:c="1"/></text:span><text:span text:style-name="a952" text:class-names="">double</text:span><text:span text:style-name="a953" text:class-names=""><text:s text:c="1"/>définie par le programmeur</text:span></text:p>
            <text:p text:style-name="a959" text:class-names="" text:cond-style-name=""><text:span text:style-name="a955" text:class-names=""><text:tab/>2.4 est une<text:s text:c="1"/></text:span><text:span text:style-name="a956" text:class-names="">valeur</text:span><text:span text:style-name="a957" text:class-names=""><text:s text:c="1"/>de type<text:s text:c="1"/></text:span><text:span text:style-name="a958" text:class-names="">double</text:span></text:p>
            <text:p text:style-name="a961" text:class-names="" text:cond-style-name=""><text:span text:style-name="a960" text:class-names=""/></text:p>
            <text:p text:style-name="a963" text:class-names="" text:cond-style-name=""><text:span text:style-name="a962" text:class-names="">et des variantes : unsigned int, long, wchar_t, …</text:span></text:p>
            <text:p text:style-name="a965" text:class-names="" text:cond-style-name=""><text:span text:style-name="a964" text:class-names="">(différents intervalles de valeurs possibles, avec ou sans signe)</text:span></text:p>
            <text:p text:style-name="a967" text:class-names="" text:cond-style-name=""><text:span text:style-name="a966" text:class-names=""/></text:p>
            <text:p text:style-name="a969" text:class-names="" text:cond-style-name=""><text:span text:style-name="a968" text:class-names="">Une variable occupe une zone mémoire, une valeur n’occupe pas de place en mémoire, mais peut être rangée dans une variable</text:span></text:p>
          </draw:text-box>
          <svg:title/>
          <svg:desc/>
        </draw:frame>
        <presentation:notes draw:style-name="a976">
          <draw:frame draw:id="id132" draw:style-name="a973" draw:name="Espace réservé du numéro de diapositive 6" svg:x="4.67953in" svg:y="11.10827in" svg:width="3.5878in" svg:height="0.58425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33" presentation:style-name="a974" draw:name="Espace réservé de l'image des diapositives 1">
            <svg:title/>
            <svg:desc/>
          </draw:page-thumbnail>
          <draw:frame draw:id="id134" presentation:style-name="a97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1" draw:style-name="a977" draw:master-page-name="Master1-Layout7-blank-Vide" presentation:presentation-page-layout-name="Master1-PPL7" draw:id="Slide-286">
        <draw:frame draw:id="id135" draw:style-name="a980" draw:name="ZoneTexte 1" svg:x="0in" svg:y="0in" svg:width="11.02362in" svg:height="0.61417in">
          <draw:text-box>
            <text:p text:style-name="a979" text:class-names="" text:cond-style-name=""><text:span text:style-name="a978" text:class-names="">Types en C (2)</text:span></text:p>
          </draw:text-box>
          <svg:title/>
          <svg:desc/>
        </draw:frame>
        <draw:frame draw:id="id136" draw:style-name="a989" draw:name="ZoneTexte 2" svg:x="0.17981in" svg:y="0.77036in" svg:width="9.58724in" svg:height="1.06126in">
          <draw:text-box>
            <text:p text:style-name="a982" text:class-names="" text:cond-style-name=""><text:span text:style-name="a981" text:class-names="">D’autres types sont définis à partir des types précédents</text:span></text:p>
            <text:list text:style-name="a985">
              <text:list-item>
                <text:p text:style-name="a984" text:class-names="" text:cond-style-name=""><text:span text:style-name="a983" text:class-names="">Pointeur qui contient l’adresse d’une zone mémoire, exemples 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  <draw:frame draw:id="id137" draw:style-name="a998" draw:name="ZoneTexte 3" svg:x="0.97728in" svg:y="1.844in" svg:width="2.53409in" svg:height="1.3127in">
          <draw:text-box>
            <text:p text:style-name="a991" text:class-names="" text:cond-style-name=""><text:span text:style-name="a990" text:class-names="">double x = 2.3;</text:span></text:p>
            <text:p text:style-name="a993" text:class-names="" text:cond-style-name=""><text:span text:style-name="a992" text:class-names="">double *p = &amp;x;<text:s text:c="1"/></text:span></text:p>
            <text:p text:style-name="a995" text:class-names="" text:cond-style-name=""><text:span text:style-name="a994" text:class-names="">double **q = &amp;p;</text:span></text:p>
            <text:p text:style-name="a997" text:class-names="" text:cond-style-name=""><text:span text:style-name="a996" text:class-names="">char *s;</text:span></text:p>
          </draw:text-box>
          <svg:title/>
          <svg:desc/>
        </draw:frame>
        <draw:frame draw:id="id138" draw:style-name="a1001" draw:name="ZoneTexte 4" svg:x="0.97728in" svg:y="4.76705in" svg:width="1.44838in" svg:height="0.40391in">
          <draw:text-box>
            <text:p text:style-name="a1000" text:class-names="" text:cond-style-name=""><text:span text:style-name="a999" text:class-names="">void * p;</text:span></text:p>
          </draw:text-box>
          <svg:title/>
          <svg:desc/>
        </draw:frame>
        <draw:frame draw:id="id139" draw:style-name="a1004" draw:name="ZoneTexte 5" svg:x="2.42566in" svg:y="4.76705in" svg:width="7.75001in" svg:height="0.90879in">
          <draw:text-box>
            <text:p text:style-name="a1003" text:class-names="" text:cond-style-name=""><text:span text:style-name="a1002" text:class-names="">Type spécial de pointeur quand on ne connait pas le type de la zone mémoire pointée par p</text:span></text:p>
          </draw:text-box>
          <svg:title/>
          <svg:desc/>
        </draw:frame>
        <draw:frame draw:id="id140" draw:style-name="a1007" draw:name="ZoneTexte 6" svg:x="3.51137in" svg:y="1.83162in" svg:width="6.68182in" svg:height="1.3127in">
          <draw:text-box>
            <text:p text:style-name="a1006" text:class-names="" text:cond-style-name=""><text:span text:style-name="a1005" text:class-names="">x est une variable de type double, p un pointeur sur un double, q un pointeur sur un pointeur sur double, s un pointeur sur caractère</text:span></text:p>
          </draw:text-box>
          <svg:title/>
          <svg:desc/>
        </draw:frame>
        <draw:g draw:name="Groupe 21" draw:id="id141">
          <svg:title/>
          <svg:desc/>
          <draw:custom-shape svg:x="7.45455in" svg:y="3.65282in" svg:width="0.89773in" svg:height="0.36164in" draw:id="id142" draw:style-name="a1010" draw:name="Rectangle 8">
            <svg:title/>
            <svg:desc/>
            <text:p text:style-name="a1009" text:class-names="" text:cond-style-name=""><text:span text:style-name="a1008" text:class-names="">2.3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3" draw:style-name="a1013" draw:name="ZoneTexte 9" svg:x="6.04542in" svg:y="3.93329in" svg:width="0.32817in" svg:height="0.40391in">
            <draw:text-box>
              <text:p text:style-name="a1012" text:class-names="" text:cond-style-name=""><text:span text:style-name="a1011" text:class-names="">•</text:span></text:p>
            </draw:text-box>
            <svg:title/>
            <svg:desc/>
          </draw:frame>
          <draw:frame draw:id="id144" draw:style-name="a1016" draw:name="ZoneTexte 10" svg:x="7.45455in" svg:y="3.24892in" svg:width="0.31064in" svg:height="0.40391in">
            <draw:text-box>
              <text:p text:style-name="a1015" text:class-names="" text:cond-style-name=""><text:span text:style-name="a1014" text:class-names="">x</text:span></text:p>
            </draw:text-box>
            <svg:title/>
            <svg:desc/>
          </draw:frame>
          <draw:connector draw:type="standard" svg:x1="6.37359in" svg:y1="4.13524in" draw:start-shape="id143" draw:start-glue-point="1" svg:x2="7.45455in" svg:y2="3.83364in" draw:end-shape="id142" draw:end-glue-point="3" draw:id="id145" draw:style-name="a1018" draw:name="Connecteur : en angle 12">
            <svg:title/>
            <svg:desc/>
          </draw:connector>
          <draw:frame draw:id="id146" draw:style-name="a1021" draw:name="ZoneTexte 13" svg:x="6.0093in" svg:y="3.517in" svg:width="0.33519in" svg:height="0.40391in">
            <draw:text-box>
              <text:p text:style-name="a1020" text:class-names="" text:cond-style-name=""><text:span text:style-name="a1019" text:class-names="">p</text:span></text:p>
            </draw:text-box>
            <svg:title/>
            <svg:desc/>
          </draw:frame>
          <draw:frame draw:id="id147" draw:style-name="a1024" draw:name="ZoneTexte 14" svg:x="4.18371in" svg:y="3.64022in" svg:width="0.32817in" svg:height="0.40391in">
            <draw:text-box>
              <text:p text:style-name="a1023" text:class-names="" text:cond-style-name=""><text:span text:style-name="a1022" text:class-names="">•</text:span></text:p>
            </draw:text-box>
            <svg:title/>
            <svg:desc/>
          </draw:frame>
          <draw:frame draw:id="id148" draw:style-name="a1027" draw:name="ZoneTexte 15" svg:x="4.0928in" svg:y="3.24254in" svg:width="0.33519in" svg:height="0.40391in">
            <draw:text-box>
              <text:p text:style-name="a1026" text:class-names="" text:cond-style-name=""><text:span text:style-name="a1025" text:class-names="">q</text:span></text:p>
            </draw:text-box>
            <svg:title/>
            <svg:desc/>
          </draw:frame>
          <draw:connector draw:type="standard" svg:x1="4.51188in" svg:y1="3.84218in" draw:start-shape="id147" draw:start-glue-point="1" svg:x2="6.04542in" svg:y2="4.13524in" draw:end-shape="id143" draw:end-glue-point="3" draw:id="id149" draw:style-name="a1029" draw:name="Connecteur : en angle 17">
            <svg:title/>
            <svg:desc/>
          </draw:connector>
        </draw:g>
        <presentation:notes draw:style-name="a1035">
          <draw:frame draw:id="id150" draw:style-name="a1032" draw:name="Espace réservé du numéro de diapositive 6" svg:x="4.67953in" svg:y="11.10827in" svg:width="3.5878in" svg:height="0.58425in">
            <draw:text-box>
              <text:p text:style-name="a1031" text:class-names="" text:cond-style-name=""><text:span text:style-name="a1030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51" presentation:style-name="a1033" draw:name="Espace réservé de l'image des diapositives 1">
            <svg:title/>
            <svg:desc/>
          </draw:page-thumbnail>
          <draw:frame draw:id="id152" presentation:style-name="a103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1036" draw:master-page-name="Master1-Layout7-blank-Vide" presentation:presentation-page-layout-name="Master1-PPL7" draw:id="Slide-287">
        <draw:frame draw:id="id153" draw:style-name="a1039" draw:name="ZoneTexte 1" svg:x="0in" svg:y="0in" svg:width="11.02362in" svg:height="0.61417in">
          <draw:text-box>
            <text:p text:style-name="a1038" text:class-names="" text:cond-style-name=""><text:span text:style-name="a1037" text:class-names="">Types en C (3)</text:span></text:p>
          </draw:text-box>
          <svg:title/>
          <svg:desc/>
        </draw:frame>
        <draw:frame draw:id="id154" draw:style-name="a1046" draw:name="ZoneTexte 2" svg:x="0.17981in" svg:y="0.77036in" svg:width="9.58724in" svg:height="0.59641in">
          <draw:text-box>
            <text:list text:style-name="a1042">
              <text:list-item>
                <text:p text:style-name="a1041" text:class-names="" text:cond-style-name=""><text:span text:style-name="a1040" text:class-names="">Vecteurs (ensemble de valeurs de même type)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  <draw:frame draw:id="id155" draw:style-name="a1063" draw:name="ZoneTexte 3" svg:x="0.70455in" svg:y="2.00916in" svg:width="6.04898in" svg:height="2.52441in">
          <draw:text-box>
            <text:p text:style-name="a1048" text:class-names="" text:cond-style-name=""><text:span text:style-name="a1047" text:class-names="">double x[4];</text:span></text:p>
            <text:p text:style-name="a1050" text:class-names="" text:cond-style-name=""><text:span text:style-name="a1049" text:class-names=""/></text:p>
            <text:p text:style-name="a1052" text:class-names="" text:cond-style-name=""><text:span text:style-name="a1051" text:class-names="">int n = 5;</text:span></text:p>
            <text:p text:style-name="a1054" text:class-names="" text:cond-style-name=""><text:span text:style-name="a1053" text:class-names="">int k[n];</text:span></text:p>
            <text:p text:style-name="a1056" text:class-names="" text:cond-style-name=""><text:span text:style-name="a1055" text:class-names=""/></text:p>
            <text:p text:style-name="a1058" text:class-names="" text:cond-style-name=""><text:span text:style-name="a1057" text:class-names="">double *y;</text:span></text:p>
            <text:p text:style-name="a1060" text:class-names="" text:cond-style-name=""><text:span text:style-name="a1059" text:class-names="">y = (double *) malloc(n * sizeof(double));</text:span></text:p>
            <text:p text:style-name="a1062" text:class-names="" text:cond-style-name=""><text:span text:style-name="a1061" text:class-names="">free(y);</text:span></text:p>
          </draw:text-box>
          <svg:title/>
          <svg:desc/>
        </draw:frame>
        <draw:frame draw:id="id156" draw:style-name="a1073" draw:name="ZoneTexte 6" svg:x="4.11364in" svg:y="2.00916in" svg:width="6.68182in" svg:height="1.11074in">
          <draw:text-box>
            <text:p text:style-name="a1066" text:class-names="" text:cond-style-name=""><text:span text:style-name="a1064" text:class-names="">x</text:span><text:span text:style-name="a1065" text:class-names=""><text:s text:c="2"/>est un vecteur statique de 4 doubles,<text:s text:c="1"/></text:span></text:p>
            <text:p text:style-name="a1069" text:class-names="" text:cond-style-name=""><text:span text:style-name="a1067" text:class-names="">k</text:span><text:span text:style-name="a1068" text:class-names=""><text:s text:c="1"/>un vecteur statique de 5 entiers,<text:s text:c="1"/></text:span></text:p>
            <text:p text:style-name="a1072" text:class-names="" text:cond-style-name=""><text:span text:style-name="a1070" text:class-names="">y</text:span><text:span text:style-name="a1071" text:class-names=""><text:s text:c="1"/>un vecteur dynamique de 5 doubles</text:span></text:p>
          </draw:text-box>
          <svg:title/>
          <svg:desc/>
        </draw:frame>
        <draw:frame draw:id="id157" draw:style-name="a1076" draw:name="ZoneTexte 7" svg:x="0.56889in" svg:y="1.27221in" svg:width="5.6495in" svg:height="0.50488in">
          <draw:text-box>
            <text:p text:style-name="a1075" text:class-names="" text:cond-style-name=""><text:span text:style-name="a1074" text:class-names="">Plusieurs façons de définir des vecteurs:</text:span></text:p>
          </draw:text-box>
          <svg:title/>
          <svg:desc/>
        </draw:frame>
        <draw:g draw:name="Groupe 45" draw:id="id158">
          <svg:title/>
          <svg:desc/>
          <draw:frame draw:id="id173" draw:style-name="a1112" draw:name="ZoneTexte 9" svg:x="5.26047in" svg:y="5.32115in" svg:width="0.32817in" svg:height="0.40391in">
            <draw:text-box>
              <text:p text:style-name="a1111" text:class-names="" text:cond-style-name=""><text:span text:style-name="a1110" text:class-names="">•</text:span></text:p>
            </draw:text-box>
            <svg:title/>
            <svg:desc/>
          </draw:frame>
          <draw:connector draw:type="standard" svg:x1="5.59586in" svg:y1="5.48626in" svg:x2="6.69137in" svg:y2="5.19788in" draw:end-shape="id174" draw:end-glue-point="3" draw:id="id175" draw:style-name="a1114" draw:name="Connecteur : en angle 12">
            <svg:title/>
            <svg:desc/>
          </draw:connector>
          <draw:frame draw:id="id176" draw:style-name="a1117" draw:name="ZoneTexte 13" svg:x="5.22435in" svg:y="4.90486in" svg:width="0.3159in" svg:height="0.40391in">
            <draw:text-box>
              <text:p text:style-name="a1116" text:class-names="" text:cond-style-name=""><text:span text:style-name="a1115" text:class-names="">y</text:span></text:p>
            </draw:text-box>
            <svg:title/>
            <svg:desc/>
          </draw:frame>
          <draw:g draw:name="Groupe 28" draw:id="id177">
            <svg:title/>
            <svg:desc/>
            <draw:custom-shape svg:x="6.69137in" svg:y="5.00103in" svg:width="0.3937in" svg:height="0.3937in" draw:id="id174" draw:style-name="a1120" draw:name="Rectangle 22">
              <svg:title/>
              <svg:desc/>
              <text:p text:style-name="a1119" text:class-names="" text:cond-style-name=""><text:span text:style-name="a11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08511in" svg:y="5.00103in" svg:width="0.3937in" svg:height="0.3937in" draw:id="id178" draw:style-name="a1123" draw:name="Rectangle 24">
              <svg:title/>
              <svg:desc/>
              <text:p text:style-name="a1122" text:class-names="" text:cond-style-name=""><text:span text:style-name="a11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47812in" svg:y="5.00103in" svg:width="0.3937in" svg:height="0.3937in" draw:id="id179" draw:style-name="a1126" draw:name="Rectangle 25">
              <svg:title/>
              <svg:desc/>
              <text:p text:style-name="a1125" text:class-names="" text:cond-style-name=""><text:span text:style-name="a11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87186in" svg:y="5.00103in" svg:width="0.3937in" svg:height="0.3937in" draw:id="id180" draw:style-name="a1129" draw:name="Rectangle 26">
              <svg:title/>
              <svg:desc/>
              <text:p text:style-name="a1128" text:class-names="" text:cond-style-name=""><text:span text:style-name="a11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6562in" svg:y="5.00103in" svg:width="0.3937in" svg:height="0.3937in" draw:id="id181" draw:style-name="a1132" draw:name="Rectangle 27">
              <svg:title/>
              <svg:desc/>
              <text:p text:style-name="a1131" text:class-names="" text:cond-style-name=""><text:span text:style-name="a11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g draw:name="Groupe 36" draw:id="id159">
          <svg:title/>
          <svg:desc/>
          <draw:g draw:name="Groupe 29" draw:id="id167">
            <svg:title/>
            <svg:desc/>
            <draw:custom-shape svg:x="3.22241in" svg:y="5.29908in" svg:width="0.3937in" svg:height="0.3937in" draw:id="id169" draw:style-name="a1100" draw:name="Rectangle 30">
              <svg:title/>
              <svg:desc/>
              <text:p text:style-name="a1099" text:class-names="" text:cond-style-name=""><text:span text:style-name="a10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61615in" svg:y="5.29908in" svg:width="0.3937in" svg:height="0.3937in" draw:id="id170" draw:style-name="a1103" draw:name="Rectangle 31">
              <svg:title/>
              <svg:desc/>
              <text:p text:style-name="a1102" text:class-names="" text:cond-style-name=""><text:span text:style-name="a11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0916in" svg:y="5.29908in" svg:width="0.3937in" svg:height="0.3937in" draw:id="id171" draw:style-name="a1106" draw:name="Rectangle 32">
              <svg:title/>
              <svg:desc/>
              <text:p text:style-name="a1105" text:class-names="" text:cond-style-name=""><text:span text:style-name="a110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4029in" svg:y="5.29908in" svg:width="0.3937in" svg:height="0.3937in" draw:id="id172" draw:style-name="a1109" draw:name="Rectangle 33">
              <svg:title/>
              <svg:desc/>
              <text:p text:style-name="a1108" text:class-names="" text:cond-style-name=""><text:span text:style-name="a110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168" draw:style-name="a1097" draw:name="ZoneTexte 35" svg:x="3.22237in" svg:y="4.93714in" svg:width="0.31064in" svg:height="0.40391in">
            <draw:text-box>
              <text:p text:style-name="a1096" text:class-names="" text:cond-style-name=""><text:span text:style-name="a1095" text:class-names="">x</text:span></text:p>
            </draw:text-box>
            <svg:title/>
            <svg:desc/>
          </draw:frame>
        </draw:g>
        <draw:g draw:name="Groupe 44" draw:id="id160">
          <svg:title/>
          <svg:desc/>
          <draw:custom-shape svg:x="1.14037in" svg:y="5.28478in" svg:width="0.23622in" svg:height="0.3937in" draw:id="id161" draw:style-name="a1079" draw:name="Rectangle 38">
            <svg:title/>
            <svg:desc/>
            <text:p text:style-name="a1078" text:class-names="" text:cond-style-name=""><text:span text:style-name="a10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37795in" svg:y="5.28478in" svg:width="0.23622in" svg:height="0.3937in" draw:id="id162" draw:style-name="a1082" draw:name="Rectangle 39">
            <svg:title/>
            <svg:desc/>
            <text:p text:style-name="a1081" text:class-names="" text:cond-style-name=""><text:span text:style-name="a10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1417in" svg:y="5.28478in" svg:width="0.23622in" svg:height="0.3937in" draw:id="id163" draw:style-name="a1085" draw:name="Rectangle 40">
            <svg:title/>
            <svg:desc/>
            <text:p text:style-name="a1084" text:class-names="" text:cond-style-name=""><text:span text:style-name="a10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85039in" svg:y="5.28478in" svg:width="0.23622in" svg:height="0.3937in" draw:id="id164" draw:style-name="a1088" draw:name="Rectangle 41">
            <svg:title/>
            <svg:desc/>
            <text:p text:style-name="a1087" text:class-names="" text:cond-style-name=""><text:span text:style-name="a10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661in" svg:y="5.28478in" svg:width="0.23622in" svg:height="0.3937in" draw:id="id165" draw:style-name="a1091" draw:name="Rectangle 42">
            <svg:title/>
            <svg:desc/>
            <text:p text:style-name="a1090" text:class-names="" text:cond-style-name=""><text:span text:style-name="a10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6" draw:style-name="a1094" draw:name="ZoneTexte 43" svg:x="1.14031in" svg:y="4.91105in" svg:width="0.3159in" svg:height="0.40391in">
            <draw:text-box>
              <text:p text:style-name="a1093" text:class-names="" text:cond-style-name=""><text:span text:style-name="a1092" text:class-names="">k</text:span></text:p>
            </draw:text-box>
            <svg:title/>
            <svg:desc/>
          </draw:frame>
        </draw:g>
        <presentation:notes draw:style-name="a1138">
          <draw:frame draw:id="id182" draw:style-name="a1135" draw:name="Espace réservé du numéro de diapositive 6" svg:x="4.67953in" svg:y="11.10827in" svg:width="3.5878in" svg:height="0.58425in">
            <draw:text-box>
              <text:p text:style-name="a1134" text:class-names="" text:cond-style-name=""><text:span text:style-name="a1133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83" presentation:style-name="a1136" draw:name="Espace réservé de l'image des diapositives 1">
            <svg:title/>
            <svg:desc/>
          </draw:page-thumbnail>
          <draw:frame draw:id="id184" presentation:style-name="a113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3" draw:style-name="a1139" draw:master-page-name="Master1-Layout7-blank-Vide" presentation:presentation-page-layout-name="Master1-PPL7" draw:id="Slide-288">
        <draw:frame draw:id="id185" draw:style-name="a1142" draw:name="ZoneTexte 1" svg:x="0in" svg:y="0in" svg:width="11.02362in" svg:height="0.61417in">
          <draw:text-box>
            <text:p text:style-name="a1141" text:class-names="" text:cond-style-name=""><text:span text:style-name="a1140" text:class-names="">Types en C (4)</text:span></text:p>
          </draw:text-box>
          <svg:title/>
          <svg:desc/>
        </draw:frame>
        <draw:frame draw:id="id186" draw:style-name="a1146" draw:name="ZoneTexte 2" svg:x="0.22093in" svg:y="0.77974in" svg:width="9.41279in" svg:height="0.81724in">
          <draw:text-box>
            <text:list text:style-name="a1145">
              <text:list-item>
                <text:p text:style-name="a1144" text:class-names="" text:cond-style-name=""><text:span text:style-name="a1143" text:class-names="">Structure : agrégation d’un nombre fixe de composantes nommées et <text:s text:c="1"/>de type différents ou non</text:span></text:p>
              </text:list-item>
            </text:list>
          </draw:text-box>
          <svg:title/>
          <svg:desc/>
        </draw:frame>
        <draw:frame draw:id="id187" draw:style-name="a1165" draw:name="ZoneTexte 3" svg:x="0.64239in" svg:y="2.42162in" svg:width="2.62016in" svg:height="2.82734in">
          <draw:text-box>
            <text:p text:style-name="a1148" text:class-names="" text:cond-style-name=""><text:span text:style-name="a1147" text:class-names="">struct V {</text:span></text:p>
            <text:p text:style-name="a1150" text:class-names="" text:cond-style-name=""><text:span text:style-name="a1149" text:class-names=""><text:s text:c="1"/>int n;</text:span></text:p>
            <text:p text:style-name="a1152" text:class-names="" text:cond-style-name=""><text:span text:style-name="a1151" text:class-names=""><text:s text:c="1"/>double * v; <text:s text:c="2"/></text:span></text:p>
            <text:p text:style-name="a1154" text:class-names="" text:cond-style-name=""><text:span text:style-name="a1153" text:class-names="">};</text:span></text:p>
            <text:p text:style-name="a1156" text:class-names="" text:cond-style-name=""><text:span text:style-name="a1155" text:class-names=""/></text:p>
            <text:p text:style-name="a1158" text:class-names="" text:cond-style-name=""><text:span text:style-name="a1157" text:class-names="">struct S {</text:span></text:p>
            <text:p text:style-name="a1160" text:class-names="" text:cond-style-name=""><text:span text:style-name="a1159" text:class-names=""><text:s text:c="2"/>char nom[10];</text:span></text:p>
            <text:p text:style-name="a1162" text:class-names="" text:cond-style-name=""><text:span text:style-name="a1161" text:class-names=""><text:s text:c="2"/>struct V x;<text:s text:c="1"/></text:span></text:p>
            <text:p text:style-name="a1164" text:class-names="" text:cond-style-name=""><text:span text:style-name="a1163" text:class-names="">};</text:span></text:p>
          </draw:text-box>
          <svg:title/>
          <svg:desc/>
        </draw:frame>
        <draw:frame draw:id="id188" draw:style-name="a1168" draw:name="ZoneTexte 7" svg:x="0.55794in" svg:y="1.54171in" svg:width="10.31997in" svg:height="0.90879in">
          <draw:text-box>
            <text:p text:style-name="a1167" text:class-names="" text:cond-style-name=""><text:span text:style-name="a1166" text:class-names="">Les composantes d’une structure peuvent être des types simples, ou des pointeurs ou des vecteurs ou d’autres structures, exemple:</text:span></text:p>
          </draw:text-box>
          <svg:title/>
          <svg:desc/>
        </draw:frame>
        <draw:frame draw:id="id189" draw:style-name="a1181" draw:name="ZoneTexte 4" svg:x="3.26255in" svg:y="2.42161in" svg:width="4.76652in" svg:height="2.22148in">
          <draw:text-box>
            <text:p text:style-name="a1170" text:class-names="" text:cond-style-name=""><text:span text:style-name="a1169" text:class-names="">struct S z;</text:span></text:p>
            <text:p text:style-name="a1172" text:class-names="" text:cond-style-name=""><text:span text:style-name="a1171" text:class-names=""/></text:p>
            <text:p text:style-name="a1174" text:class-names="" text:cond-style-name=""><text:span text:style-name="a1173" text:class-names="">strcpy(z.nom, "exemple");</text:span></text:p>
            <text:p text:style-name="a1176" text:class-names="" text:cond-style-name=""><text:span text:style-name="a1175" text:class-names="">z.x.n = 5;</text:span></text:p>
            <text:p text:style-name="a1178" text:class-names="" text:cond-style-name=""><text:span text:style-name="a1177" text:class-names="">z.x.v = (double *) malloc(z.x.n * <text:s text:c="17"/><text:tab/><text:tab/>sizeof(double));</text:span></text:p>
            <text:p text:style-name="a1180" text:class-names="" text:cond-style-name=""><text:span text:style-name="a1179" text:class-names="">z.x.v[2] = 3.2;</text:span></text:p>
          </draw:text-box>
          <svg:title/>
          <svg:desc/>
        </draw:frame>
        <draw:g draw:name="Groupe 21" draw:id="id190">
          <svg:title/>
          <svg:desc/>
          <draw:custom-shape svg:x="5.90988in" svg:y="4.37313in" svg:width="3.09593in" svg:height="1.71676in" draw:id="id196" draw:style-name="a1191" draw:name="Rectangle 8">
            <svg:title/>
            <svg:desc/>
            <text:p text:style-name="a1190" text:class-names="" text:cond-style-name=""><text:span text:style-name="a1189" text:class-names="">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23255in" svg:y="4.64224in" svg:width="2.51163in" svg:height="0.29547in" draw:id="id197" draw:style-name="a1194" draw:name="Rectangle 10">
            <svg:title/>
            <svg:desc/>
            <text:p text:style-name="a1193" text:class-names="" text:cond-style-name=""><text:span text:style-name="a1192" text:class-names="">no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23255in" svg:y="5.02469in" svg:width="2.07558in" svg:height="1in" draw:id="id198" draw:style-name="a1197" draw:name="Rectangle 11">
            <svg:title/>
            <svg:desc/>
            <text:p text:style-name="a1196" text:class-names="" text:cond-style-name=""><text:span text:style-name="a1195" text:class-names="">x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9" draw:style-name="a1200" draw:name="ZoneTexte 14" svg:x="6.6686in" svg:y="5.14431in" svg:width="0.34302in" svg:height="0.34988in">
            <draw:text-box>
              <text:p text:style-name="a1199" text:class-names="" text:cond-style-name=""><text:span text:style-name="a1198" text:class-names="">n</text:span></text:p>
            </draw:text-box>
            <svg:title/>
            <svg:desc/>
          </draw:frame>
          <draw:frame draw:id="id200" draw:style-name="a1203" draw:name="ZoneTexte 15" svg:x="6.6686in" svg:y="5.56039in" svg:width="0.59302in" svg:height="0.40391in">
            <draw:text-box>
              <text:p text:style-name="a1202" text:class-names="" text:cond-style-name=""><text:span text:style-name="a1201" text:class-names="">v <text:s text:c="1"/>•<text:s text:c="1"/></text:span></text:p>
            </draw:text-box>
            <svg:title/>
            <svg:desc/>
          </draw:frame>
          <draw:connector draw:type="line" svg:x1="7.26163in" svg:y1="5.76235in" draw:start-shape="id200" draw:start-glue-point="1" svg:x2="9.56693in" svg:y2="5.74803in" draw:id="id201" draw:style-name="a1205" draw:name="Connecteur droit avec flèche 17">
            <svg:title/>
            <svg:desc/>
          </draw:connector>
        </draw:g>
        <draw:custom-shape svg:x="9.56693in" svg:y="5.55118in" svg:width="1.1811in" svg:height="0.3937in" draw:id="id191" draw:style-name="a1184" draw:name="Rectangle 23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80315in" svg:y1="5.55118in" svg:x2="9.80315in" svg:y2="5.94488in" draw:id="id192" draw:style-name="a1185" draw:name="Connecteur droit 37">
          <svg:title/>
          <svg:desc/>
        </draw:connector>
        <draw:connector draw:type="line" svg:x1="10.03937in" svg:y1="5.55118in" svg:x2="10.03937in" svg:y2="5.94488in" draw:id="id193" draw:style-name="a1186" draw:name="Connecteur droit 47">
          <svg:title/>
          <svg:desc/>
        </draw:connector>
        <draw:connector draw:type="line" svg:x1="10.27559in" svg:y1="5.55118in" svg:x2="10.27559in" svg:y2="5.94488in" draw:id="id194" draw:style-name="a1187" draw:name="Connecteur droit 48">
          <svg:title/>
          <svg:desc/>
        </draw:connector>
        <draw:connector draw:type="line" svg:x1="10.51181in" svg:y1="5.55118in" svg:x2="10.51181in" svg:y2="5.94488in" draw:id="id195" draw:style-name="a1188" draw:name="Connecteur droit 49">
          <svg:title/>
          <svg:desc/>
        </draw:connector>
        <presentation:notes draw:style-name="a1211">
          <draw:frame draw:id="id202" draw:style-name="a1208" draw:name="Espace réservé du numéro de diapositive 6" svg:x="4.67953in" svg:y="11.10827in" svg:width="3.5878in" svg:height="0.58425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203" presentation:style-name="a1209" draw:name="Espace réservé de l'image des diapositives 1">
            <svg:title/>
            <svg:desc/>
          </draw:page-thumbnail>
          <draw:frame draw:id="id204" presentation:style-name="a121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4" draw:style-name="a1212" draw:master-page-name="Master1-Layout7-blank-Vide" presentation:presentation-page-layout-name="Master1-PPL7" draw:id="Slide-289">
        <draw:frame draw:id="id205" draw:style-name="a1215" draw:name="ZoneTexte 1" svg:x="0in" svg:y="0in" svg:width="11.02362in" svg:height="0.61417in">
          <draw:text-box>
            <text:p text:style-name="a1214" text:class-names="" text:cond-style-name=""><text:span text:style-name="a1213" text:class-names="">Types en C (5)</text:span></text:p>
          </draw:text-box>
          <svg:title/>
          <svg:desc/>
        </draw:frame>
        <draw:frame draw:id="id206" draw:style-name="a1239" draw:name="ZoneTexte 5" svg:x="0.38954in" svg:y="0.71512in" svg:width="9.84884in" svg:height="5.6042in">
          <draw:text-box>
            <text:p text:style-name="a1217" text:class-names="" text:cond-style-name=""><text:span text:style-name="a1216" text:class-names="">Un octet est une zone mémoire utilisable de la plus petite taille (8 bits, chaque bit peut prendre la valeurs 0 ou 1). Un octet peut être vu comme contenant un entier entre 0 et 255.</text:span></text:p>
            <text:p text:style-name="a1221" text:class-names="" text:cond-style-name=""><text:span text:style-name="a1218" text:class-names="">Pour tous les types, une fonction standard :<text:s text:c="1"/></text:span><text:span text:style-name="a1219" text:class-names="">sizeof</text:span><text:span text:style-name="a1220" text:class-names="">, calcule la taille (en nombre d’octets) occupée directement en mémoire par une variable de ce type</text:span></text:p>
            <text:p text:style-name="a1223" text:class-names="" text:cond-style-name=""><text:span text:style-name="a1222" text:class-names="">Exemples: voir exemple1/source3.c</text:span></text:p>
            <text:p text:style-name="a1226" text:class-names="" text:cond-style-name=""><text:span text:style-name="a1224" text:class-names="">sizeof(int)<text:s text:c="1"/></text:span><text:span text:style-name="a1225" text:class-names=""><text:tab/><text:tab/>: taille d’un entier</text:span></text:p>
            <text:p text:style-name="a1229" text:class-names="" text:cond-style-name=""><text:span text:style-name="a1227" text:class-names="">sizeof(double)</text:span><text:span text:style-name="a1228" text:class-names=""><text:tab/>: taille d’un double</text:span></text:p>
            <text:p text:style-name="a1232" text:class-names="" text:cond-style-name=""><text:span text:style-name="a1230" text:class-names="">sizeof(double *)<text:s text:c="1"/></text:span><text:span text:style-name="a1231" text:class-names=""><text:tab/>: taille d’un pointeur de double</text:span></text:p>
            <text:p text:style-name="a1235" text:class-names="" text:cond-style-name=""><text:span text:style-name="a1233" text:class-names="">sizeof(double [10])<text:tab/></text:span><text:span text:style-name="a1234" text:class-names="">: taille de 10 doubles</text:span></text:p>
            <text:p text:style-name="a1238" text:class-names="" text:cond-style-name=""><text:span text:style-name="a1236" text:class-names="">sizeof(struct V)<text:s text:c="1"/></text:span><text:span text:style-name="a1237" text:class-names=""><text:tab/>: taille &gt;= somme des tailles d’un entier <text:s text:c="1"/><text:tab/><text:tab/><text:tab/><text:tab/><text:tab/>et d’un pointeur de double</text:span></text:p>
          </draw:text-box>
          <svg:title/>
          <svg:desc/>
        </draw:frame>
        <presentation:notes draw:style-name="a1245">
          <draw:frame draw:id="id207" draw:style-name="a1242" draw:name="Espace réservé du numéro de diapositive 6" svg:x="4.67953in" svg:y="11.10827in" svg:width="3.5878in" svg:height="0.58425in">
            <draw:text-box>
              <text:p text:style-name="a1241" text:class-names="" text:cond-style-name=""><text:span text:style-name="a1240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08" presentation:style-name="a1243" draw:name="Espace réservé de l'image des diapositives 1">
            <svg:title/>
            <svg:desc/>
          </draw:page-thumbnail>
          <draw:frame draw:id="id209" presentation:style-name="a124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46" draw:master-page-name="Master1-Layout7-blank-Vide" presentation:presentation-page-layout-name="Master1-PPL7" draw:id="Slide-262">
        <draw:frame draw:id="id210" draw:style-name="a1249" draw:name="ZoneTexte 1" svg:x="0.59055in" svg:y="0.3937in" svg:width="0.19764in" svg:height="0.70394in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211" draw:style-name="a1252" draw:name="ZoneTexte 2" svg:x="0in" svg:y="0in" svg:width="11.02362in" svg:height="0.61417in">
          <draw:text-box>
            <text:p text:style-name="a1251" text:class-names="" text:cond-style-name=""><text:span text:style-name="a1250" text:class-names="">Types en C (6)</text:span></text:p>
          </draw:text-box>
          <svg:title/>
          <svg:desc/>
        </draw:frame>
        <draw:frame draw:id="id212" draw:style-name="a1265" draw:name="ZoneTexte 3" svg:x="0.62795in" svg:y="0.89646in" svg:width="10.11417in" svg:height="2.22789in">
          <draw:text-box>
            <text:p text:style-name="a1254" text:class-names="" text:cond-style-name=""><text:span text:style-name="a1253" text:class-names="">Toutes les valeurs utilisées dans le code source C doivent</text:span></text:p>
            <text:p text:style-name="a1256" text:class-names="" text:cond-style-name=""><text:span text:style-name="a1255" text:class-names="">avoir un type défini et ne peuvent pas changer de type</text:span></text:p>
            <text:p text:style-name="a1258" text:class-names="" text:cond-style-name=""><text:span text:style-name="a1257" text:class-names="">au cours de l’exécution</text:span></text:p>
            <text:p text:style-name="a1260" text:class-names="" text:cond-style-name=""><text:span text:style-name="a1259" text:class-names=""/></text:p>
            <text:p text:style-name="a1262" text:class-names="" text:cond-style-name=""><text:span text:style-name="a1261" text:class-names="">Toutes les valeurs utilisées dans le code source doivent être</text:span></text:p>
            <text:p text:style-name="a1264" text:class-names="" text:cond-style-name=""><text:span text:style-name="a1263" text:class-names="">représentées par de types définis ci-dessus.</text:span></text:p>
          </draw:text-box>
          <svg:title/>
          <svg:desc/>
        </draw:frame>
        <presentation:notes draw:style-name="a1271">
          <draw:frame draw:id="id213" draw:style-name="a1268" draw:name="Espace réservé du numéro de diapositive 6" svg:x="4.67953in" svg:y="11.10827in" svg:width="3.5878in" svg:height="0.58425in">
            <draw:text-box>
              <text:p text:style-name="a1267" text:class-names="" text:cond-style-name=""><text:span text:style-name="a1266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14" presentation:style-name="a1269" draw:name="Espace réservé de l'image des diapositives 1">
            <svg:title/>
            <svg:desc/>
          </draw:page-thumbnail>
          <draw:frame draw:id="id215" presentation:style-name="a127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72" draw:master-page-name="Master1-Layout7-blank-Vide" presentation:presentation-page-layout-name="Master1-PPL7" draw:id="Slide-263">
        <draw:frame draw:id="id216" presentation:style-name="a1276" draw:name="Espace réservé du texte 1" svg:x="2.75591in" svg:y="2.75591in" svg:width="5.74803in" svg:height="0.51772in" presentation:class="outline" presentation:placeholder="false">
          <draw:text-box>
            <text:list text:style-name="a1275">
              <text:list-item>
                <text:p text:style-name="a1274" text:class-names="" text:cond-style-name=""><text:span text:style-name="a1273" text:class-names="">C est un langage compilé</text:span></text:p>
              </text:list-item>
            </text:list>
          </draw:text-box>
          <svg:title/>
          <svg:desc/>
        </draw:frame>
        <presentation:notes draw:style-name="a1282">
          <draw:frame draw:id="id217" draw:style-name="a1279" draw:name="Espace réservé du numéro de diapositive 6" svg:x="4.67953in" svg:y="11.10827in" svg:width="3.5878in" svg:height="0.58425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218" presentation:style-name="a1280" draw:name="Espace réservé de l'image des diapositives 1">
            <svg:title/>
            <svg:desc/>
          </draw:page-thumbnail>
          <draw:frame draw:id="id219" presentation:style-name="a128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83" draw:master-page-name="Master1-Layout7-blank-Vide" presentation:presentation-page-layout-name="Master1-PPL7" draw:id="Slide-264">
        <draw:frame draw:id="id220" draw:style-name="a1286" draw:name="ZoneTexte 1" svg:x="0in" svg:y="0in" svg:width="11.02362in" svg:height="0.61417in">
          <draw:text-box>
            <text:p text:style-name="a1285" text:class-names="" text:cond-style-name=""><text:span text:style-name="a1284" text:class-names="">Compilateur</text:span></text:p>
          </draw:text-box>
          <svg:title/>
          <svg:desc/>
        </draw:frame>
        <draw:frame draw:id="id221" draw:style-name="a1301" draw:name="ZoneTexte 2" svg:x="0.3937in" svg:y="0.7874in" svg:width="10.03937in" svg:height="3.83496in">
          <draw:text-box>
            <text:p text:style-name="a1292" text:class-names="" text:cond-style-name=""><text:span text:style-name="a1287" text:class-names="">Pour traduire le<text:s text:c="1"/></text:span><text:span text:style-name="a1288" text:class-names="">code source<text:s text:c="1"/></text:span><text:span text:style-name="a1289" text:class-names="">(écrit par le programmeur humain) en<text:s text:c="1"/></text:span><text:span text:style-name="a1290" text:class-names="">code binaire </text:span><text:span text:style-name="a1291" text:class-names="">: instructions bas niveau (compréhensibles par l’ordinateur), un logiciel appelé compilateur est utilisé.</text:span></text:p>
            <text:p text:style-name="a1294" text:class-names="" text:cond-style-name=""><text:span text:style-name="a1293" text:class-names="">Il existe plusieurs compilateurs : gcc, clang, icx (Intel), xlc (IBM), aocc (AMD), cl.exe (Microsoft), etc.</text:span></text:p>
            <text:p text:style-name="a1296" text:class-names="" text:cond-style-name=""><text:span text:style-name="a1295" text:class-names=""/></text:p>
            <text:p text:style-name="a1298" text:class-names="" text:cond-style-name=""><text:span text:style-name="a1297" text:class-names="">Leur disponibilité dépend du système qui gère l’ordinateur</text:span></text:p>
            <text:p text:style-name="a1300" text:class-names="" text:cond-style-name=""><text:span text:style-name="a1299" text:class-names="">(Linux, Windows, MacOS, …) que vous utilisez.</text:span></text:p>
          </draw:text-box>
          <svg:title/>
          <svg:desc/>
        </draw:frame>
        <presentation:notes draw:style-name="a1307">
          <draw:frame draw:id="id222" draw:style-name="a1304" draw:name="Espace réservé du numéro de diapositive 6" svg:x="4.67953in" svg:y="11.10827in" svg:width="3.5878in" svg:height="0.58425in">
            <draw:text-box>
              <text:p text:style-name="a1303" text:class-names="" text:cond-style-name=""><text:span text:style-name="a1302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223" presentation:style-name="a1305" draw:name="Espace réservé de l'image des diapositives 1">
            <svg:title/>
            <svg:desc/>
          </draw:page-thumbnail>
          <draw:frame draw:id="id224" presentation:style-name="a130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08" draw:master-page-name="Master1-Layout7-blank-Vide" presentation:presentation-page-layout-name="Master1-PPL7" draw:id="Slide-265">
        <draw:frame draw:id="id225" draw:style-name="a1311" draw:name="ZoneTexte 1" svg:x="5.00478in" svg:y="2.85593in" svg:width="2.0243in" svg:height="0.7842in">
          <draw:text-box>
            <text:p text:style-name="a1310" text:class-names="" text:cond-style-name=""><text:span text:style-name="a1309" text:class-names="">Exécution/test du code binaire</text:span></text:p>
          </draw:text-box>
          <svg:title/>
          <svg:desc/>
        </draw:frame>
        <draw:custom-shape svg:x="4.14842in" svg:y="4.12756in" svg:width="3.74016in" svg:height="1.5748in" draw:id="id226" draw:style-name="a1314" draw:name="Forme libre : forme 2">
          <svg:title/>
          <svg:desc/>
          <text:p text:style-name="a1313" text:class-names="" text:cond-style-name=""><text:span text:style-name="a1312" text:class-names="">Les résultats sont corrects 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frame draw:id="id227" draw:style-name="a1317" draw:name="ZoneTexte 3" svg:x="1.2907in" svg:y="4.52286in" svg:width="1.97702in" svg:height="0.7842in">
          <draw:text-box>
            <text:p text:style-name="a1316" text:class-names="" text:cond-style-name=""><text:span text:style-name="a1315" text:class-names="">Modification du code source</text:span></text:p>
          </draw:text-box>
          <svg:title/>
          <svg:desc/>
        </draw:frame>
        <draw:frame draw:id="id228" draw:style-name="a1320" draw:name="ZoneTexte 4" svg:x="0in" svg:y="0in" svg:width="11.02362in" svg:height="0.61417in">
          <draw:text-box>
            <text:p text:style-name="a1319" text:class-names="" text:cond-style-name=""><text:span text:style-name="a1318" text:class-names="">Processus pour aboutir à un code binaire</text:span></text:p>
          </draw:text-box>
          <svg:title/>
          <svg:desc/>
        </draw:frame>
        <draw:connector draw:type="line" svg:x1="1.9685in" svg:y1="1.61614in" draw:start-shape="id229" draw:start-glue-point="1" svg:x2="2.79528in" svg:y2="1.61633in" draw:end-shape="id230" draw:end-glue-point="5" draw:id="id231" draw:style-name="a1322" draw:name="Connecteur : en angle 5">
          <svg:title/>
          <svg:desc/>
        </draw:connector>
        <draw:frame draw:id="id229" draw:style-name="a1325" draw:name="ZoneTexte 6" svg:x="0.3937in" svg:y="1.22404in" svg:width="1.5748in" svg:height="0.7842in">
          <draw:text-box>
            <text:p text:style-name="a1324" text:class-names="" text:cond-style-name=""><text:span text:style-name="a1323" text:class-names="">Écriture du code source</text:span></text:p>
          </draw:text-box>
          <svg:title/>
          <svg:desc/>
        </draw:frame>
        <draw:custom-shape svg:x="2.79528in" svg:y="1.02362in" svg:width="1.77165in" svg:height="1.18543in" draw:id="id230" draw:style-name="a1328" draw:name="Forme libre : forme 7">
          <svg:title/>
          <svg:desc/>
          <text:p text:style-name="a1327" text:class-names="" text:cond-style-name=""><text:span text:style-name="a1326" text:class-names="">Fichier(s) contenant le code source</text:span></text:p>
          <draw:enhanced-geometry xmlns:dr3d="urn:oasis:names:tc:opendocument:xmlns:dr3d:1.0" draw:type="non-primitive" svg:viewBox="0 0 21600 21600" draw:enhanced-path="M ?f8 ?f8 L ?f9 ?f8 ?f9 ?f11 ?f11 ?f9 ?f8 ?f9 Z N M ?f11 ?f9 L ?f31 ?f11 C ?f32 ?f25 ?f26 ?f27 ?f9 ?f11 Z N" draw:text-areas="?f29 ?f29 ?f30 ?f27" draw:glue-points="?f28 ?f29 ?f29 ?f28 ?f28 ?f30 ?f30 ?f28" draw:glue-point-leaving-directions="-0, -0, -0, -0" draw:modifiers="189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?f9 - ?f8"/>
            <draw:equation draw:name="f13" draw:formula="21600 * ?f7"/>
            <draw:equation draw:name="f14" draw:formula="?f12 / 21600"/>
            <draw:equation draw:name="f15" draw:formula="21600 - ?f11"/>
            <draw:equation draw:name="f16" draw:formula="0 * ?f14"/>
            <draw:equation draw:name="f17" draw:formula="21600 * ?f14"/>
            <draw:equation draw:name="f18" draw:formula="10800 * ?f14"/>
            <draw:equation draw:name="f19" draw:formula="?f15 * 8000"/>
            <draw:equation draw:name="f20" draw:formula="?f15 / 2"/>
            <draw:equation draw:name="f21" draw:formula="?f15 / 4"/>
            <draw:equation draw:name="f22" draw:formula="?f15 / 7"/>
            <draw:equation draw:name="f23" draw:formula="?f15 / 16"/>
            <draw:equation draw:name="f24" draw:formula="?f19 / 10800"/>
            <draw:equation draw:name="f25" draw:formula="?f11 + ?f22"/>
            <draw:equation draw:name="f26" draw:formula="21600 - ?f20"/>
            <draw:equation draw:name="f27" draw:formula="?f11 + ?f23"/>
            <draw:equation draw:name="f28" draw:formula="?f18 / ?f14"/>
            <draw:equation draw:name="f29" draw:formula="?f16 / ?f14"/>
            <draw:equation draw:name="f30" draw:formula="?f17 / ?f14"/>
            <draw:equation draw:name="f31" draw:formula="21600 - ?f24"/>
            <draw:equation draw:name="f32" draw:formula="?f31 + ?f21"/>
            <draw:equation draw:name="f33" draw:formula="$0 / ?f6"/>
            <draw:equation draw:name="f34" draw:formula="?f13 / ?f7"/>
            <draw:handle draw:handle-position="$0 ?f34" draw:handle-position-x="$0" draw:handle-position-y="?f34" draw:handle-range-x-minimum="10800" draw:handle-range-x-maximum="21600"/>
          </draw:enhanced-geometry>
        </draw:custom-shape>
        <draw:connector draw:type="line" svg:x1="4.56693in" svg:y1="1.61633in" draw:start-shape="id230" draw:start-glue-point="7" svg:x2="5.31496in" svg:y2="1.61614in" draw:end-shape="id232" draw:end-glue-point="3" draw:id="id233" draw:style-name="a1330" draw:name="Connecteur : en angle 8">
          <svg:title/>
          <svg:desc/>
        </draw:connector>
        <draw:frame draw:id="id232" draw:style-name="a1333" draw:name="ZoneTexte 9" svg:x="5.31496in" svg:y="1.22404in" svg:width="1.92923in" svg:height="0.7842in">
          <draw:text-box>
            <text:p text:style-name="a1332" text:class-names="" text:cond-style-name=""><text:span text:style-name="a1331" text:class-names="">Compilation du code source</text:span></text:p>
          </draw:text-box>
          <svg:title/>
          <svg:desc/>
        </draw:frame>
        <draw:custom-shape svg:x="7.87402in" svg:y="1.02559in" svg:width="1.77165in" svg:height="1.1811in" draw:id="id234" draw:style-name="a1336" draw:name="Forme libre : forme 10">
          <svg:title/>
          <svg:desc/>
          <text:p text:style-name="a1335" text:class-names="" text:cond-style-name=""><text:span text:style-name="a1334" text:class-names="">Fichier(s) contenant le code binaire</text:span></text:p>
          <draw:enhanced-geometry xmlns:dr3d="urn:oasis:names:tc:opendocument:xmlns:dr3d:1.0" draw:type="non-primitive" svg:viewBox="0 0 21600 21600" draw:enhanced-path="M ?f8 ?f8 L ?f9 ?f8 ?f9 ?f11 ?f11 ?f9 ?f8 ?f9 Z N M ?f11 ?f9 L ?f31 ?f11 C ?f32 ?f25 ?f26 ?f27 ?f9 ?f11 Z N" draw:text-areas="?f29 ?f29 ?f30 ?f27" draw:glue-points="?f28 ?f29 ?f29 ?f28 ?f28 ?f30 ?f30 ?f28" draw:glue-point-leaving-directions="-0, -0, -0, -0" draw:modifiers="189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?f9 - ?f8"/>
            <draw:equation draw:name="f13" draw:formula="21600 * ?f7"/>
            <draw:equation draw:name="f14" draw:formula="?f12 / 21600"/>
            <draw:equation draw:name="f15" draw:formula="21600 - ?f11"/>
            <draw:equation draw:name="f16" draw:formula="0 * ?f14"/>
            <draw:equation draw:name="f17" draw:formula="21600 * ?f14"/>
            <draw:equation draw:name="f18" draw:formula="10800 * ?f14"/>
            <draw:equation draw:name="f19" draw:formula="?f15 * 8000"/>
            <draw:equation draw:name="f20" draw:formula="?f15 / 2"/>
            <draw:equation draw:name="f21" draw:formula="?f15 / 4"/>
            <draw:equation draw:name="f22" draw:formula="?f15 / 7"/>
            <draw:equation draw:name="f23" draw:formula="?f15 / 16"/>
            <draw:equation draw:name="f24" draw:formula="?f19 / 10800"/>
            <draw:equation draw:name="f25" draw:formula="?f11 + ?f22"/>
            <draw:equation draw:name="f26" draw:formula="21600 - ?f20"/>
            <draw:equation draw:name="f27" draw:formula="?f11 + ?f23"/>
            <draw:equation draw:name="f28" draw:formula="?f18 / ?f14"/>
            <draw:equation draw:name="f29" draw:formula="?f16 / ?f14"/>
            <draw:equation draw:name="f30" draw:formula="?f17 / ?f14"/>
            <draw:equation draw:name="f31" draw:formula="21600 - ?f24"/>
            <draw:equation draw:name="f32" draw:formula="?f31 + ?f21"/>
            <draw:equation draw:name="f33" draw:formula="$0 / ?f6"/>
            <draw:equation draw:name="f34" draw:formula="?f13 / ?f7"/>
            <draw:handle draw:handle-position="$0 ?f34" draw:handle-position-x="$0" draw:handle-position-y="?f34" draw:handle-range-x-minimum="10800" draw:handle-range-x-maximum="21600"/>
          </draw:enhanced-geometry>
        </draw:custom-shape>
        <draw:connector draw:type="line" svg:x1="7.24419in" svg:y1="1.61614in" draw:start-shape="id232" draw:start-glue-point="1" svg:x2="7.87402in" svg:y2="1.61614in" draw:end-shape="id234" draw:end-glue-point="5" draw:id="id235" draw:style-name="a1338" draw:name="Connecteur : en angle 11">
          <svg:title/>
          <svg:desc/>
        </draw:connector>
        <draw:connector draw:type="standard" svg:x1="7.71301in" svg:y1="3.90277in" draw:start-shape="id234" draw:start-glue-point="6" svg:x2="7.06377in" svg:y2="1.15985in" draw:end-shape="id225" draw:end-glue-point="0" draw:id="id236" draw:style-name="a1340" draw:transform="translate(-7.38839in -2.53131in) rotate(-4.71239) translate(7.38839in 2.53131in)" draw:name="Connecteur : en angle 12">
          <svg:title/>
          <svg:desc/>
        </draw:connector>
        <draw:connector draw:type="standard" svg:x1="6.26143in" svg:y1="3.88306in" draw:start-shape="id225" draw:start-glue-point="2" svg:x2="5.774in" svg:y2="3.88463in" draw:end-shape="id226" draw:end-glue-point="4" draw:id="id237" draw:style-name="a1342" draw:transform="translate(-6.01771in -3.88384in) rotate(-4.71239) translate(6.01771in 3.88384in)" draw:name="Connecteur : en angle 13">
          <svg:title/>
          <svg:desc/>
        </draw:connector>
        <draw:connector draw:type="line" svg:x1="4.14842in" svg:y1="4.91496in" draw:start-shape="id226" draw:start-glue-point="5" svg:x2="3.26772in" svg:y2="4.91496in" draw:end-shape="id227" draw:end-glue-point="1" draw:id="id238" draw:style-name="a1344" draw:name="Connecteur : en angle 14">
          <svg:title/>
          <svg:desc/>
        </draw:connector>
        <draw:connector draw:type="standard" svg:x1="4.1876in" svg:y1="3.92047in" svg:x2="1.97382in" svg:y2="2.71969in" draw:id="id239" draw:style-name="a1346" draw:transform="translate(-3.08071in -3.32008in) rotate(-1.5708) translate(3.08071in 3.32008in)" draw:name="Connecteur : en angle 15">
          <svg:title/>
          <svg:desc/>
        </draw:connector>
        <draw:frame draw:id="id240" draw:style-name="a1349" draw:name="ZoneTexte 16" svg:x="3.45561in" svg:y="4.52126in" svg:width="0.65591in" svg:height="0.7842in">
          <draw:text-box>
            <text:p text:style-name="a1348" text:class-names="" text:cond-style-name=""><text:span text:style-name="a1347" text:class-names="">Non</text:span></text:p>
          </draw:text-box>
          <svg:title/>
          <svg:desc/>
        </draw:frame>
        <draw:custom-shape svg:x="8.87913in" svg:y="4.52126in" svg:width="1.77165in" svg:height="0.7874in" draw:id="id241" draw:style-name="a1352" draw:name="Forme libre : forme 17">
          <svg:title/>
          <svg:desc/>
          <text:p text:style-name="a1351" text:class-names="" text:cond-style-name=""><text:span text:style-name="a1350" text:class-names="">Fin du processu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88858in" svg:y1="4.91496in" draw:start-shape="id226" draw:start-glue-point="7" svg:x2="8.87913in" svg:y2="4.91496in" draw:end-shape="id241" draw:end-glue-point="3" draw:id="id242" draw:style-name="a1354" draw:name="Connecteur : en angle 18">
          <svg:title/>
          <svg:desc/>
        </draw:connector>
        <draw:frame draw:id="id243" draw:style-name="a1357" draw:name="ZoneTexte 19" svg:x="8.01834in" svg:y="4.52527in" svg:width="0.75095in" svg:height="0.4418in">
          <draw:text-box>
            <text:p text:style-name="a1356" text:class-names="" text:cond-style-name=""><text:span text:style-name="a1355" text:class-names="">Oui</text:span></text:p>
          </draw:text-box>
          <svg:title/>
          <svg:desc/>
        </draw:frame>
        <presentation:notes draw:style-name="a1363">
          <draw:frame draw:id="id244" draw:style-name="a1360" draw:name="Espace réservé du numéro de diapositive 6" svg:x="4.67953in" svg:y="11.10827in" svg:width="3.5878in" svg:height="0.58425in">
            <draw:text-box>
              <text:p text:style-name="a1359" text:class-names="" text:cond-style-name=""><text:span text:style-name="a1358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245" presentation:style-name="a1361" draw:name="Espace réservé de l'image des diapositives 1">
            <svg:title/>
            <svg:desc/>
          </draw:page-thumbnail>
          <draw:frame draw:id="id246" presentation:style-name="a136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64" draw:master-page-name="Master1-Layout7-blank-Vide" presentation:presentation-page-layout-name="Master1-PPL7" draw:id="Slide-266">
        <draw:frame draw:id="id247" draw:style-name="a1367" draw:name="ZoneTexte 1" svg:x="0in" svg:y="0in" svg:width="11.02362in" svg:height="0.61417in">
          <draw:text-box>
            <text:p text:style-name="a1366" text:class-names="" text:cond-style-name=""><text:span text:style-name="a1365" text:class-names="">Compilation, exécution d’un code</text:span></text:p>
          </draw:text-box>
          <svg:title/>
          <svg:desc/>
        </draw:frame>
        <draw:frame draw:id="id248" draw:style-name="a1387" draw:name="ZoneTexte 2" svg:x="0.51181in" svg:y="0.80591in" svg:width="10.23622in" svg:height="4.94555in">
          <draw:text-box>
            <text:p text:style-name="a1369" text:class-names="" text:cond-style-name=""><text:span text:style-name="a1368" text:class-names="">Ouvrir un terminal dans le répertoire exemples/exemple1.</text:span></text:p>
            <text:p text:style-name="a1371" text:class-names="" text:cond-style-name=""><text:span text:style-name="a1370" text:class-names="">Dans ce répertoire, il y a un fichier ex1.c contenant un exemple de code source C</text:span></text:p>
            <text:list text:style-name="a1374">
              <text:list-item>
                <text:p text:style-name="a1373" text:class-names="" text:cond-style-name=""><text:span text:style-name="a1372" text:class-names="">Pour compiler, tapez la ligne (exemple avec gcc) :</text:span></text:p>
              </text:list-item>
            </text:list>
            <text:p text:style-name="a1377" text:class-names="" text:cond-style-name=""><text:span text:style-name="a1375" text:class-names=""><text:tab/></text:span><text:span text:style-name="a1376" text:class-names="">gcc ex1.c -o ex1</text:span></text:p>
            <text:p text:style-name="a1379" text:class-names="" text:cond-style-name=""><text:span text:style-name="a1378" text:class-names="">qui génère l’exécutable ex1.</text:span></text:p>
            <text:p text:style-name="a1381" text:class-names="" text:cond-style-name=""><text:span text:style-name="a1380" text:class-names="">ex1 contient les instructions bas niveau pour produire le résultat des instructions haut niveau contenues dans ex1.c.</text:span></text:p>
            <text:list text:style-name="a1384">
              <text:list-item>
                <text:p text:style-name="a1383" text:class-names="" text:cond-style-name=""><text:span text:style-name="a1382" text:class-names="">Pour exécuter, tapez la ligne  :</text:span></text:p>
              </text:list-item>
            </text:list>
            <text:p text:style-name="a1386" text:class-names="" text:cond-style-name=""><text:span text:style-name="a1385" text:class-names="">./ex1</text:span></text:p>
          </draw:text-box>
          <svg:title/>
          <svg:desc/>
        </draw:frame>
        <presentation:notes draw:style-name="a1393">
          <draw:frame draw:id="id249" draw:style-name="a1390" draw:name="Espace réservé du numéro de diapositive 6" svg:x="4.67953in" svg:y="11.10827in" svg:width="3.5878in" svg:height="0.58425in">
            <draw:text-box>
              <text:p text:style-name="a1389" text:class-names="" text:cond-style-name=""><text:span text:style-name="a1388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250" presentation:style-name="a1391" draw:name="Espace réservé de l'image des diapositives 1">
            <svg:title/>
            <svg:desc/>
          </draw:page-thumbnail>
          <draw:frame draw:id="id251" presentation:style-name="a139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94" draw:master-page-name="Master1-Layout7-blank-Vide" presentation:presentation-page-layout-name="Master1-PPL7" draw:id="Slide-267">
        <draw:frame draw:id="id252" draw:style-name="a1397" draw:name="ZoneTexte 1" svg:x="0in" svg:y="0in" svg:width="11.02362in" svg:height="0.61417in">
          <draw:text-box>
            <text:p text:style-name="a1396" text:class-names="" text:cond-style-name=""><text:span text:style-name="a1395" text:class-names="">En interne la compilation se fait en plusieurs étapes</text:span></text:p>
          </draw:text-box>
          <svg:title/>
          <svg:desc/>
        </draw:frame>
        <draw:frame draw:id="id253" draw:style-name="a1429" draw:name="ZoneTexte 2" svg:x="0.51181in" svg:y="0.72717in" svg:width="10.23622in" svg:height="5.01181in">
          <draw:text-box>
            <text:p text:style-name="a1402" text:class-names="" text:cond-style-name=""><text:span text:style-name="a1398" text:class-names="">La compilation, exemple :</text:span><text:span text:style-name="a1399" text:class-names=""><text:s text:c="1"/></text:span><text:span text:style-name="a1400" text:class-names="">gcc ex1.c -o ex1<text:s text:c="1"/></text:span><text:span text:style-name="a1401" text:class-names="">est faite en interne en plusieurs étapes :</text:span></text:p>
            <text:list text:style-name="a1406">
              <text:list-item>
                <text:p text:style-name="a1405" text:class-names="" text:cond-style-name=""><text:span text:style-name="a1403" text:class-names=""><text:s text:c="1"/>Pré-traitement :<text:s text:c="1"/></text:span><text:span text:style-name="a1404" text:class-names="">preprocessing</text:span></text:p>
              </text:list-item>
            </text:list>
            <text:p text:style-name="a1409" text:class-names="" text:cond-style-name=""><text:span text:style-name="a1407" text:class-names=""><text:tab/></text:span><text:span text:style-name="a1408" text:class-names="">gcc -E ex1.c -o ex1b.c</text:span></text:p>
            <text:list text:style-name="a1413">
              <text:list-item>
                <text:p text:style-name="a1412" text:class-names="" text:cond-style-name=""><text:span text:style-name="a1410" text:class-names=""><text:s text:c="1"/>Génération d’un code source intermédiaire en langage<text:s text:c="1"/></text:span><text:span text:style-name="a1411" text:class-names="">assembleur</text:span></text:p>
              </text:list-item>
            </text:list>
            <text:p text:style-name="a1416" text:class-names="" text:cond-style-name=""><text:span text:style-name="a1414" text:class-names=""><text:tab/></text:span><text:span text:style-name="a1415" text:class-names="">gcc -S ex1b.c -o ex1b.s</text:span></text:p>
            <text:list text:style-name="a1419">
              <text:list-item>
                <text:p text:style-name="a1418" text:class-names="" text:cond-style-name=""><text:span text:style-name="a1417" text:class-names=""><text:s text:c="1"/>Génération d’instructions binaires correspondant au code source</text:span></text:p>
              </text:list-item>
            </text:list>
            <text:p text:style-name="a1422" text:class-names="" text:cond-style-name=""><text:span text:style-name="a1420" text:class-names=""><text:tab/></text:span><text:span text:style-name="a1421" text:class-names="">gcc -c ex1b.s -o ex1b.o</text:span></text:p>
            <text:list text:style-name="a1426">
              <text:list-item>
                <text:p text:style-name="a1425" text:class-names="" text:cond-style-name=""><text:span text:style-name="a1423" text:class-names=""><text:s text:c="1"/>Un fichier exécutable (code binaire) est créé avec le(s) fichier(s) créés par (3) et des instructions binaires système :<text:s text:c="1"/></text:span><text:span text:style-name="a1424" text:class-names="">édition de liens</text:span></text:p>
              </text:list-item>
            </text:list>
            <text:p text:style-name="a1428" text:class-names="" text:cond-style-name=""><text:span text:style-name="a1427" text:class-names=""><text:tab/>gcc ex1b.o -o ex1</text:span></text:p>
          </draw:text-box>
          <svg:title/>
          <svg:desc/>
        </draw:frame>
        <presentation:notes draw:style-name="a1435">
          <draw:frame draw:id="id254" draw:style-name="a1432" draw:name="Espace réservé du numéro de diapositive 6" svg:x="4.67953in" svg:y="11.10827in" svg:width="3.5878in" svg:height="0.58425in">
            <draw:text-box>
              <text:p text:style-name="a1431" text:class-names="" text:cond-style-name=""><text:span text:style-name="a1430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255" presentation:style-name="a1433" draw:name="Espace réservé de l'image des diapositives 1">
            <svg:title/>
            <svg:desc/>
          </draw:page-thumbnail>
          <draw:frame draw:id="id256" presentation:style-name="a143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36" draw:master-page-name="Master1-Layout7-blank-Vide" presentation:presentation-page-layout-name="Master1-PPL7" draw:id="Slide-268">
        <draw:frame draw:id="id257" draw:style-name="a1439" draw:name="ZoneTexte 1" svg:x="0.59055in" svg:y="0.3937in" svg:width="0.19764in" svg:height="0.70394in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258" draw:style-name="a1442" draw:name="ZoneTexte 2" svg:x="0in" svg:y="0in" svg:width="11.02362in" svg:height="0.61417in">
          <draw:text-box>
            <text:p text:style-name="a1441" text:class-names="" text:cond-style-name=""><text:span text:style-name="a1440" text:class-names="">Première étape : preprocessing</text:span></text:p>
          </draw:text-box>
          <svg:title/>
          <svg:desc/>
        </draw:frame>
        <draw:frame draw:id="id259" draw:style-name="a1451" draw:name="ZoneTexte 3" svg:x="0.59055in" svg:y="0.73701in" svg:width="10.23622in" svg:height="1.33193in">
          <draw:text-box>
            <text:p text:style-name="a1448" text:class-names="" text:cond-style-name=""><text:span text:style-name="a1443" text:class-names="">Dans la 1ère étape, un<text:s text:c="1"/></text:span><text:span text:style-name="a1444" text:class-names="">préprocesseur</text:span><text:span text:style-name="a1445" text:class-names=""><text:s text:c="1"/>génère à partir du code source, un<text:s text:c="1"/></text:span><text:span text:style-name="a1446" text:class-names="">second code source</text:span><text:span text:style-name="a1447" text:class-names=""><text:s text:c="1"/>où les lignes qui commencent par # sont traitées.</text:span></text:p>
            <text:p text:style-name="a1450" text:class-names="" text:cond-style-name=""><text:span text:style-name="a1449" text:class-names="">Par exemple :</text:span></text:p>
          </draw:text-box>
          <svg:title/>
          <svg:desc/>
        </draw:frame>
        <draw:frame draw:id="id260" draw:style-name="a1455" draw:name="ZoneTexte 4" svg:x="0.68937in" svg:y="4.8682in" svg:width="9.54898in" svg:height="0.52375in">
          <draw:text-box>
            <text:p text:style-name="a1454" text:class-names="" text:cond-style-name=""><text:span text:style-name="a1452" text:class-names="">Pour voir le résultat de cette phase, tapez (pour gcc) :<text:s text:c="1"/></text:span><text:span text:style-name="a1453" text:class-names="">gcc -E ex1.c</text:span></text:p>
          </draw:text-box>
          <svg:title/>
          <svg:desc/>
        </draw:frame>
        <draw:frame draw:id="id261" draw:style-name="a1481" draw:name="ZoneTexte 5" svg:x="0.78779in" svg:y="2.04764in" svg:width="9.99128in" svg:height="2.56448in">
          <draw:text-box>
            <text:p text:style-name="a1460" text:class-names="" text:cond-style-name=""><text:span text:style-name="a1456" text:class-names="">#include</text:span><text:span text:style-name="a1457" text:class-names=""><text:s text:c="1"/></text:span><text:span text:style-name="a1458" text:class-names="">"toto.h"<text:s text:c="1"/></text:span><text:span text:style-name="a1459" text:class-names="">/* ligne remplacée par le contenu du fichier toto.h */</text:span></text:p>
            <text:p text:style-name="a1463" text:class-names="" text:cond-style-name=""><text:span text:style-name="a1461" text:class-names="">#define N 10<text:s text:c="1"/></text:span><text:span text:style-name="a1462" text:class-names="">/* remplace N par 10 dans toute la suite</text:span></text:p>
            <text:p text:style-name="a1466" text:class-names="" text:cond-style-name=""><text:span text:style-name="a1464" text:class-names=""><text:s text:c="16"/></text:span><text:span text:style-name="a1465" text:class-names="">du fichier, */</text:span></text:p>
            <text:p text:style-name="a1468" text:class-names="" text:cond-style-name=""><text:span text:style-name="a1467" text:class-names="">#ifdef condition</text:span></text:p>
            <text:p text:style-name="a1474" text:class-names="" text:cond-style-name=""><text:span text:style-name="a1469" text:class-names="">... <text:s text:c="8"/></text:span><text:span text:style-name="a1470" text:class-names=""><text:tab/></text:span><text:span text:style-name="a1471" text:class-names="">/* ne compile les lignes entre ifdef et<text:s text:c="1"/></text:span><text:span text:style-name="a1472" text:class-names="">endif<text:s text:c="1"/></text:span><text:span text:style-name="a1473" text:class-names="">*/</text:span></text:p>
            <text:p text:style-name="a1480" text:class-names="" text:cond-style-name=""><text:span text:style-name="a1475" text:class-names="">#endif</text:span><text:span text:style-name="a1476" text:class-names=""><text:tab/></text:span><text:span text:style-name="a1477" text:class-names="">/* que si "condition"<text:s text:c="1"/></text:span><text:span text:style-name="a1478" text:class-names="">à la valeur</text:span><text:span text:style-name="a1479" text:class-names=""><text:s text:c="1"/>vraie */</text:span></text:p>
          </draw:text-box>
          <svg:title/>
          <svg:desc/>
        </draw:frame>
        <presentation:notes draw:style-name="a1487">
          <draw:frame draw:id="id262" draw:style-name="a1484" draw:name="Espace réservé du numéro de diapositive 6" svg:x="4.67953in" svg:y="11.10827in" svg:width="3.5878in" svg:height="0.58425in">
            <draw:text-box>
              <text:p text:style-name="a1483" text:class-names="" text:cond-style-name=""><text:span text:style-name="a1482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263" presentation:style-name="a1485" draw:name="Espace réservé de l'image des diapositives 1">
            <svg:title/>
            <svg:desc/>
          </draw:page-thumbnail>
          <draw:frame draw:id="id264" presentation:style-name="a148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88" draw:master-page-name="Master1-Layout7-blank-Vide" presentation:presentation-page-layout-name="Master1-PPL7" draw:id="Slide-269">
        <draw:frame draw:id="id265" draw:style-name="a1491" draw:name="ZoneTexte 1" svg:x="0.59055in" svg:y="0.3937in" svg:width="0.19764in" svg:height="0.70394in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266" draw:style-name="a1494" draw:name="ZoneTexte 2" svg:x="0in" svg:y="0in" svg:width="11.02362in" svg:height="0.61417in">
          <draw:text-box>
            <text:p text:style-name="a1493" text:class-names="" text:cond-style-name=""><text:span text:style-name="a1492" text:class-names="">Exemple de traitement du code par le pré-processeur</text:span></text:p>
          </draw:text-box>
          <svg:title/>
          <svg:desc/>
        </draw:frame>
        <draw:frame draw:id="id267" draw:style-name="a1513" draw:name="ZoneTexte 3" svg:x="1.02362in" svg:y="1.27953in" svg:width="1.93268in" svg:height="1.29545in">
          <draw:text-box>
            <text:p text:style-name="a1496" text:class-names="" text:cond-style-name=""><text:span text:style-name="a1495" text:class-names="">#define N 10</text:span></text:p>
            <text:p text:style-name="a1501" text:class-names="" text:cond-style-name=""><text:span text:style-name="a1497" text:class-names="">int</text:span><text:span text:style-name="a1498" text:class-names=""><text:s text:c="1"/></text:span><text:span text:style-name="a1499" text:class-names="">main</text:span><text:span text:style-name="a1500" text:class-names="">() {</text:span></text:p>
            <text:p text:style-name="a1510" text:class-names="" text:cond-style-name=""><text:span text:style-name="a1502" text:class-names=""><text:s text:c="3"/></text:span><text:span text:style-name="a1503" text:class-names="">int</text:span><text:span text:style-name="a1504" text:class-names=""><text:s text:c="1"/></text:span><text:span text:style-name="a1505" text:class-names="">i</text:span><text:span text:style-name="a1506" text:class-names="">=</text:span><text:span text:style-name="a1507" text:class-names="">N</text:span><text:span text:style-name="a1508" text:class-names=""><text:s text:c="1"/></text:span><text:span text:style-name="a1509" text:class-names="">;</text:span></text:p>
            <text:p text:style-name="a1512" text:class-names="" text:cond-style-name=""><text:span text:style-name="a1511" text:class-names="">}</text:span></text:p>
          </draw:text-box>
          <svg:title/>
          <svg:desc/>
        </draw:frame>
        <draw:frame draw:id="id268" draw:style-name="a1530" draw:name="ZoneTexte 4" svg:x="0.98425in" svg:y="2.78701in" svg:width="1.9685in" svg:height="0.99981in">
          <draw:text-box>
            <text:p text:style-name="a1518" text:class-names="" text:cond-style-name=""><text:span text:style-name="a1514" text:class-names="">int</text:span><text:span text:style-name="a1515" text:class-names=""><text:s text:c="1"/></text:span><text:span text:style-name="a1516" text:class-names="">main</text:span><text:span text:style-name="a1517" text:class-names="">() {</text:span></text:p>
            <text:p text:style-name="a1527" text:class-names="" text:cond-style-name=""><text:span text:style-name="a1519" text:class-names=""><text:s text:c="3"/></text:span><text:span text:style-name="a1520" text:class-names="">int</text:span><text:span text:style-name="a1521" text:class-names=""><text:s text:c="1"/></text:span><text:span text:style-name="a1522" text:class-names="">i</text:span><text:span text:style-name="a1523" text:class-names="">=</text:span><text:span text:style-name="a1524" text:class-names="">N</text:span><text:span text:style-name="a1525" text:class-names=""><text:s text:c="1"/></text:span><text:span text:style-name="a1526" text:class-names="">;</text:span></text:p>
            <text:p text:style-name="a1529" text:class-names="" text:cond-style-name=""><text:span text:style-name="a1528" text:class-names="">}</text:span></text:p>
          </draw:text-box>
          <svg:title/>
          <svg:desc/>
        </draw:frame>
        <draw:frame draw:id="id269" draw:style-name="a1555" draw:name="ZoneTexte 5" svg:x="0.98425in" svg:y="3.97717in" svg:width="1.9685in" svg:height="1.88672in">
          <draw:text-box>
            <text:p text:style-name="a1532" text:class-names="" text:cond-style-name=""><text:span text:style-name="a1531" text:class-names="">#ifndef N</text:span></text:p>
            <text:p text:style-name="a1534" text:class-names="" text:cond-style-name=""><text:span text:style-name="a1533" text:class-names="">#define N 10</text:span></text:p>
            <text:p text:style-name="a1536" text:class-names="" text:cond-style-name=""><text:span text:style-name="a1535" text:class-names="">#endif</text:span></text:p>
            <text:p text:style-name="a1543" text:class-names="" text:cond-style-name=""><text:span text:style-name="a1537" text:class-names="">int</text:span><text:span text:style-name="a1538" text:class-names=""><text:s text:c="1"/></text:span><text:span text:style-name="a1539" text:class-names="">main</text:span><text:span text:style-name="a1540" text:class-names="">()</text:span><text:span text:style-name="a1541" text:class-names=""><text:s text:c="1"/></text:span><text:span text:style-name="a1542" text:class-names="">{</text:span></text:p>
            <text:p text:style-name="a1552" text:class-names="" text:cond-style-name=""><text:span text:style-name="a1544" text:class-names=""><text:s text:c="3"/></text:span><text:span text:style-name="a1545" text:class-names="">int</text:span><text:span text:style-name="a1546" text:class-names=""><text:s text:c="1"/></text:span><text:span text:style-name="a1547" text:class-names="">i</text:span><text:span text:style-name="a1548" text:class-names="">=</text:span><text:span text:style-name="a1549" text:class-names="">N</text:span><text:span text:style-name="a1550" text:class-names=""><text:s text:c="1"/></text:span><text:span text:style-name="a1551" text:class-names="">;</text:span></text:p>
            <text:p text:style-name="a1554" text:class-names="" text:cond-style-name=""><text:span text:style-name="a1553" text:class-names="">}</text:span></text:p>
          </draw:text-box>
          <svg:title/>
          <svg:desc/>
        </draw:frame>
        <draw:frame draw:id="id270" draw:style-name="a1558" draw:name="ZoneTexte 6" svg:x="0.98425in" svg:y="0.61417in" svg:width="2.55906in" svg:height="0.65866in">
          <draw:text-box>
            <text:p text:style-name="a1557" text:class-names="" text:cond-style-name=""><text:span text:style-name="a1556" text:class-names="">Codes source ex2.c (plusieurs versions)</text:span></text:p>
          </draw:text-box>
          <svg:title/>
          <svg:desc/>
        </draw:frame>
        <draw:frame draw:id="id271" draw:style-name="a1561" draw:name="ZoneTexte 7" svg:x="4.13386in" svg:y="1.76614in" svg:width="1.77165in" svg:height="0.43858in">
          <draw:text-box>
            <text:p text:style-name="a1560" text:class-names="" text:cond-style-name=""><text:span text:style-name="a1559" text:class-names="">gcc -E ex2.c</text:span></text:p>
          </draw:text-box>
          <svg:title/>
          <svg:desc/>
        </draw:frame>
        <draw:connector draw:type="line" svg:x1="2.9563in" svg:y1="1.92726in" draw:start-shape="id267" draw:start-glue-point="1" svg:x2="4.13386in" svg:y2="1.98543in" draw:end-shape="id271" draw:end-glue-point="3" draw:id="id272" draw:style-name="a1563" draw:name="Connecteur droit avec flèche 8">
          <svg:title/>
          <svg:desc/>
        </draw:connector>
        <draw:frame draw:id="id273" draw:style-name="a1566" draw:name="ZoneTexte 9" svg:x="4.09646in" svg:y="3.08465in" svg:width="2.75591in" svg:height="0.51732in">
          <draw:text-box>
            <text:p text:style-name="a1565" text:class-names="" text:cond-style-name=""><text:span text:style-name="a1564" text:class-names="">gcc -E -DN=10 ex2.c</text:span></text:p>
          </draw:text-box>
          <svg:title/>
          <svg:desc/>
        </draw:frame>
        <draw:connector draw:type="standard" svg:x1="2.95275in" svg:y1="3.28691in" draw:start-shape="id268" draw:start-glue-point="1" svg:x2="4.09646in" svg:y2="3.34331in" draw:end-shape="id273" draw:end-glue-point="3" draw:id="id274" draw:style-name="a1568" draw:name="Connecteur : en angle 10">
          <svg:title/>
          <svg:desc/>
        </draw:connector>
        <draw:frame draw:id="id275" draw:style-name="a1571" draw:name="ZoneTexte 11" svg:x="4.13386in" svg:y="4.28583in" svg:width="1.77165in" svg:height="0.43858in">
          <draw:text-box>
            <text:p text:style-name="a1570" text:class-names="" text:cond-style-name=""><text:span text:style-name="a1569" text:class-names="">gcc -E ex2.c</text:span></text:p>
          </draw:text-box>
          <svg:title/>
          <svg:desc/>
        </draw:frame>
        <draw:frame draw:id="id276" draw:style-name="a1574" draw:name="ZoneTexte 12" svg:x="4.13386in" svg:y="5.19134in" svg:width="2.75591in" svg:height="0.51732in">
          <draw:text-box>
            <text:p text:style-name="a1573" text:class-names="" text:cond-style-name=""><text:span text:style-name="a1572" text:class-names="">gcc -E -DN=10 ex2.c</text:span></text:p>
          </draw:text-box>
          <svg:title/>
          <svg:desc/>
        </draw:frame>
        <draw:frame draw:id="id277" draw:style-name="a1593" draw:name="ZoneTexte 13" svg:x="8.62047in" svg:y="2.78701in" svg:width="2.0622in" svg:height="1.1126in">
          <draw:text-box>
            <text:p text:style-name="a1582" text:class-names="" text:cond-style-name=""><text:span text:style-name="a1575" text:class-names="">int</text:span><text:span text:style-name="a1576" text:class-names=""><text:s text:c="1"/></text:span><text:span text:style-name="a1577" text:class-names="">main</text:span><text:span text:style-name="a1578" text:class-names="">()</text:span><text:span text:style-name="a1579" text:class-names=""><text:s text:c="1"/></text:span><text:span text:style-name="a1580" text:class-names="">{</text:span><text:span text:style-name="a1581" text:class-names=""><text:s text:c="2"/></text:span></text:p>
            <text:p text:style-name="a1590" text:class-names="" text:cond-style-name=""><text:span text:style-name="a1583" text:class-names=""><text:s text:c="2"/></text:span><text:span text:style-name="a1584" text:class-names="">int</text:span><text:span text:style-name="a1585" text:class-names=""><text:s text:c="1"/></text:span><text:span text:style-name="a1586" text:class-names="">i</text:span><text:span text:style-name="a1587" text:class-names="">=10</text:span><text:span text:style-name="a1588" text:class-names=""> </text:span><text:span text:style-name="a1589" text:class-names="">;</text:span></text:p>
            <text:p text:style-name="a1592" text:class-names="" text:cond-style-name=""><text:span text:style-name="a1591" text:class-names="">}</text:span></text:p>
          </draw:text-box>
          <svg:title/>
          <svg:desc/>
        </draw:frame>
        <draw:connector draw:type="standard" svg:x1="2.95275in" svg:y1="4.92053in" draw:start-shape="id269" draw:start-glue-point="1" svg:x2="4.13386in" svg:y2="4.50512in" draw:end-shape="id275" draw:end-glue-point="3" draw:id="id278" draw:style-name="a1595" draw:name="Connecteur : en angle 14">
          <svg:title/>
          <svg:desc/>
        </draw:connector>
        <draw:connector draw:type="standard" svg:x1="2.95275in" svg:y1="4.92053in" draw:start-shape="id269" draw:start-glue-point="1" svg:x2="4.13386in" svg:y2="5.45in" draw:end-shape="id276" draw:end-glue-point="3" draw:id="id279" draw:style-name="a1597" draw:name="Connecteur : en angle 15">
          <svg:title/>
          <svg:desc/>
        </draw:connector>
        <draw:frame draw:id="id280" draw:style-name="a1600" draw:name="ZoneTexte 16" svg:x="7.75591in" svg:y="1.90039in" svg:width="3.14961in" svg:height="0.65866in">
          <draw:text-box>
            <text:p text:style-name="a1599" text:class-names="" text:cond-style-name=""><text:span text:style-name="a1598" text:class-names="">Code produit par le pré-processeur</text:span></text:p>
          </draw:text-box>
          <svg:title/>
          <svg:desc/>
        </draw:frame>
        <draw:connector draw:type="standard" svg:x1="5.90551in" svg:y1="1.98543in" draw:start-shape="id271" draw:start-glue-point="1" svg:x2="8.62047in" svg:y2="3.34331in" draw:end-shape="id277" draw:end-glue-point="3" draw:id="id281" draw:style-name="a1602" draw:name="Connecteur : en angle 17">
          <svg:title/>
          <svg:desc/>
        </draw:connector>
        <draw:connector draw:type="standard" svg:x1="6.85237in" svg:y1="3.34331in" draw:start-shape="id273" draw:start-glue-point="1" svg:x2="8.62047in" svg:y2="3.3572in" draw:end-shape="id277" draw:end-glue-point="3" draw:id="id282" draw:style-name="a1604" draw:name="Connecteur : en angle 18">
          <svg:title/>
          <svg:desc/>
        </draw:connector>
        <draw:connector draw:type="standard" svg:x1="5.90551in" svg:y1="4.50512in" draw:start-shape="id275" draw:start-glue-point="1" svg:x2="8.62047in" svg:y2="3.34331in" draw:end-shape="id277" draw:end-glue-point="3" draw:id="id283" draw:style-name="a1606" draw:name="Connecteur : en angle 19">
          <svg:title/>
          <svg:desc/>
        </draw:connector>
        <draw:connector draw:type="standard" svg:x1="6.88977in" svg:y1="5.45in" draw:start-shape="id276" draw:start-glue-point="1" svg:x2="8.62047in" svg:y2="3.34331in" draw:end-shape="id277" draw:end-glue-point="3" draw:id="id284" draw:style-name="a1608" draw:name="Connecteur : en angle 20">
          <svg:title/>
          <svg:desc/>
        </draw:connector>
        <presentation:notes draw:style-name="a1614">
          <draw:frame draw:id="id285" draw:style-name="a1611" draw:name="Espace réservé du numéro de diapositive 6" svg:x="4.67953in" svg:y="11.10827in" svg:width="3.5878in" svg:height="0.58425in">
            <draw:text-box>
              <text:p text:style-name="a1610" text:class-names="" text:cond-style-name=""><text:span text:style-name="a1609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286" presentation:style-name="a1612" draw:name="Espace réservé de l'image des diapositives 1">
            <svg:title/>
            <svg:desc/>
          </draw:page-thumbnail>
          <draw:frame draw:id="id287" presentation:style-name="a161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615" draw:master-page-name="Master1-Layout7-blank-Vide" presentation:presentation-page-layout-name="Master1-PPL7" draw:id="Slide-270">
        <draw:frame draw:id="id288" draw:style-name="a1618" draw:name="ZoneTexte 1" svg:x="0.59055in" svg:y="0.3937in" svg:width="0.19764in" svg:height="0.70394in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289" draw:style-name="a1621" draw:name="ZoneTexte 2" svg:x="0in" svg:y="0in" svg:width="11.02362in" svg:height="0.7874in">
          <draw:text-box>
            <text:p text:style-name="a1620" text:class-names="" text:cond-style-name=""><text:span text:style-name="a1619" text:class-names="">Seconde étape : le code source écrit par le programmeur est traduit en langage assembleur</text:span></text:p>
          </draw:text-box>
          <svg:title/>
          <svg:desc/>
        </draw:frame>
        <draw:frame draw:id="id290" draw:style-name="a1682" draw:name="ZoneTexte 3" svg:x="0.32047in" svg:y="0.97953in" svg:width="5.12953in" svg:height="4.6063in">
          <draw:text-box>
            <text:p text:style-name="a1623" text:class-names="" text:cond-style-name=""><text:span text:style-name="a1622" text:class-names="">main:</text:span></text:p>
            <text:p text:style-name="a1625" text:class-names="" text:cond-style-name=""><text:span text:style-name="a1624" text:class-names="">.LFB0:</text:span></text:p>
            <text:p text:style-name="a1628" text:class-names="" text:cond-style-name=""><text:span text:style-name="a1626" text:class-names=""><text:tab/></text:span><text:span text:style-name="a1627" text:class-names="">.cfi_startproc</text:span></text:p>
            <text:p text:style-name="a1631" text:class-names="" text:cond-style-name=""><text:span text:style-name="a1629" text:class-names=""><text:tab/></text:span><text:span text:style-name="a1630" text:class-names="">endbr64</text:span></text:p>
            <text:p text:style-name="a1636" text:class-names="" text:cond-style-name=""><text:span text:style-name="a1632" text:class-names=""><text:tab/></text:span><text:span text:style-name="a1633" text:class-names="">pushq</text:span><text:span text:style-name="a1634" text:class-names=""><text:tab/></text:span><text:span text:style-name="a1635" text:class-names="">%rbp</text:span></text:p>
            <text:p text:style-name="a1641" text:class-names="" text:cond-style-name=""><text:span text:style-name="a1637" text:class-names=""><text:tab/></text:span><text:span text:style-name="a1638" text:class-names="">.cfi_def_cfa_offset</text:span><text:span text:style-name="a1639" text:class-names=""><text:s text:c="1"/></text:span><text:span text:style-name="a1640" text:class-names="">16</text:span></text:p>
            <text:p text:style-name="a1649" text:class-names="" text:cond-style-name=""><text:span text:style-name="a1642" text:class-names=""><text:tab/></text:span><text:span text:style-name="a1643" text:class-names="">.cfi_offset</text:span><text:span text:style-name="a1644" text:class-names=""><text:s text:c="1"/></text:span><text:span text:style-name="a1645" text:class-names="">6</text:span><text:span text:style-name="a1646" text:class-names="">,</text:span><text:span text:style-name="a1647" text:class-names=""><text:s text:c="1"/></text:span><text:span text:style-name="a1648" text:class-names="">-16</text:span></text:p>
            <text:p text:style-name="a1657" text:class-names="" text:cond-style-name=""><text:span text:style-name="a1650" text:class-names=""><text:tab/></text:span><text:span text:style-name="a1651" text:class-names="">movq</text:span><text:span text:style-name="a1652" text:class-names=""><text:tab/></text:span><text:span text:style-name="a1653" text:class-names="">%rsp</text:span><text:span text:style-name="a1654" text:class-names="">,</text:span><text:span text:style-name="a1655" text:class-names=""><text:s text:c="1"/></text:span><text:span text:style-name="a1656" text:class-names="">%rbp</text:span></text:p>
            <text:p text:style-name="a1662" text:class-names="" text:cond-style-name=""><text:span text:style-name="a1658" text:class-names=""><text:tab/></text:span><text:span text:style-name="a1659" text:class-names="">.cfi_def_cfa_register</text:span><text:span text:style-name="a1660" text:class-names=""><text:s text:c="1"/></text:span><text:span text:style-name="a1661" text:class-names="">6</text:span></text:p>
            <text:p text:style-name="a1670" text:class-names="" text:cond-style-name=""><text:span text:style-name="a1663" text:class-names=""><text:tab/></text:span><text:span text:style-name="a1664" text:class-names="">subq</text:span><text:span text:style-name="a1665" text:class-names=""><text:tab/></text:span><text:span text:style-name="a1666" text:class-names="">$16</text:span><text:span text:style-name="a1667" text:class-names="">,</text:span><text:span text:style-name="a1668" text:class-names=""><text:s text:c="1"/></text:span><text:span text:style-name="a1669" text:class-names="">%rsp</text:span></text:p>
            <text:p text:style-name="a1681" text:class-names="" text:cond-style-name=""><text:span text:style-name="a1671" text:class-names=""><text:tab/></text:span><text:span text:style-name="a1672" text:class-names="">movl</text:span><text:span text:style-name="a1673" text:class-names=""><text:tab/></text:span><text:span text:style-name="a1674" text:class-names="">%edi</text:span><text:span text:style-name="a1675" text:class-names="">,</text:span><text:span text:style-name="a1676" text:class-names=""><text:s text:c="1"/></text:span><text:span text:style-name="a1677" text:class-names="">-4</text:span><text:span text:style-name="a1678" text:class-names="">(</text:span><text:span text:style-name="a1679" text:class-names="">%rbp</text:span><text:span text:style-name="a1680" text:class-names="">)</text:span></text:p>
          </draw:text-box>
          <svg:title/>
          <svg:desc/>
        </draw:frame>
        <draw:frame draw:id="id291" draw:style-name="a1743" draw:name="ZoneTexte 4" svg:x="5.0563in" svg:y="1.81968in" svg:width="4.58937in" svg:height="3.38393in">
          <draw:text-box>
            <text:p text:style-name="a1693" text:class-names="" text:cond-style-name=""><text:span text:style-name="a1683" text:class-names=""><text:s text:c="1"/><text:tab/></text:span><text:span text:style-name="a1684" text:class-names="">movq</text:span><text:span text:style-name="a1685" text:class-names=""><text:tab/></text:span><text:span text:style-name="a1686" text:class-names="">%rsi</text:span><text:span text:style-name="a1687" text:class-names="">,</text:span><text:span text:style-name="a1688" text:class-names=""><text:s text:c="1"/></text:span><text:span text:style-name="a1689" text:class-names="">-16</text:span><text:span text:style-name="a1690" text:class-names="">(</text:span><text:span text:style-name="a1691" text:class-names="">%rbp</text:span><text:span text:style-name="a1692" text:class-names="">)</text:span></text:p>
            <text:p text:style-name="a1703" text:class-names="" text:cond-style-name=""><text:span text:style-name="a1694" text:class-names=""><text:tab/></text:span><text:span text:style-name="a1695" text:class-names="">leaq</text:span><text:span text:style-name="a1696" text:class-names=""><text:tab/></text:span><text:span text:style-name="a1697" text:class-names="">.LC0</text:span><text:span text:style-name="a1698" text:class-names="">(</text:span><text:span text:style-name="a1699" text:class-names="">%rip</text:span><text:span text:style-name="a1700" text:class-names="">),</text:span><text:span text:style-name="a1701" text:class-names=""><text:s text:c="1"/></text:span><text:span text:style-name="a1702" text:class-names="">%rax</text:span></text:p>
            <text:p text:style-name="a1711" text:class-names="" text:cond-style-name=""><text:span text:style-name="a1704" text:class-names=""><text:tab/></text:span><text:span text:style-name="a1705" text:class-names="">movq</text:span><text:span text:style-name="a1706" text:class-names=""><text:tab/></text:span><text:span text:style-name="a1707" text:class-names="">%rax</text:span><text:span text:style-name="a1708" text:class-names="">,</text:span><text:span text:style-name="a1709" text:class-names=""><text:s text:c="1"/></text:span><text:span text:style-name="a1710" text:class-names="">%rdi</text:span></text:p>
            <text:p text:style-name="a1716" text:class-names="" text:cond-style-name=""><text:span text:style-name="a1712" text:class-names=""><text:tab/></text:span><text:span text:style-name="a1713" text:class-names="">call</text:span><text:span text:style-name="a1714" text:class-names=""><text:tab/></text:span><text:span text:style-name="a1715" text:class-names="">puts@PLT</text:span></text:p>
            <text:p text:style-name="a1724" text:class-names="" text:cond-style-name=""><text:span text:style-name="a1717" text:class-names=""><text:tab/></text:span><text:span text:style-name="a1718" text:class-names="">movl</text:span><text:span text:style-name="a1719" text:class-names=""><text:tab/></text:span><text:span text:style-name="a1720" text:class-names="">$0</text:span><text:span text:style-name="a1721" text:class-names="">,</text:span><text:span text:style-name="a1722" text:class-names=""><text:s text:c="1"/></text:span><text:span text:style-name="a1723" text:class-names="">%eax</text:span></text:p>
            <text:p text:style-name="a1727" text:class-names="" text:cond-style-name=""><text:span text:style-name="a1725" text:class-names=""><text:tab/></text:span><text:span text:style-name="a1726" text:class-names="">leave</text:span></text:p>
            <text:p text:style-name="a1735" text:class-names="" text:cond-style-name=""><text:span text:style-name="a1728" text:class-names=""><text:tab/></text:span><text:span text:style-name="a1729" text:class-names="">.cfi_def_cfa</text:span><text:span text:style-name="a1730" text:class-names=""><text:s text:c="1"/></text:span><text:span text:style-name="a1731" text:class-names="">7</text:span><text:span text:style-name="a1732" text:class-names="">,</text:span><text:span text:style-name="a1733" text:class-names=""><text:s text:c="1"/></text:span><text:span text:style-name="a1734" text:class-names="">8</text:span></text:p>
            <text:p text:style-name="a1738" text:class-names="" text:cond-style-name=""><text:span text:style-name="a1736" text:class-names=""><text:tab/></text:span><text:span text:style-name="a1737" text:class-names="">ret</text:span></text:p>
            <text:p text:style-name="a1742" text:class-names="" text:cond-style-name=""><text:span text:style-name="a1739" text:class-names=""><text:tab/></text:span><text:span text:style-name="a1740" text:class-names="">.cfi_endproc</text:span><text:span text:style-name="a1741" text:class-names=""><text:tab/></text:span></text:p>
          </draw:text-box>
          <svg:title/>
          <svg:desc/>
        </draw:frame>
        <draw:frame draw:id="id292" draw:style-name="a1746" draw:name="ZoneTexte 5" svg:x="2.75591in" svg:y="0.81325in" svg:width="7.87402in" svg:height="0.92108in">
          <draw:text-box>
            <text:p text:style-name="a1745" text:class-names="" text:cond-style-name=""><text:span text:style-name="a1744" text:class-names="">Le compilateur traduit ensuite le code source dans un langage intermédiaire (assembleur)</text:span></text:p>
          </draw:text-box>
          <svg:title/>
          <svg:desc/>
        </draw:frame>
        <draw:frame draw:id="id293" draw:style-name="a1752" draw:name="ZoneTexte 6" svg:x="2.83721in" svg:y="5.25298in" svg:width="8.05814in" svg:height="0.81899in">
          <draw:text-box>
            <text:p text:style-name="a1751" text:class-names="" text:cond-style-name=""><text:span text:style-name="a1747" text:class-names="">Pour voir le code assembleur, tapez<text:s text:c="1"/></text:span><text:span text:style-name="a1748" text:class-names="">gcc -S ex1.c<text:s text:c="1"/></text:span><text:span text:style-name="a1749" text:class-names="">et examiner le fichier<text:s text:c="1"/></text:span><text:span text:style-name="a1750" text:class-names="">ex1.s</text:span></text:p>
          </draw:text-box>
          <svg:title/>
          <svg:desc/>
        </draw:frame>
        <presentation:notes draw:style-name="a1758">
          <draw:frame draw:id="id294" draw:style-name="a1755" draw:name="Espace réservé du numéro de diapositive 6" svg:x="4.67953in" svg:y="11.10827in" svg:width="3.5878in" svg:height="0.58425in">
            <draw:text-box>
              <text:p text:style-name="a1754" text:class-names="" text:cond-style-name=""><text:span text:style-name="a1753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295" presentation:style-name="a1756" draw:name="Espace réservé de l'image des diapositives 1">
            <svg:title/>
            <svg:desc/>
          </draw:page-thumbnail>
          <draw:frame draw:id="id296" presentation:style-name="a175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759" draw:master-page-name="Master1-Layout7-blank-Vide" presentation:presentation-page-layout-name="Master1-PPL7" draw:id="Slide-271">
        <draw:frame draw:id="id297" draw:style-name="a1762" draw:name="ZoneTexte 1" svg:x="0.59055in" svg:y="0.3937in" svg:width="0.19764in" svg:height="0.70394in">
          <draw:text-box>
            <text:p text:style-name="a1761" text:class-names="" text:cond-style-name=""><text:span text:style-name="a1760" text:class-names=""/></text:p>
          </draw:text-box>
          <svg:title/>
          <svg:desc/>
        </draw:frame>
        <draw:frame draw:id="id298" draw:style-name="a1765" draw:name="ZoneTexte 2" svg:x="0in" svg:y="0in" svg:width="11.02362in" svg:height="0.7874in">
          <draw:text-box>
            <text:p text:style-name="a1764" text:class-names="" text:cond-style-name=""><text:span text:style-name="a1763" text:class-names="">Troisième étape : l’assembleur (code intermédiaire) est traduit en liste de hexadécimaux (entiers en base 16)</text:span></text:p>
          </draw:text-box>
          <svg:title/>
          <svg:desc/>
        </draw:frame>
        <draw:frame draw:id="id299" draw:style-name="a1792" draw:name="ZoneTexte 3" svg:x="4.2185in" svg:y="0.9253in" svg:width="6.75243in" svg:height="4.52756in">
          <draw:text-box>
            <text:p text:style-name="a1767" text:class-names="" text:cond-style-name=""><text:span text:style-name="a1766" text:class-names="">...</text:span></text:p>
            <text:p text:style-name="a1769" text:class-names="" text:cond-style-name=""><text:span text:style-name="a1768" text:class-names="">0003010 4347 3a43 2820 6255 6e75 7574 3120 2e33</text:span></text:p>
            <text:p text:style-name="a1771" text:class-names="" text:cond-style-name=""><text:span text:style-name="a1770" text:class-names="">0003020 2e33 2d30 7536 7562 746e 3275 327e 2e34</text:span></text:p>
            <text:p text:style-name="a1773" text:class-names="" text:cond-style-name=""><text:span text:style-name="a1772" text:class-names="">0003030 3430 2029 3331 332e 302e 0000 732e 7368</text:span></text:p>
            <text:p text:style-name="a1775" text:class-names="" text:cond-style-name=""><text:span text:style-name="a1774" text:class-names="">0003040 7274 6174 0062 692e 746e 7265 0070 6e2e</text:span></text:p>
            <text:p text:style-name="a1777" text:class-names="" text:cond-style-name=""><text:span text:style-name="a1776" text:class-names="">0003050 746f 2e65 6e67 2e75 7270 706f 7265 7974</text:span></text:p>
            <text:p text:style-name="a1779" text:class-names="" text:cond-style-name=""><text:span text:style-name="a1778" text:class-names="">0003060 2e00 6f6e 6574 672e 756e 622e 6975 646c</text:span></text:p>
            <text:p text:style-name="a1781" text:class-names="" text:cond-style-name=""><text:span text:style-name="a1780" text:class-names="">0003070 692d 0064 6e2e 746f 2e65 4241 2d49 6174</text:span></text:p>
            <text:p text:style-name="a1783" text:class-names="" text:cond-style-name=""><text:span text:style-name="a1782" text:class-names="">0003080 0067 672e 756e 682e 7361 0068 642e 6e79</text:span></text:p>
            <text:p text:style-name="a1785" text:class-names="" text:cond-style-name=""><text:span text:style-name="a1784" text:class-names="">0003090 7973 006d 642e 6e79 7473 0072 672e 756e</text:span></text:p>
            <text:p text:style-name="a1787" text:class-names="" text:cond-style-name=""><text:span text:style-name="a1786" text:class-names="">00030a0 762e 7265 6973 6e6f 2e00 6e67 2e75 6576</text:span></text:p>
            <text:p text:style-name="a1789" text:class-names="" text:cond-style-name=""><text:span text:style-name="a1788" text:class-names="">00030b0 7372 6f69 5f6e 0072 722e 6c65 2e61 7964</text:span></text:p>
            <text:p text:style-name="a1791" text:class-names="" text:cond-style-name=""><text:span text:style-name="a1790" text:class-names="">...</text:span></text:p>
          </draw:text-box>
          <svg:title/>
          <svg:desc/>
        </draw:frame>
        <draw:frame draw:id="id300" draw:style-name="a1795" draw:name="ZoneTexte 4" svg:x="0.11811in" svg:y="1.37795in" svg:width="4.33071in" svg:height="2.15363in">
          <draw:text-box>
            <text:p text:style-name="a1794" text:class-names="" text:cond-style-name=""><text:span text:style-name="a1793" text:class-names="">Certains hexadécimaux représentent des instructions bas niveau, d’autres des valeurs numériques ou des lettres, etc</text:span></text:p>
          </draw:text-box>
          <svg:title/>
          <svg:desc/>
        </draw:frame>
        <draw:frame draw:id="id301" draw:style-name="a1807" draw:name="ZoneTexte 5" svg:x="0.19685in" svg:y="4.30669in" svg:width="9.84252in" svg:height="1.83801in">
          <draw:text-box>
            <text:p text:style-name="a1797" text:class-names="" text:cond-style-name=""><text:span text:style-name="a1796" text:class-names="">Pour produire ces valeurs binaires à partir du code assembleur, tapez :</text:span></text:p>
            <text:p text:style-name="a1802" text:class-names="" text:cond-style-name=""><text:span text:style-name="a1798" text:class-names=""><text:tab/></text:span><text:span text:style-name="a1799" text:class-names="">gcc -c ex1.s -o ex1.o</text:span><text:span text:style-name="a1800" text:class-names=""><text:s text:c="1"/>ou<text:s text:c="1"/></text:span><text:span text:style-name="a1801" text:class-names="">gcc -c ex1.c -o ex1.o</text:span></text:p>
            <text:p text:style-name="a1804" text:class-names="" text:cond-style-name=""><text:span text:style-name="a1803" text:class-names="">Pour les afficher à l’écran, tapez :</text:span></text:p>
            <text:p text:style-name="a1806" text:class-names="" text:cond-style-name=""><text:span text:style-name="a1805" text:class-names=""><text:tab/>od -c ex1.o</text:span></text:p>
          </draw:text-box>
          <svg:title/>
          <svg:desc/>
        </draw:frame>
        <presentation:notes draw:style-name="a1813">
          <draw:frame draw:id="id302" draw:style-name="a1810" draw:name="Espace réservé du numéro de diapositive 6" svg:x="4.67953in" svg:y="11.10827in" svg:width="3.5878in" svg:height="0.58425in">
            <draw:text-box>
              <text:p text:style-name="a1809" text:class-names="" text:cond-style-name=""><text:span text:style-name="a1808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9167in" svg:height="4.38368in" presentation:class="page" draw:id="id303" presentation:style-name="a1811" draw:name="Espace réservé de l'image des diapositives 1">
            <svg:title/>
            <svg:desc/>
          </draw:page-thumbnail>
          <draw:frame draw:id="id304" presentation:style-name="a18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814" draw:master-page-name="Master1-Layout7-blank-Vide" presentation:presentation-page-layout-name="Master1-PPL7" draw:id="Slide-272">
        <draw:frame draw:id="id305" draw:style-name="a1817" draw:name="ZoneTexte 1" svg:x="0.59055in" svg:y="0.3937in" svg:width="0.19764in" svg:height="0.70394in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306" draw:style-name="a1820" draw:name="ZoneTexte 2" svg:x="0in" svg:y="0in" svg:width="11.02362in" svg:height="0.61417in">
          <draw:text-box>
            <text:p text:style-name="a1819" text:class-names="" text:cond-style-name=""><text:span text:style-name="a1818" text:class-names="">Si le code source est contenu dans plusieurs fichiers</text:span></text:p>
          </draw:text-box>
          <svg:title/>
          <svg:desc/>
        </draw:frame>
        <draw:frame draw:id="id307" draw:style-name="a1825" draw:name="ZoneTexte 3" svg:x="0.67273in" svg:y="0.78793in" svg:width="10.0955in" svg:height="0.92108in">
          <draw:text-box>
            <text:p text:style-name="a1824" text:class-names="" text:cond-style-name=""><text:span text:style-name="a1821" text:class-names="">Le compilateur traduit en instructions bas niveau chaque fichier source C<text:s text:c="1"/></text:span><text:span text:style-name="a1822" text:class-names="">séparément </text:span><text:span text:style-name="a1823" text:class-names="">:</text:span></text:p>
          </draw:text-box>
          <svg:title/>
          <svg:desc/>
        </draw:frame>
        <draw:frame draw:id="id308" draw:style-name="a1843" draw:name="ZoneTexte 4" svg:x="2.75591in" svg:y="4.05512in" svg:width="7.67717in" svg:height="2.02047in">
          <draw:text-box>
            <text:p text:style-name="a1827" text:class-names="" text:cond-style-name=""><text:span text:style-name="a1826" text:class-names="">Pour voir le résultat de cette phase, tapez (pour gcc) :</text:span></text:p>
            <text:p text:style-name="a1830" text:class-names="" text:cond-style-name=""><text:span text:style-name="a1828" text:class-names=""><text:tab/></text:span><text:span text:style-name="a1829" text:class-names="">gcc -c A.c -o A.o</text:span></text:p>
            <text:p text:style-name="a1835" text:class-names="" text:cond-style-name=""><text:span text:style-name="a1831" text:class-names=""><text:tab/></text:span><text:span text:style-name="a1832" text:class-names="">gcc -c B.c -o B.o</text:span><text:span text:style-name="a1833" text:class-names=""><text:s text:c="3"/></text:span><text:span text:style-name="a1834" text:class-names="">attention : A.o, B.o et C.o</text:span></text:p>
            <text:p text:style-name="a1840" text:class-names="" text:cond-style-name=""><text:span text:style-name="a1836" text:class-names=""><text:tab/></text:span><text:span text:style-name="a1837" text:class-names="">gcc -c C.c -o C.o</text:span><text:span text:style-name="a1838" text:class-names=""><text:s text:c="3"/></text:span><text:span text:style-name="a1839" text:class-names="">ne sont pas exécutables</text:span></text:p>
            <text:p text:style-name="a1842" text:class-names="" text:cond-style-name=""><text:span text:style-name="a1841" text:class-names=""><text:s text:c="41"/>(ils sont incomplets)</text:span></text:p>
          </draw:text-box>
          <svg:title/>
          <svg:desc/>
        </draw:frame>
        <draw:frame draw:id="id309" draw:style-name="a1846" draw:name="ZoneTexte 5" svg:x="6.81102in" svg:y="1.9685in" svg:width="0.86614in" svg:height="0.42784in">
          <draw:text-box>
            <text:p text:style-name="a1845" text:class-names="" text:cond-style-name=""><text:span text:style-name="a1844" text:class-names="">A.c</text:span></text:p>
          </draw:text-box>
          <svg:title/>
          <svg:desc/>
        </draw:frame>
        <draw:frame draw:id="id310" draw:style-name="a1849" draw:name="ZoneTexte 6" svg:x="6.81102in" svg:y="2.59843in" svg:width="0.86614in" svg:height="0.42784in">
          <draw:text-box>
            <text:p text:style-name="a1848" text:class-names="" text:cond-style-name=""><text:span text:style-name="a1847" text:class-names="">B.c</text:span></text:p>
          </draw:text-box>
          <svg:title/>
          <svg:desc/>
        </draw:frame>
        <draw:frame draw:id="id311" draw:style-name="a1852" draw:name="ZoneTexte 7" svg:x="6.81102in" svg:y="3.22835in" svg:width="0.86614in" svg:height="0.42784in">
          <draw:text-box>
            <text:p text:style-name="a1851" text:class-names="" text:cond-style-name=""><text:span text:style-name="a1850" text:class-names="">C.c</text:span></text:p>
          </draw:text-box>
          <svg:title/>
          <svg:desc/>
        </draw:frame>
        <draw:frame draw:id="id312" draw:style-name="a1855" draw:name="ZoneTexte 8" svg:x="8.74016in" svg:y="1.96269in" svg:width="0.68268in" svg:height="0.42784in">
          <draw:text-box>
            <text:p text:style-name="a1854" text:class-names="" text:cond-style-name=""><text:span text:style-name="a1853" text:class-names="">A.o</text:span></text:p>
          </draw:text-box>
          <svg:title/>
          <svg:desc/>
        </draw:frame>
        <draw:frame draw:id="id313" draw:style-name="a1858" draw:name="ZoneTexte 9" svg:x="8.74016in" svg:y="2.59261in" svg:width="0.68268in" svg:height="0.42784in">
          <draw:text-box>
            <text:p text:style-name="a1857" text:class-names="" text:cond-style-name=""><text:span text:style-name="a1856" text:class-names="">B.o</text:span></text:p>
          </draw:text-box>
          <svg:title/>
          <svg:desc/>
        </draw:frame>
        <draw:frame draw:id="id314" draw:style-name="a1861" draw:name="ZoneTexte 10" svg:x="8.7437in" svg:y="3.22253in" svg:width="0.68268in" svg:height="0.42784in">
          <draw:text-box>
            <text:p text:style-name="a1860" text:class-names="" text:cond-style-name=""><text:span text:style-name="a1859" text:class-names="">C.o</text:span></text:p>
          </draw:text-box>
          <svg:title/>
          <svg:desc/>
        </draw:frame>
        <draw:connector draw:type="standard" svg:x1="7.67716in" svg:y1="2.18242in" draw:start-shape="id309" draw:start-glue-point="1" svg:x2="8.74016in" svg:y2="2.17661in" draw:end-shape="id312" draw:end-glue-point="3" draw:id="id315" draw:style-name="a1863" draw:name="Connecteur : en angle 11">
          <svg:title/>
          <svg:desc/>
        </draw:connector>
        <draw:connector draw:type="standard" svg:x1="7.67716in" svg:y1="2.81235in" draw:start-shape="id310" draw:start-glue-point="1" svg:x2="8.74016in" svg:y2="2.80653in" draw:end-shape="id313" draw:end-glue-point="3" draw:id="id316" draw:style-name="a1865" draw:name="Connecteur : en angle 12">
          <svg:title/>
          <svg:desc/>
        </draw:connector>
        <draw:connector draw:type="standard" svg:x1="7.67716in" svg:y1="3.44227in" draw:start-shape="id311" draw:start-glue-point="1" svg:x2="8.7437in" svg:y2="3.43645in" draw:end-shape="id314" draw:end-glue-point="3" draw:id="id317" draw:style-name="a1867" draw:name="Connecteur : en angle 13">
          <svg:title/>
          <svg:desc/>
        </draw:connector>
        <draw:frame draw:id="id318" draw:style-name="a1872" draw:name="ZoneTexte 14" svg:x="0.67273in" svg:y="1.9685in" svg:width="5.70866in" svg:height="1.74278in">
          <draw:text-box>
            <text:p text:style-name="a1869" text:class-names="" text:cond-style-name=""><text:span text:style-name="a1868" text:class-names="">Exemple :</text:span></text:p>
            <text:p text:style-name="a1871" text:class-names="" text:cond-style-name=""><text:span text:style-name="a1870" text:class-names="">dans le répertoire exemple2, les fichiers A.c, B.c et C.c contiennent, chacun, une partie du code source</text:span></text:p>
          </draw:text-box>
          <svg:title/>
          <svg:desc/>
        </draw:frame>
        <presentation:notes draw:style-name="a1878">
          <draw:frame draw:id="id319" draw:style-name="a1875" draw:name="Espace réservé du numéro de diapositive 6" svg:x="4.67953in" svg:y="11.10827in" svg:width="3.5878in" svg:height="0.58425in">
            <draw:text-box>
              <text:p text:style-name="a1874" text:class-names="" text:cond-style-name=""><text:span text:style-name="a1873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9167in" svg:height="4.38368in" presentation:class="page" draw:id="id320" presentation:style-name="a1876" draw:name="Espace réservé de l'image des diapositives 1">
            <svg:title/>
            <svg:desc/>
          </draw:page-thumbnail>
          <draw:frame draw:id="id321" presentation:style-name="a18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879" draw:master-page-name="Master1-Layout7-blank-Vide" presentation:presentation-page-layout-name="Master1-PPL7" draw:id="Slide-273">
        <draw:frame draw:id="id322" draw:style-name="a1882" draw:name="ZoneTexte 1" svg:x="0.59055in" svg:y="0.3937in" svg:width="0.19764in" svg:height="0.70394in">
          <draw:text-box>
            <text:p text:style-name="a1881" text:class-names="" text:cond-style-name=""><text:span text:style-name="a1880" text:class-names=""/></text:p>
          </draw:text-box>
          <svg:title/>
          <svg:desc/>
        </draw:frame>
        <draw:frame draw:id="id323" draw:style-name="a1885" draw:name="ZoneTexte 2" svg:x="0in" svg:y="0in" svg:width="11.02362in" svg:height="0.61417in">
          <draw:text-box>
            <text:p text:style-name="a1884" text:class-names="" text:cond-style-name=""><text:span text:style-name="a1883" text:class-names="">Quatrième étape : Edition de liens (link)</text:span></text:p>
          </draw:text-box>
          <svg:title/>
          <svg:desc/>
        </draw:frame>
        <draw:frame draw:id="id324" draw:style-name="a1906" draw:name="ZoneTexte 3" svg:x="0.45551in" svg:y="0.75354in" svg:width="10.56811in" svg:height="4.29202in">
          <draw:text-box>
            <text:p text:style-name="a1887" text:class-names="" text:cond-style-name=""><text:span text:style-name="a1886" text:class-names="">Dans cette étape, l’éditeur de liens :</text:span></text:p>
            <text:list text:style-name="a1890">
              <text:list-item>
                <text:p text:style-name="a1889" text:class-names="" text:cond-style-name=""><text:span text:style-name="a1888" text:class-names="">Examine les fichiers binaires générés à l’étape précédente</text:span></text:p>
              </text:list-item>
            </text:list>
            <text:list text:style-name="a1893">
              <text:list-item>
                <text:p text:style-name="a1892" text:class-names="" text:cond-style-name=""><text:span text:style-name="a1891" text:class-names="">Vérifie que, si une fonction/variable globale est utilisée dans un des <text:tab/>fichiers binaire, cette fonction/variable globale est définie quelque <text:tab/>part dans les différents fichiers binaires</text:span></text:p>
              </text:list-item>
            </text:list>
            <text:list text:style-name="a1896">
              <text:list-item>
                <text:p text:style-name="a1895" text:class-names="" text:cond-style-name=""><text:span text:style-name="a1894" text:class-names="">Vérifie que toutes les fonctions sont définies une seule fois</text:span></text:p>
              </text:list-item>
            </text:list>
            <text:list text:style-name="a1899">
              <text:list-item>
                <text:p text:style-name="a1898" text:class-names="" text:cond-style-name=""><text:span text:style-name="a1897" text:class-names="">Vérifie qu’il existe une et une seule fonction « int main(...) » (indique où l’exécution doit commencer)</text:span></text:p>
              </text:list-item>
            </text:list>
            <text:list text:style-name="a1902">
              <text:list-item>
                <text:p text:style-name="a1901" text:class-names="" text:cond-style-name=""><text:span text:style-name="a1900" text:class-names="">Supprime (éventuellement) les fonctions définies mais non utilisées</text:span></text:p>
              </text:list-item>
            </text:list>
            <text:list text:style-name="a1905">
              <text:list-item>
                <text:p text:style-name="a1904" text:class-names="" text:cond-style-name=""><text:span text:style-name="a1903" text:class-names="">Rassemble les fichiers binaires dans un seul fichier qui peut être exécuté</text:span></text:p>
              </text:list-item>
            </text:list>
          </draw:text-box>
          <svg:title/>
          <svg:desc/>
        </draw:frame>
        <draw:frame draw:id="id325" draw:style-name="a1909" draw:name="ZoneTexte 4" svg:x="2.95276in" svg:y="5.01661in" svg:width="7.67717in" svg:height="1.15551in">
          <draw:text-box>
            <text:p text:style-name="a1908" text:class-names="" text:cond-style-name=""><text:span text:style-name="a1907" text:class-names="">A la fin de cette étape, si le compilateur n’a pas trouvé d’erreur, il crée un fichier binaire prêt à être exécuté sur l’ordinateur.</text:span></text:p>
          </draw:text-box>
          <svg:title/>
          <svg:desc/>
        </draw:frame>
        <presentation:notes draw:style-name="a1915">
          <draw:frame draw:id="id326" draw:style-name="a1912" draw:name="Espace réservé du numéro de diapositive 6" svg:x="4.67953in" svg:y="11.10827in" svg:width="3.5878in" svg:height="0.58425in">
            <draw:text-box>
              <text:p text:style-name="a1911" text:class-names="" text:cond-style-name=""><text:span text:style-name="a1910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9167in" svg:height="4.38368in" presentation:class="page" draw:id="id327" presentation:style-name="a1913" draw:name="Espace réservé de l'image des diapositives 1">
            <svg:title/>
            <svg:desc/>
          </draw:page-thumbnail>
          <draw:frame draw:id="id328" presentation:style-name="a191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916" draw:master-page-name="Master1-Layout7-blank-Vide" presentation:presentation-page-layout-name="Master1-PPL7" draw:id="Slide-274">
        <draw:frame draw:id="id329" draw:style-name="a1919" draw:name="ZoneTexte 1" svg:x="0in" svg:y="0in" svg:width="11.02362in" svg:height="0.61417in">
          <draw:text-box>
            <text:p text:style-name="a1918" text:class-names="" text:cond-style-name=""><text:span text:style-name="a1917" text:class-names="">Quatrième étape : Édition de liens (2)</text:span></text:p>
          </draw:text-box>
          <svg:title/>
          <svg:desc/>
        </draw:frame>
        <draw:frame draw:id="id330" draw:style-name="a1922" draw:name="ZoneTexte 2" svg:x="0.98425in" svg:y="0.83149in" svg:width="0.71417in" svg:height="0.53858in">
          <draw:text-box>
            <text:p text:style-name="a1921" text:class-names="" text:cond-style-name=""><text:span text:style-name="a1920" text:class-names="">A.o</text:span></text:p>
          </draw:text-box>
          <svg:title/>
          <svg:desc/>
        </draw:frame>
        <draw:frame draw:id="id331" draw:style-name="a1925" draw:name="ZoneTexte 3" svg:x="0.98425in" svg:y="1.46142in" svg:width="0.71417in" svg:height="0.53858in">
          <draw:text-box>
            <text:p text:style-name="a1924" text:class-names="" text:cond-style-name=""><text:span text:style-name="a1923" text:class-names="">B.o</text:span></text:p>
          </draw:text-box>
          <svg:title/>
          <svg:desc/>
        </draw:frame>
        <draw:frame draw:id="id332" draw:style-name="a1928" draw:name="ZoneTexte 4" svg:x="0.9878in" svg:y="2.09134in" svg:width="0.71417in" svg:height="0.53858in">
          <draw:text-box>
            <text:p text:style-name="a1927" text:class-names="" text:cond-style-name=""><text:span text:style-name="a1926" text:class-names="">C.o</text:span></text:p>
          </draw:text-box>
          <svg:title/>
          <svg:desc/>
        </draw:frame>
        <draw:frame draw:id="id333" draw:style-name="a1931" draw:name="ZoneTexte 5" svg:x="3.69528in" svg:y="1.46929in" svg:width="0.71417in" svg:height="0.53858in">
          <draw:text-box>
            <text:p text:style-name="a1930" text:class-names="" text:cond-style-name=""><text:span text:style-name="a1929" text:class-names="">ex2</text:span></text:p>
          </draw:text-box>
          <svg:title/>
          <svg:desc/>
        </draw:frame>
        <draw:connector draw:type="standard" svg:x1="1.69842in" svg:y1="1.10078in" draw:start-shape="id330" draw:start-glue-point="1" svg:x2="3.69528in" svg:y2="1.73858in" draw:end-shape="id333" draw:end-glue-point="3" draw:id="id334" draw:style-name="a1933" draw:name="Connecteur : en angle 6">
          <svg:title/>
          <svg:desc/>
        </draw:connector>
        <draw:connector draw:type="standard" svg:x1="1.69842in" svg:y1="1.73071in" draw:start-shape="id331" draw:start-glue-point="1" svg:x2="3.69528in" svg:y2="1.73858in" draw:end-shape="id333" draw:end-glue-point="3" draw:id="id335" draw:style-name="a1935" draw:name="Connecteur : en angle 7">
          <svg:title/>
          <svg:desc/>
        </draw:connector>
        <draw:connector draw:type="standard" svg:x1="1.70197in" svg:y1="2.36063in" draw:start-shape="id332" draw:start-glue-point="1" svg:x2="3.69528in" svg:y2="1.73858in" draw:end-shape="id333" draw:end-glue-point="3" draw:id="id336" draw:style-name="a1937" draw:name="Connecteur : en angle 8">
          <svg:title/>
          <svg:desc/>
        </draw:connector>
        <draw:frame draw:id="id337" draw:style-name="a1940" draw:name="ZoneTexte 9" svg:x="4.92126in" svg:y="0.7874in" svg:width="4.49724in" svg:height="2.95276in">
          <draw:text-box>
            <text:p text:style-name="a1939" text:class-names="" text:cond-style-name=""><text:span text:style-name="a1938" text:class-names="">Pour la compilation complète, tapez (cas de gcc) :</text:span></text:p>
          </draw:text-box>
          <svg:title/>
          <svg:desc/>
        </draw:frame>
        <draw:frame draw:id="id338" draw:style-name="a1949" draw:name="ZoneTexte 10" svg:x="5.31496in" svg:y="1.70315in" svg:width="3.93701in" svg:height="1.89134in">
          <draw:text-box>
            <text:p text:style-name="a1942" text:class-names="" text:cond-style-name=""><text:span text:style-name="a1941" text:class-names="">gcc -c A.c -o A.o</text:span></text:p>
            <text:p text:style-name="a1944" text:class-names="" text:cond-style-name=""><text:span text:style-name="a1943" text:class-names="">gcc -c B.c -o B.o</text:span></text:p>
            <text:p text:style-name="a1946" text:class-names="" text:cond-style-name=""><text:span text:style-name="a1945" text:class-names="">gcc -c C.c -o C.o</text:span></text:p>
            <text:p text:style-name="a1948" text:class-names="" text:cond-style-name=""><text:span text:style-name="a1947" text:class-names="">gcc A.o B.o C.o -o ex2</text:span></text:p>
          </draw:text-box>
          <svg:title/>
          <svg:desc/>
        </draw:frame>
        <draw:frame draw:id="id339" draw:style-name="a1958" draw:name="ZoneTexte 11" svg:x="0.7874in" svg:y="3.97402in" svg:width="8.85827in" svg:height="2.14921in">
          <draw:text-box>
            <text:p text:style-name="a1951" text:class-names="" text:cond-style-name=""><text:span text:style-name="a1950" text:class-names="">On peut faire toutes les étapes en une seule commande :</text:span></text:p>
            <text:p text:style-name="a1953" text:class-names="" text:cond-style-name=""><text:span text:style-name="a1952" text:class-names=""/></text:p>
            <text:p text:style-name="a1955" text:class-names="" text:cond-style-name=""><text:span text:style-name="a1954" text:class-names=""/></text:p>
            <text:p text:style-name="a1957" text:class-names="" text:cond-style-name=""><text:span text:style-name="a1956" text:class-names="">C’est plus rapide écrire mais c’est déconseillé si le code source de grande taille et réparti dans de nombreux fichiers (voir séance sur les outils type make, cmake, ...)</text:span></text:p>
          </draw:text-box>
          <svg:title/>
          <svg:desc/>
        </draw:frame>
        <draw:frame draw:id="id340" draw:style-name="a1961" draw:name="ZoneTexte 12" svg:x="2.16535in" svg:y="4.41417in" svg:width="3.7811in" svg:height="0.50709in">
          <draw:text-box>
            <text:p text:style-name="a1960" text:class-names="" text:cond-style-name=""><text:span text:style-name="a1959" text:class-names="">gcc A.c B.c C.c -o ex2</text:span></text:p>
          </draw:text-box>
          <svg:title/>
          <svg:desc/>
        </draw:frame>
        <presentation:notes draw:style-name="a1967">
          <draw:frame draw:id="id341" draw:style-name="a1964" draw:name="Espace réservé du numéro de diapositive 6" svg:x="4.67953in" svg:y="11.10827in" svg:width="3.5878in" svg:height="0.58425in">
            <draw:text-box>
              <text:p text:style-name="a1963" text:class-names="" text:cond-style-name=""><text:span text:style-name="a1962" text:class-names=""><text:page-number style:num-format="1" text:fixed="false"/></text:span></text:p>
            </draw:text-box>
            <svg:title/>
            <svg:desc/>
          </draw:frame>
          <draw:page-thumbnail draw:page-number="27" svg:x="0.23785in" svg:y="0.88889in" svg:width="7.79167in" svg:height="4.38368in" presentation:class="page" draw:id="id342" presentation:style-name="a1965" draw:name="Espace réservé de l'image des diapositives 1">
            <svg:title/>
            <svg:desc/>
          </draw:page-thumbnail>
          <draw:frame draw:id="id343" presentation:style-name="a196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968" draw:master-page-name="Master1-Layout7-blank-Vide" presentation:presentation-page-layout-name="Master1-PPL7" draw:id="Slide-275">
        <draw:frame draw:id="id344" draw:style-name="a1971" draw:name="ZoneTexte 1" svg:x="0.59055in" svg:y="0.3937in" svg:width="0.19764in" svg:height="0.70394in">
          <draw:text-box>
            <text:p text:style-name="a1970" text:class-names="" text:cond-style-name=""><text:span text:style-name="a1969" text:class-names=""/></text:p>
          </draw:text-box>
          <svg:title/>
          <svg:desc/>
        </draw:frame>
        <draw:frame draw:id="id345" draw:style-name="a1974" draw:name="ZoneTexte 2" svg:x="0in" svg:y="0in" svg:width="11.02362in" svg:height="0.61417in">
          <draw:text-box>
            <text:p text:style-name="a1973" text:class-names="" text:cond-style-name=""><text:span text:style-name="a1972" text:class-names="">Variables</text:span></text:p>
          </draw:text-box>
          <svg:title/>
          <svg:desc/>
        </draw:frame>
        <draw:frame draw:id="id346" draw:style-name="a1997" draw:name="ZoneTexte 3" svg:x="0.19685in" svg:y="0.89646in" svg:width="10.43307in" svg:height="5.40276in">
          <draw:text-box>
            <text:p text:style-name="a1976" text:class-names="" text:cond-style-name=""><text:span text:style-name="a1975" text:class-names="">Pour s’exécuter un code doit réserver une zone mémoire qui va contenir les données utilisées et résultats produits.</text:span></text:p>
            <text:p text:style-name="a1978" text:class-names="" text:cond-style-name=""><text:span text:style-name="a1977" text:class-names="">L’utilisateur doit donc utiliser des variables qui sont des emplacements mémoire de taille suffisante pour contenir des valeurs modifiables dont le type est défini dès la réservation.</text:span></text:p>
            <text:p text:style-name="a1980" text:class-names="" text:cond-style-name=""><text:span text:style-name="a1979" text:class-names=""/></text:p>
            <text:p text:style-name="a1982" text:class-names="" text:cond-style-name=""><text:span text:style-name="a1981" text:class-names="">Exemples :</text:span></text:p>
            <text:p text:style-name="a1984" text:class-names="" text:cond-style-name=""><text:span text:style-name="a1983" text:class-names=""><text:s text:c="2"/>int i ; <text:s text:c="3"/>/* déclaration d’une variable entière</text:span></text:p>
            <text:p text:style-name="a1986" text:class-names="" text:cond-style-name=""><text:span text:style-name="a1985" text:class-names=""><text:s text:c="16"/>(réservation d’un espace mémoire assez grand</text:span></text:p>
            <text:p text:style-name="a1988" text:class-names="" text:cond-style-name=""><text:span text:style-name="a1987" text:class-names=""><text:s text:c="17"/>pour un entier) */</text:span></text:p>
            <text:p text:style-name="a1990" text:class-names="" text:cond-style-name=""><text:span text:style-name="a1989" text:class-names=""><text:s text:c="2"/>double x ; /* déclaration d’une variable décimale */</text:span></text:p>
            <text:p text:style-name="a1992" text:class-names="" text:cond-style-name=""><text:span text:style-name="a1991" text:class-names=""/></text:p>
            <text:p text:style-name="a1994" text:class-names="" text:cond-style-name=""><text:span text:style-name="a1993" text:class-names=""><text:s text:c="2"/>i = 3 ; <text:s text:c="3"/>/* modification de la valeur dans la variable i */</text:span></text:p>
            <text:p text:style-name="a1996" text:class-names="" text:cond-style-name=""><text:span text:style-name="a1995" text:class-names=""><text:s text:c="2"/>x = 4.4 ; <text:s text:c="1"/>/* modification de la valeur dans la variable x */</text:span></text:p>
          </draw:text-box>
          <svg:title/>
          <svg:desc/>
        </draw:frame>
        <presentation:notes draw:style-name="a2003">
          <draw:frame draw:id="id347" draw:style-name="a2000" draw:name="Espace réservé du numéro de diapositive 6" svg:x="4.67953in" svg:y="11.10827in" svg:width="3.5878in" svg:height="0.58425in">
            <draw:text-box>
              <text:p text:style-name="a1999" text:class-names="" text:cond-style-name=""><text:span text:style-name="a1998" text:class-names=""><text:page-number style:num-format="1" text:fixed="false"/></text:span></text:p>
            </draw:text-box>
            <svg:title/>
            <svg:desc/>
          </draw:frame>
          <draw:page-thumbnail draw:page-number="28" svg:x="0.23785in" svg:y="0.88889in" svg:width="7.79167in" svg:height="4.38368in" presentation:class="page" draw:id="id348" presentation:style-name="a2001" draw:name="Espace réservé de l'image des diapositives 1">
            <svg:title/>
            <svg:desc/>
          </draw:page-thumbnail>
          <draw:frame draw:id="id349" presentation:style-name="a200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004" draw:master-page-name="Master1-Layout7-blank-Vide" presentation:presentation-page-layout-name="Master1-PPL7" draw:id="Slide-276">
        <draw:frame draw:id="id350" draw:style-name="a2007" draw:name="ZoneTexte 1" svg:x="0.59055in" svg:y="0.3937in" svg:width="0.19764in" svg:height="0.70394in">
          <draw:text-box>
            <text:p text:style-name="a2006" text:class-names="" text:cond-style-name=""><text:span text:style-name="a2005" text:class-names=""/></text:p>
          </draw:text-box>
          <svg:title/>
          <svg:desc/>
        </draw:frame>
        <draw:frame draw:id="id351" draw:style-name="a2010" draw:name="ZoneTexte 2" svg:x="0in" svg:y="0in" svg:width="11.02362in" svg:height="0.61417in">
          <draw:text-box>
            <text:p text:style-name="a2009" text:class-names="" text:cond-style-name=""><text:span text:style-name="a2008" text:class-names="">Variables</text:span></text:p>
          </draw:text-box>
          <svg:title/>
          <svg:desc/>
        </draw:frame>
        <draw:frame draw:id="id352" draw:style-name="a2031" draw:name="ZoneTexte 3" svg:x="0.19685in" svg:y="0.89646in" svg:width="10.43307in" svg:height="4.22165in">
          <draw:text-box>
            <text:p text:style-name="a2012" text:class-names="" text:cond-style-name=""><text:span text:style-name="a2011" text:class-names="">Toutes les variables utilisées dans un code source doivent avoir un type défini et non modifiable, et on peut seulement les modifier avec des valeurs du même type.</text:span></text:p>
            <text:p text:style-name="a2014" text:class-names="" text:cond-style-name=""><text:span text:style-name="a2013" text:class-names=""/></text:p>
            <text:p text:style-name="a2016" text:class-names="" text:cond-style-name=""><text:span text:style-name="a2015" text:class-names="">La seule dérogation est s’il existe une conversion implicite entre le type d’une valeur et le type de la variable qui doit contenir cette valeur.</text:span></text:p>
            <text:p text:style-name="a2018" text:class-names="" text:cond-style-name=""><text:span text:style-name="a2017" text:class-names="">Il y a des conversions de type dangereuses ou non.</text:span></text:p>
            <text:p text:style-name="a2020" text:class-names="" text:cond-style-name=""><text:span text:style-name="a2019" text:class-names=""/></text:p>
            <text:p text:style-name="a2022" text:class-names="" text:cond-style-name=""><text:span text:style-name="a2021" text:class-names="">Si une variable est utilisée mais non déclarée, le compilateur suppose qu’elle est de type entier.</text:span></text:p>
            <text:p text:style-name="a2024" text:class-names="" text:cond-style-name=""><text:span text:style-name="a2023" text:class-names=""/></text:p>
            <text:p text:style-name="a2026" text:class-names="" text:cond-style-name=""><text:span text:style-name="a2025" text:class-names="">(voir conseils de bonne pratique, 2 pages plus loin)</text:span></text:p>
            <text:p text:style-name="a2028" text:class-names="" text:cond-style-name=""><text:span text:style-name="a2027" text:class-names=""/></text:p>
            <text:p text:style-name="a2030" text:class-names="" text:cond-style-name=""><text:span text:style-name="a2029" text:class-names=""/></text:p>
          </draw:text-box>
          <svg:title/>
          <svg:desc/>
        </draw:frame>
        <presentation:notes draw:style-name="a2037">
          <draw:frame draw:id="id353" draw:style-name="a2034" draw:name="Espace réservé du numéro de diapositive 6" svg:x="4.67953in" svg:y="11.10827in" svg:width="3.5878in" svg:height="0.58425in">
            <draw:text-box>
              <text:p text:style-name="a2033" text:class-names="" text:cond-style-name=""><text:span text:style-name="a2032" text:class-names=""><text:page-number style:num-format="1" text:fixed="false"/></text:span></text:p>
            </draw:text-box>
            <svg:title/>
            <svg:desc/>
          </draw:frame>
          <draw:page-thumbnail draw:page-number="29" svg:x="0.23785in" svg:y="0.88889in" svg:width="7.79167in" svg:height="4.38368in" presentation:class="page" draw:id="id354" presentation:style-name="a2035" draw:name="Espace réservé de l'image des diapositives 1">
            <svg:title/>
            <svg:desc/>
          </draw:page-thumbnail>
          <draw:frame draw:id="id355" presentation:style-name="a203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038" draw:master-page-name="Master1-Layout7-blank-Vide" presentation:presentation-page-layout-name="Master1-PPL7" draw:id="Slide-277">
        <draw:frame draw:id="id356" draw:style-name="a2041" draw:name="ZoneTexte 1" svg:x="0.59055in" svg:y="0.3937in" svg:width="0.19764in" svg:height="0.70394in">
          <draw:text-box>
            <text:p text:style-name="a2040" text:class-names="" text:cond-style-name=""><text:span text:style-name="a2039" text:class-names=""/></text:p>
          </draw:text-box>
          <svg:title/>
          <svg:desc/>
        </draw:frame>
        <draw:frame draw:id="id357" draw:style-name="a2044" draw:name="ZoneTexte 2" svg:x="0in" svg:y="0in" svg:width="11.02362in" svg:height="0.61417in">
          <draw:text-box>
            <text:p text:style-name="a2043" text:class-names="" text:cond-style-name=""><text:span text:style-name="a2042" text:class-names="">Variables (2)</text:span></text:p>
          </draw:text-box>
          <svg:title/>
          <svg:desc/>
        </draw:frame>
        <draw:frame draw:id="id358" draw:style-name="a2070" draw:name="ZoneTexte 3" svg:x="0.19685in" svg:y="0.89646in" svg:width="10.43307in" svg:height="4.22165in">
          <draw:text-box>
            <text:p text:style-name="a2046" text:class-names="" text:cond-style-name=""><text:span text:style-name="a2045" text:class-names="">Exemples avec les variables définies précédemment :</text:span></text:p>
            <text:p text:style-name="a2048" text:class-names="" text:cond-style-name=""><text:span text:style-name="a2047" text:class-names=""/></text:p>
            <text:p text:style-name="a2050" text:class-names="" text:cond-style-name=""><text:span text:style-name="a2049" text:class-names=""><text:s text:c="2"/>x = 4 ; <text:s text:c="2"/>/* x contiendra le double 4.0 */</text:span></text:p>
            <text:p text:style-name="a2052" text:class-names="" text:cond-style-name=""><text:span text:style-name="a2051" text:class-names="">Il y a une conversion implicite entier → double. Pas de problèmes, une variable double est capable de représenter un entier sans perte de précision.</text:span></text:p>
            <text:p text:style-name="a2054" text:class-names="" text:cond-style-name=""><text:span text:style-name="a2053" text:class-names=""/></text:p>
            <text:p text:style-name="a2056" text:class-names="" text:cond-style-name=""><text:span text:style-name="a2055" text:class-names=""><text:s text:c="2"/>i = 3.5 ; /* i contiendra l’entier 3 */</text:span></text:p>
            <text:p text:style-name="a2058" text:class-names="" text:cond-style-name=""><text:span text:style-name="a2057" text:class-names="">Il y a une conversion implicite double → entier. La partie décimale de 3.5 (0.5) est perdue. Les compilateurs acceptent cette instruction, certains préviennent le programmeur.</text:span></text:p>
            <text:p text:style-name="a2060" text:class-names="" text:cond-style-name=""><text:span text:style-name="a2059" text:class-names=""/></text:p>
            <text:p text:style-name="a2062" text:class-names="" text:cond-style-name=""><text:span text:style-name="a2061" text:class-names="">Si c’est vraiment ce que veut le programmeur, il est préférable d’écrire</text:span></text:p>
            <text:p text:style-name="a2065" text:class-names="" text:cond-style-name=""><text:span text:style-name="a2063" text:class-names=""><text:s text:c="2"/></text:span><text:span text:style-name="a2064" text:class-names="">i = (int) 3.5 ;</text:span></text:p>
            <text:p text:style-name="a2067" text:class-names="" text:cond-style-name=""><text:span text:style-name="a2066" text:class-names="">(on utilise une conversion explicite avant de ranger la valeur dans la variable)</text:span></text:p>
            <text:p text:style-name="a2069" text:class-names="" text:cond-style-name=""><text:span text:style-name="a2068" text:class-names=""/></text:p>
          </draw:text-box>
          <svg:title/>
          <svg:desc/>
        </draw:frame>
        <presentation:notes draw:style-name="a2076">
          <draw:frame draw:id="id359" draw:style-name="a2073" draw:name="Espace réservé du numéro de diapositive 6" svg:x="4.67953in" svg:y="11.10827in" svg:width="3.5878in" svg:height="0.58425in">
            <draw:text-box>
              <text:p text:style-name="a2072" text:class-names="" text:cond-style-name=""><text:span text:style-name="a2071" text:class-names=""><text:page-number style:num-format="1" text:fixed="false"/></text:span></text:p>
            </draw:text-box>
            <svg:title/>
            <svg:desc/>
          </draw:frame>
          <draw:page-thumbnail draw:page-number="30" svg:x="0.23785in" svg:y="0.88889in" svg:width="7.79167in" svg:height="4.38368in" presentation:class="page" draw:id="id360" presentation:style-name="a2074" draw:name="Espace réservé de l'image des diapositives 1">
            <svg:title/>
            <svg:desc/>
          </draw:page-thumbnail>
          <draw:frame draw:id="id361" presentation:style-name="a207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077" draw:master-page-name="Master1-Layout7-blank-Vide" presentation:presentation-page-layout-name="Master1-PPL7" draw:id="Slide-278">
        <draw:frame draw:id="id362" draw:style-name="a2080" draw:name="ZoneTexte 1" svg:x="0.59055in" svg:y="0.3937in" svg:width="0.19764in" svg:height="0.70394in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363" draw:style-name="a2083" draw:name="ZoneTexte 2" svg:x="0in" svg:y="0in" svg:width="11.02362in" svg:height="0.61417in">
          <draw:text-box>
            <text:p text:style-name="a2082" text:class-names="" text:cond-style-name=""><text:span text:style-name="a2081" text:class-names="">Variables : bonnes pratiques</text:span></text:p>
          </draw:text-box>
          <svg:title/>
          <svg:desc/>
        </draw:frame>
        <draw:frame draw:id="id364" draw:style-name="a2136" draw:name="ZoneTexte 3" svg:x="0.366in" svg:y="0.71085in" svg:width="9.73847in" svg:height="5.40276in">
          <draw:text-box>
            <text:p text:style-name="a2087" text:class-names="" text:cond-style-name=""><text:span text:style-name="a2084" text:class-names="">Même si un compilateur accepte de ne pas l’écrire dans le code source</text:span><text:span text:style-name="a2085" text:class-names="">:</text:span><text:span text:style-name="a2086" text:class-names=""/></text:p>
            <text:list text:style-name="a2090">
              <text:list-item>
                <text:p text:style-name="a2089" text:class-names="" text:cond-style-name=""><text:span text:style-name="a2088" text:class-names="">Définir explicitement le type de toutes les variables utilisées</text:span></text:p>
              </text:list-item>
            </text:list>
            <text:list text:style-name="a2095">
              <text:list-item>
                <text:p text:style-name="a2094" text:class-names="" text:cond-style-name=""><text:span text:style-name="a2091" text:class-names="">Rechercher les conversions implicites entre variables de type différents et y mettre une conversion<text:s text:c="1"/></text:span><text:span text:style-name="a2092" text:class-names="">explicite</text:span><text:span text:style-name="a2093" text:class-names=""/></text:p>
              </text:list-item>
            </text:list>
            <text:p text:style-name="a2116" text:class-names="" text:cond-style-name=""><text:span text:style-name="a2096" text:class-names="">Pour</text:span><text:span text:style-name="a2097" text:class-names=""><text:s text:c="1"/></text:span><text:span text:style-name="a2098" text:class-names="">compiler,</text:span><text:span text:style-name="a2099" text:class-names=""><text:s text:c="1"/></text:span><text:span text:style-name="a2100" text:class-names="">surtout</text:span><text:span text:style-name="a2101" text:class-names=""><text:s text:c="1"/></text:span><text:span text:style-name="a2102" text:class-names="">dans</text:span><text:span text:style-name="a2103" text:class-names=""><text:s text:c="1"/></text:span><text:span text:style-name="a2104" text:class-names="">la</text:span><text:span text:style-name="a2105" text:class-names=""><text:s text:c="1"/></text:span><text:span text:style-name="a2106" text:class-names="">phase</text:span><text:span text:style-name="a2107" text:class-names=""><text:s text:c="1"/></text:span><text:span text:style-name="a2108" text:class-names="">de</text:span><text:span text:style-name="a2109" text:class-names=""><text:s text:c="1"/></text:span><text:span text:style-name="a2110" text:class-names="">développement</text:span><text:span text:style-name="a2111" text:class-names=""><text:s text:c="1"/></text:span><text:span text:style-name="a2112" text:class-names="">d’un code source, u</text:span><text:span text:style-name="a2113" text:class-names="">tiliser les</text:span><text:span text:style-name="a2114" text:class-names=""><text:s text:c="1"/></text:span><text:span text:style-name="a2115" text:class-names="">options de vérification du compilateur et tenir compte des messages d’avertissement (warnings)</text:span></text:p>
            <text:list text:style-name="a2131">
              <text:list-item>
                <text:p text:style-name="a2130" text:class-names="" text:cond-style-name=""><text:span text:style-name="a2117" text:class-names="">Pour<text:s text:c="1"/></text:span><text:span text:style-name="a2118" text:class-names="">gcc</text:span><text:span text:style-name="a2119" text:class-names=""><text:s text:c="1"/></text:span><text:span text:style-name="a2120" text:class-names="">et</text:span><text:span text:style-name="a2121" text:class-names=""><text:s text:c="1"/></text:span><text:span text:style-name="a2122" text:class-names="">clang</text:span><text:span text:style-name="a2123" text:class-names="">, <text:s text:c="1"/>utiliser les options –Wall –</text:span><text:span text:style-name="a2124" text:class-names="">Werror</text:span><text:span text:style-name="a2125" text:class-names=""><text:s text:c="1"/>–</text:span><text:span text:style-name="a2126" text:class-names="">Wextra</text:span><text:span text:style-name="a2127" text:class-names=""><text:s text:c="1"/>–</text:span><text:span text:style-name="a2128" text:class-names="">pedantic</text:span><text:span text:style-name="a2129" text:class-names=""/></text:p>
              </text:list-item>
            </text:list>
            <text:list text:style-name="a2135">
              <text:list-item>
                <text:p text:style-name="a2134" text:class-names="" text:cond-style-name=""><text:span text:style-name="a2132" text:class-names="">Pour les autres compilateurs, regarder leur documentation</text:span><text:span text:style-name="a2133" text:class-names=""/></text:p>
              </text:list-item>
            </text:list>
          </draw:text-box>
          <svg:title/>
          <svg:desc/>
        </draw:frame>
        <presentation:notes draw:style-name="a2142">
          <draw:frame draw:id="id365" draw:style-name="a2139" draw:name="Espace réservé du numéro de diapositive 6" svg:x="4.67953in" svg:y="11.10827in" svg:width="3.5878in" svg:height="0.58425in">
            <draw:text-box>
              <text:p text:style-name="a2138" text:class-names="" text:cond-style-name=""><text:span text:style-name="a2137" text:class-names=""><text:page-number style:num-format="1" text:fixed="false"/></text:span></text:p>
            </draw:text-box>
            <svg:title/>
            <svg:desc/>
          </draw:frame>
          <draw:page-thumbnail draw:page-number="31" svg:x="0.23785in" svg:y="0.88889in" svg:width="7.79167in" svg:height="4.38368in" presentation:class="page" draw:id="id366" presentation:style-name="a2140" draw:name="Espace réservé de l'image des diapositives 1">
            <svg:title/>
            <svg:desc/>
          </draw:page-thumbnail>
          <draw:frame draw:id="id367" presentation:style-name="a214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329" svg:viewBox="0 0 20 30" svg:d="m10 0-10 30h20z"/>
    <draw:marker draw:name="a1341" svg:viewBox="0 0 20 30" svg:d="m10 0-10 30h20z"/>
    <draw:marker draw:name="a1862" svg:viewBox="0 0 20 30" svg:d="m10 0-10 30h20z"/>
    <draw:marker draw:name="a1204" svg:viewBox="0 0 20 30" svg:d="m10 0-10 30h20z"/>
    <draw:marker draw:name="a1343" svg:viewBox="0 0 20 30" svg:d="m10 0-10 30h20z"/>
    <draw:marker draw:name="a1864" svg:viewBox="0 0 20 30" svg:d="m10 0-10 30h20z"/>
    <draw:marker draw:name="a1345" svg:viewBox="0 0 20 30" svg:d="m10 0-10 30h20z"/>
    <draw:marker draw:name="a1866" svg:viewBox="0 0 20 30" svg:d="m10 0-10 30h20z"/>
    <draw:marker draw:name="a1113" svg:viewBox="0 0 20 30" svg:d="m10 0-10 30h20z"/>
    <draw:marker draw:name="a1601" svg:viewBox="0 0 20 30" svg:d="m10 0-10 30h20z"/>
    <draw:marker draw:name="a1603" svg:viewBox="0 0 20 30" svg:d="m10 0-10 30h20z"/>
    <draw:marker draw:name="a1605" svg:viewBox="0 0 20 30" svg:d="m10 0-10 30h20z"/>
    <draw:marker draw:name="a1028" svg:viewBox="0 0 20 30" svg:d="m10 0-10 30h20z"/>
    <draw:marker draw:name="a1594" svg:viewBox="0 0 20 30" svg:d="m10 0-10 30h20z"/>
    <draw:marker draw:name="a1607" svg:viewBox="0 0 20 30" svg:d="m10 0-10 30h20z"/>
    <draw:marker draw:name="a1596" svg:viewBox="0 0 20 30" svg:d="m10 0-10 30h20z"/>
    <draw:marker draw:name="a1562" svg:viewBox="0 0 20 30" svg:d="m10 0-10 30h20z"/>
    <draw:marker draw:name="a1567" svg:viewBox="0 0 20 30" svg:d="m10 0-10 30h20z"/>
    <draw:marker draw:name="a1337" svg:viewBox="0 0 20 30" svg:d="m10 0-10 30h20z"/>
    <draw:marker draw:name="a1339" svg:viewBox="0 0 20 30" svg:d="m10 0-10 30h20z"/>
    <draw:marker draw:name="a1017" svg:viewBox="0 0 20 30" svg:d="m10 0-10 30h20z"/>
    <draw:marker draw:name="a1353" svg:viewBox="0 0 20 30" svg:d="m10 0-10 30h20z"/>
    <draw:marker draw:name="a1932" svg:viewBox="0 0 20 30" svg:d="m10 0-10 30h20z"/>
    <draw:marker draw:name="a1934" svg:viewBox="0 0 20 30" svg:d="m10 0-10 30h20z"/>
    <draw:marker draw:name="a1321" svg:viewBox="0 0 20 30" svg:d="m10 0-10 30h20z"/>
    <draw:marker draw:name="a1936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Marc Tajchman</dc:creator>
    <meta:creation-date>2024-12-16T19:25:59Z</meta:creation-date>
    <dc:date>2025-01-13T14:05:52Z</dc:date>
    <meta:print-date>2024-12-17T16:24:45Z</meta:print-date>
    <meta:editing-cycles>52</meta:editing-cycles>
    <meta:editing-duration>PT61996S</meta:editing-duration>
    <meta:document-statistic meta:paragraph-count="376" meta:word-count="3051"/>
  </office:meta>
</office:document-meta>
</file>